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/>
    <style:font-face style:name="Microsoft Sans Serif2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 style:list-style-name="WWNum2" style:master-page-name="Converted2">
      <style:paragraph-properties fo:margin-left="0.854cm" fo:margin-right="0cm" fo:margin-top="0.242cm" fo:margin-bottom="0cm" style:contextual-spacing="false" fo:line-height="100%" fo:text-align="start" style:justify-single-word="false" fo:text-indent="-0.753cm" style:auto-text-indent="false" style:page-number="auto">
        <style:tab-stops>
          <style:tab-stop style:position="0.854cm"/>
        </style:tab-stops>
      </style:paragraph-properties>
    </style:style>
    <style:style style:name="P2" style:family="paragraph" style:parent-style-name="Heading_20_1" style:list-style-name="WWNum2" style:master-page-name="Converted4">
      <style:paragraph-properties fo:margin-left="0.854cm" fo:margin-right="0cm" fo:margin-top="0.242cm" fo:margin-bottom="0cm" style:contextual-spacing="false" fo:line-height="100%" fo:text-align="start" style:justify-single-word="false" fo:text-indent="-0.753cm" style:auto-text-indent="false" style:page-number="auto">
        <style:tab-stops>
          <style:tab-stop style:position="0.854cm"/>
        </style:tab-stops>
      </style:paragraph-properties>
    </style:style>
    <style:style style:name="P3" style:family="paragraph" style:parent-style-name="Heading_20_1" style:list-style-name="WWNum2" style:master-page-name="Converted6">
      <style:paragraph-properties fo:margin-left="0.854cm" fo:margin-right="0cm" fo:margin-top="0.242cm" fo:margin-bottom="0cm" style:contextual-spacing="false" fo:line-height="100%" fo:text-align="start" style:justify-single-word="false" fo:text-indent="-0.753cm" style:auto-text-indent="false" style:page-number="auto">
        <style:tab-stops>
          <style:tab-stop style:position="0.854cm"/>
        </style:tab-stops>
      </style:paragraph-properties>
    </style:style>
    <style:style style:name="P4" style:family="paragraph" style:parent-style-name="Heading_20_1" style:list-style-name="WWNum2" style:master-page-name="Converted8">
      <style:paragraph-properties fo:margin-left="0.854cm" fo:margin-right="0cm" fo:margin-top="0.242cm" fo:margin-bottom="0cm" style:contextual-spacing="false" fo:line-height="100%" fo:text-align="start" style:justify-single-word="false" fo:text-indent="-0.753cm" style:auto-text-indent="false" style:page-number="auto">
        <style:tab-stops>
          <style:tab-stop style:position="0.854cm"/>
        </style:tab-stops>
      </style:paragraph-properties>
    </style:style>
    <style:style style:name="P5" style:family="paragraph" style:parent-style-name="Heading_20_1" style:list-style-name="WWNum2" style:master-page-name="Converted10">
      <style:paragraph-properties fo:margin-left="0.854cm" fo:margin-right="0cm" fo:margin-top="0.242cm" fo:margin-bottom="0cm" style:contextual-spacing="false" fo:line-height="100%" fo:text-align="start" style:justify-single-word="false" fo:text-indent="-0.753cm" style:auto-text-indent="false" style:page-number="auto">
        <style:tab-stops>
          <style:tab-stop style:position="0.854cm"/>
        </style:tab-stops>
      </style:paragraph-properties>
    </style:style>
    <style:style style:name="P6" style:family="paragraph" style:parent-style-name="Heading_20_1" style:list-style-name="WWNum2">
      <style:paragraph-properties fo:margin-left="0.854cm" fo:margin-right="0cm" fo:margin-top="0.385cm" fo:margin-bottom="0cm" style:contextual-spacing="false" fo:line-height="100%" fo:text-align="start" style:justify-single-word="false" fo:text-indent="-0.753cm" style:auto-text-indent="false">
        <style:tab-stops>
          <style:tab-stop style:position="0.854cm"/>
        </style:tab-stops>
      </style:paragraph-properties>
    </style:style>
    <style:style style:name="P7" style:family="paragraph" style:parent-style-name="Heading_20_1" style:list-style-name="WWNum2">
      <style:paragraph-properties fo:margin-left="0.854cm" fo:margin-right="0cm" fo:margin-top="0.383cm" fo:margin-bottom="0cm" style:contextual-spacing="false" fo:line-height="100%" fo:text-align="start" style:justify-single-word="false" fo:text-indent="-0.753cm" style:auto-text-indent="false">
        <style:tab-stops>
          <style:tab-stop style:position="0.854cm"/>
        </style:tab-stops>
      </style:paragraph-properties>
    </style:style>
    <style:style style:name="P8" style:family="paragraph" style:parent-style-name="Heading_20_1" style:list-style-name="WWNum2">
      <style:paragraph-properties fo:margin-left="1.221cm" fo:margin-right="0cm" fo:margin-top="0cm" fo:margin-bottom="0cm" style:contextual-spacing="false" fo:line-height="100%" fo:text-align="start" style:justify-single-word="false" fo:text-indent="-1.12cm" style:auto-text-indent="false">
        <style:tab-stops>
          <style:tab-stop style:position="1.221cm"/>
        </style:tab-stops>
      </style:paragraph-properties>
    </style:style>
    <style:style style:name="P9" style:family="paragraph" style:parent-style-name="Frame_20_contents">
      <style:paragraph-properties fo:margin-left="0.035cm" fo:margin-right="0cm" fo:margin-top="0.032cm" fo:margin-bottom="0cm" style:contextual-spacing="false" fo:text-align="start" style:justify-single-word="false" fo:text-indent="0cm" style:auto-text-indent="false"/>
    </style:style>
    <style:style style:name="P10" style:family="paragraph" style:parent-style-name="Frame_20_contents">
      <style:paragraph-properties fo:margin-left="0.099cm" fo:margin-right="0cm" fo:margin-top="0.078cm" fo:margin-bottom="0cm" style:contextual-spacing="false" fo:text-align="start" style:justify-single-word="false" fo:text-indent="0cm" style:auto-text-indent="false"/>
    </style:style>
    <style:style style:name="P11" style:family="paragraph" style:parent-style-name="Frame_20_contents">
      <style:paragraph-properties fo:margin-left="0.099cm" fo:margin-righ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Frame_20_contents">
      <style:paragraph-properties fo:margin-left="0.503cm" fo:margin-right="0cm" fo:margin-top="0.191cm" fo:margin-bottom="0cm" style:contextual-spacing="false" fo:text-align="start" style:justify-single-word="false" fo:text-indent="0cm" style:auto-text-indent="false"/>
    </style:style>
    <style:style style:name="P13" style:family="paragraph" style:parent-style-name="Frame_20_contents">
      <style:paragraph-properties fo:margin-left="0.302cm" fo:margin-right="0cm" fo:margin-top="0.002cm" fo:margin-bottom="0cm" style:contextual-spacing="false" fo:text-align="start" style:justify-single-word="false" fo:text-indent="0cm" style:auto-text-indent="false"/>
    </style:style>
    <style:style style:name="P14" style:family="paragraph" style:parent-style-name="Frame_20_contents">
      <style:paragraph-properties fo:margin-left="0.706cm" fo:margin-right="0cm" fo:margin-top="0.191cm" fo:margin-bottom="0cm" style:contextual-spacing="false" fo:text-align="start" style:justify-single-word="false" fo:text-indent="0cm" style:auto-text-indent="false"/>
    </style:style>
    <style:style style:name="P15" style:family="paragraph" style:parent-style-name="Frame_20_contents">
      <style:paragraph-properties fo:margin-left="0.706cm" fo:margin-right="0cm" fo:margin-top="0cm" fo:margin-bottom="0cm" style:contextual-spacing="false" fo:text-align="start" style:justify-single-word="false" fo:text-indent="0cm" style:auto-text-indent="false"/>
    </style:style>
    <style:style style:name="P16" style:family="paragraph" style:parent-style-name="Frame_20_contents">
      <style:paragraph-properties fo:margin-left="0.344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9.345cm"/>
        </style:tab-stops>
      </style:paragraph-properties>
    </style:style>
    <style:style style:name="P17" style:family="paragraph" style:parent-style-name="Frame_20_contents">
      <style:paragraph-properties fo:margin-left="0.302cm" fo:margin-right="14.434cm" fo:margin-top="0.191cm" fo:margin-bottom="0cm" style:contextual-spacing="false" fo:line-height="152%" fo:text-align="start" style:justify-single-word="false" fo:text-indent="0cm" style:auto-text-indent="false"/>
    </style:style>
    <style:style style:name="P18" style:family="paragraph" style:parent-style-name="Frame_20_contents">
      <style:paragraph-properties fo:margin-left="0.706cm" fo:margin-right="12.367cm" fo:margin-top="0.191cm" fo:margin-bottom="0cm" style:contextual-spacing="false" fo:line-height="152%" fo:text-align="start" style:justify-single-word="false" fo:text-indent="0cm" style:auto-text-indent="false"/>
    </style:style>
    <style:style style:name="P19" style:family="paragraph" style:parent-style-name="Frame_20_contents">
      <style:paragraph-properties fo:margin-left="0cm" fo:margin-right="17.57cm" fo:margin-top="0.078cm" fo:margin-bottom="0cm" style:contextual-spacing="false" fo:text-align="end" style:justify-single-word="false" fo:text-indent="0cm" style:auto-text-indent="false"/>
    </style:style>
    <style:style style:name="P20" style:family="paragraph" style:parent-style-name="Frame_20_contents">
      <style:paragraph-properties fo:margin-left="0cm" fo:margin-right="17.694cm" fo:margin-top="0.191cm" fo:margin-bottom="0cm" style:contextual-spacing="false" fo:text-align="end" style:justify-single-word="false" fo:text-indent="0cm" style:auto-text-indent="false"/>
    </style:style>
    <style:style style:name="P21" style:family="paragraph" style:parent-style-name="Heading_20_2" style:list-style-name="WWNum2">
      <style:paragraph-properties fo:margin-left="0.923cm" fo:margin-right="0cm" fo:margin-top="0.374cm" fo:margin-bottom="0cm" style:contextual-spacing="false" fo:line-height="100%" fo:text-align="start" style:justify-single-word="false" fo:text-indent="-0.822cm" style:auto-text-indent="false">
        <style:tab-stops>
          <style:tab-stop style:position="0.923cm"/>
        </style:tab-stops>
      </style:paragraph-properties>
    </style:style>
    <style:style style:name="P22" style:family="paragraph" style:parent-style-name="Heading_20_2" style:list-style-name="WWNum2">
      <style:paragraph-properties fo:margin-left="0.923cm" fo:margin-right="0cm" fo:margin-top="0.002cm" fo:margin-bottom="0cm" style:contextual-spacing="false" fo:line-height="100%" fo:text-align="start" style:justify-single-word="false" fo:text-indent="-0.822cm" style:auto-text-indent="false">
        <style:tab-stops>
          <style:tab-stop style:position="0.923cm"/>
        </style:tab-stops>
      </style:paragraph-properties>
    </style:style>
    <style:style style:name="P23" style:family="paragraph" style:parent-style-name="Heading_20_2" style:list-style-name="WWNum2">
      <style:paragraph-properties fo:margin-left="0.923cm" fo:margin-right="0cm" fo:margin-top="0cm" fo:margin-bottom="0cm" style:contextual-spacing="false" fo:line-height="100%" fo:text-align="start" style:justify-single-word="false" fo:text-indent="-0.822cm" style:auto-text-indent="false">
        <style:tab-stops>
          <style:tab-stop style:position="0.923cm"/>
        </style:tab-stops>
      </style:paragraph-properties>
    </style:style>
    <style:style style:name="P24" style:family="paragraph" style:parent-style-name="Heading_20_2" style:list-style-name="WWNum2">
      <style:paragraph-properties fo:margin-left="0.923cm" fo:margin-right="0cm" fo:margin-top="0.376cm" fo:margin-bottom="0cm" style:contextual-spacing="false" fo:line-height="100%" fo:text-align="start" style:justify-single-word="false" fo:text-indent="-0.822cm" style:auto-text-indent="false">
        <style:tab-stops>
          <style:tab-stop style:position="0.923cm"/>
        </style:tab-stops>
      </style:paragraph-properties>
    </style:style>
    <style:style style:name="P25" style:family="paragraph" style:parent-style-name="Heading_20_2" style:list-style-name="WWNum2" style:master-page-name="Converted7">
      <style:paragraph-properties fo:margin-left="0.923cm" fo:margin-right="0cm" fo:margin-top="0.231cm" fo:margin-bottom="0cm" style:contextual-spacing="false" fo:line-height="100%" fo:text-align="start" style:justify-single-word="false" fo:text-indent="-0.822cm" style:auto-text-indent="false" style:page-number="auto">
        <style:tab-stops>
          <style:tab-stop style:position="0.923cm"/>
        </style:tab-stops>
      </style:paragraph-properties>
    </style:style>
    <style:style style:name="P26" style:family="paragraph" style:parent-style-name="Heading_20_2">
      <style:paragraph-properties fo:margin-left="0.101cm" fo:margin-right="0cm" fo:margin-top="0.374cm" fo:margin-bottom="0cm" style:contextual-spacing="false" fo:text-indent="0cm" style:auto-text-indent="false"/>
    </style:style>
    <style:style style:name="P27" style:family="paragraph" style:parent-style-name="Heading_20_2">
      <style:paragraph-properties fo:margin-left="0.101cm" fo:margin-right="0cm" fo:margin-top="0.376cm" fo:margin-bottom="0cm" style:contextual-spacing="false" fo:text-indent="0cm" style:auto-text-indent="false"/>
    </style:style>
    <style:style style:name="P28" style:family="paragraph" style:parent-style-name="List_20_Paragraph" style:list-style-name="WWNum1">
      <style:paragraph-properties fo:margin-left="1.3cm" fo:margin-right="0cm" fo:margin-top="0cm" fo:margin-bottom="0cm" style:contextual-spacing="false" fo:line-height="100%" fo:text-align="start" style:justify-single-word="false" fo:text-indent="-1.199cm" style:auto-text-indent="false">
        <style:tab-stops>
          <style:tab-stop style:position="1.3cm"/>
        </style:tab-stops>
      </style:paragraph-properties>
    </style:style>
    <style:style style:name="P29" style:family="paragraph" style:parent-style-name="List_20_Paragraph" style:list-style-name="WWNum1">
      <style:paragraph-properties fo:margin-left="1.3cm" fo:margin-right="0cm" fo:margin-top="0.362cm" fo:margin-bottom="0cm" style:contextual-spacing="false" fo:line-height="100%" fo:text-align="start" style:justify-single-word="false" fo:text-indent="-1.199cm" style:auto-text-indent="false">
        <style:tab-stops>
          <style:tab-stop style:position="1.3cm"/>
        </style:tab-stops>
      </style:paragraph-properties>
    </style:style>
    <style:style style:name="P30" style:family="paragraph" style:parent-style-name="List_20_Paragraph" style:list-style-name="WWNum1">
      <style:paragraph-properties fo:margin-left="1.3cm" fo:margin-right="0cm" fo:margin-top="0.36cm" fo:margin-bottom="0cm" style:contextual-spacing="false" fo:line-height="100%" fo:text-align="start" style:justify-single-word="false" fo:text-indent="-1.199cm" style:auto-text-indent="false">
        <style:tab-stops>
          <style:tab-stop style:position="1.3cm"/>
        </style:tab-stops>
      </style:paragraph-properties>
    </style:style>
    <style:style style:name="P31" style:family="paragraph" style:parent-style-name="List_20_Paragraph" style:list-style-name="WWNum2">
      <style:paragraph-properties fo:margin-left="1.199cm" fo:margin-right="0cm" fo:margin-top="0.379cm" fo:margin-bottom="0cm" style:contextual-spacing="false" fo:line-height="100%" fo:text-align="start" style:justify-single-word="false" fo:text-indent="-0.499cm" style:auto-text-indent="false">
        <style:tab-stops>
          <style:tab-stop style:position="1.199cm"/>
        </style:tab-stops>
      </style:paragraph-properties>
    </style:style>
    <style:style style:name="P32" style:family="paragraph" style:parent-style-name="List_20_Paragraph" style:list-style-name="WWNum2">
      <style:paragraph-properties fo:margin-left="1.199cm" fo:margin-right="0cm" fo:margin-top="0.199cm" fo:margin-bottom="0cm" style:contextual-spacing="false" fo:line-height="100%" fo:text-align="start" style:justify-single-word="false" fo:text-indent="-0.499cm" style:auto-text-indent="false">
        <style:tab-stops>
          <style:tab-stop style:position="1.199cm"/>
        </style:tab-stops>
      </style:paragraph-properties>
    </style:style>
    <style:style style:name="P33" style:family="paragraph" style:parent-style-name="List_20_Paragraph" style:list-style-name="WWNum2">
      <style:paragraph-properties fo:margin-left="1.199cm" fo:margin-right="0cm" fo:margin-top="0.201cm" fo:margin-bottom="0cm" style:contextual-spacing="false" fo:line-height="100%" fo:text-align="start" style:justify-single-word="false" fo:text-indent="-0.499cm" style:auto-text-indent="false">
        <style:tab-stops>
          <style:tab-stop style:position="1.199cm"/>
        </style:tab-stops>
      </style:paragraph-properties>
    </style:style>
    <style:style style:name="P34" style:family="paragraph" style:parent-style-name="List_20_Paragraph" style:list-style-name="WWNum2">
      <style:paragraph-properties fo:margin-left="1.199cm" fo:margin-right="0cm" fo:margin-top="0.377cm" fo:margin-bottom="0cm" style:contextual-spacing="false" fo:line-height="100%" fo:text-align="start" style:justify-single-word="false" fo:text-indent="-0.499cm" style:auto-text-indent="false">
        <style:tab-stops>
          <style:tab-stop style:position="1.199cm"/>
        </style:tab-stops>
      </style:paragraph-properties>
    </style:style>
    <style:style style:name="P35" style:family="paragraph" style:parent-style-name="List_20_Paragraph" style:list-style-name="WWNum2" style:master-page-name="Converted3">
      <style:paragraph-properties fo:margin-left="1.199cm" fo:margin-right="0cm" fo:margin-top="0.161cm" fo:margin-bottom="0cm" style:contextual-spacing="false" fo:line-height="100%" fo:text-align="start" style:justify-single-word="false" fo:text-indent="-0.499cm" style:auto-text-indent="false" style:page-number="auto">
        <style:tab-stops>
          <style:tab-stop style:position="1.199cm"/>
        </style:tab-stops>
      </style:paragraph-properties>
    </style:style>
    <style:style style:name="P36" style:family="paragraph" style:parent-style-name="List_20_Paragraph" style:list-style-name="WWNum2">
      <style:paragraph-properties fo:margin-left="1.199cm" fo:margin-right="0cm" fo:margin-top="0.002cm" fo:margin-bottom="0cm" style:contextual-spacing="false" fo:line-height="100%" fo:text-align="start" style:justify-single-word="false" fo:text-indent="-0.499cm" style:auto-text-indent="false">
        <style:tab-stops>
          <style:tab-stop style:position="1.199cm"/>
        </style:tab-stops>
      </style:paragraph-properties>
    </style:style>
    <style:style style:name="P37" style:family="paragraph" style:parent-style-name="List_20_Paragraph" style:list-style-name="WWNum2">
      <style:paragraph-properties fo:margin-left="1.199cm" fo:margin-right="0cm" fo:margin-top="0cm" fo:margin-bottom="0cm" style:contextual-spacing="false" fo:line-height="100%" fo:text-align="start" style:justify-single-word="false" fo:text-indent="-0.499cm" style:auto-text-indent="false">
        <style:tab-stops>
          <style:tab-stop style:position="1.199cm"/>
        </style:tab-stops>
      </style:paragraph-properties>
    </style:style>
    <style:style style:name="P38" style:family="paragraph" style:parent-style-name="List_20_Paragraph" style:list-style-name="WWNum2">
      <style:paragraph-properties fo:margin-left="1.199cm" fo:margin-right="0cm" fo:margin-top="0.004cm" fo:margin-bottom="0cm" style:contextual-spacing="false" fo:line-height="100%" fo:text-align="start" style:justify-single-word="false" fo:text-indent="-0.499cm" style:auto-text-indent="false">
        <style:tab-stops>
          <style:tab-stop style:position="1.199cm"/>
        </style:tab-stops>
      </style:paragraph-properties>
    </style:style>
    <style:style style:name="P39" style:family="paragraph" style:parent-style-name="List_20_Paragraph" style:list-style-name="WWNum2">
      <style:paragraph-properties fo:margin-left="0.923cm" fo:margin-right="0cm" fo:margin-top="0.374cm" fo:margin-bottom="0cm" style:contextual-spacing="false" fo:line-height="100%" fo:text-align="start" style:justify-single-word="false" fo:text-indent="-0.822cm" style:auto-text-indent="false">
        <style:tab-stops>
          <style:tab-stop style:position="0.923cm"/>
        </style:tab-stops>
      </style:paragraph-properties>
    </style:style>
    <style:style style:name="P40" style:family="paragraph" style:parent-style-name="List_20_Paragraph" style:list-style-name="WWNum2">
      <style:paragraph-properties fo:margin-left="1.201cm" fo:margin-right="0.097cm" fo:margin-top="0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</style:tab-stops>
      </style:paragraph-properties>
    </style:style>
    <style:style style:name="P41" style:family="paragraph" style:parent-style-name="List_20_Paragraph" style:list-style-name="WWNum2">
      <style:paragraph-properties fo:margin-left="1.201cm" fo:margin-right="0.097cm" fo:margin-top="0.377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</style:tab-stops>
      </style:paragraph-properties>
    </style:style>
    <style:style style:name="P42" style:family="paragraph" style:parent-style-name="List_20_Paragraph" style:list-style-name="WWNum2">
      <style:paragraph-properties fo:margin-left="1.201cm" fo:margin-right="0.097cm" fo:margin-top="0.002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</style:tab-stops>
      </style:paragraph-properties>
    </style:style>
    <style:style style:name="P43" style:family="paragraph" style:parent-style-name="List_20_Paragraph" style:list-style-name="WWNum2">
      <style:paragraph-properties fo:margin-left="1.201cm" fo:margin-right="0.097cm" fo:margin-top="0.004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</style:tab-stops>
      </style:paragraph-properties>
    </style:style>
    <style:style style:name="P44" style:family="paragraph" style:parent-style-name="List_20_Paragraph" style:list-style-name="WWNum2">
      <style:paragraph-properties fo:margin-left="1.201cm" fo:margin-right="0.095cm" fo:margin-top="0.004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</style:tab-stops>
      </style:paragraph-properties>
    </style:style>
    <style:style style:name="P45" style:family="paragraph" style:parent-style-name="List_20_Paragraph" style:list-style-name="WWNum2">
      <style:paragraph-properties fo:margin-left="1.201cm" fo:margin-right="0.095cm" fo:margin-top="0.002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</style:tab-stops>
      </style:paragraph-properties>
    </style:style>
    <style:style style:name="P46" style:family="paragraph" style:parent-style-name="List_20_Paragraph" style:list-style-name="WWNum2">
      <style:paragraph-properties fo:margin-left="1.201cm" fo:margin-right="0.099cm" fo:margin-top="0.002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</style:tab-stops>
      </style:paragraph-properties>
    </style:style>
    <style:style style:name="P47" style:family="paragraph" style:parent-style-name="List_20_Paragraph" style:list-style-name="WWNum2">
      <style:paragraph-properties fo:margin-left="1.201cm" fo:margin-right="0.099cm" fo:margin-top="0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  <style:tab-stop style:position="2.311cm"/>
        </style:tab-stops>
      </style:paragraph-properties>
    </style:style>
    <style:style style:name="P48" style:family="paragraph" style:parent-style-name="List_20_Paragraph" style:list-style-name="WWNum2">
      <style:paragraph-properties fo:margin-left="1.201cm" fo:margin-right="0.097cm" fo:margin-top="0.002cm" fo:margin-bottom="0cm" style:contextual-spacing="false" fo:line-height="150%" fo:text-align="start" style:justify-single-word="false" fo:text-indent="-0.501cm" style:auto-text-indent="false">
        <style:tab-stops>
          <style:tab-stop style:position="1.201cm"/>
          <style:tab-stop style:position="2.297cm"/>
        </style:tab-stops>
      </style:paragraph-properties>
    </style:style>
    <style:style style:name="P49" style:family="paragraph" style:parent-style-name="Standard">
      <style:paragraph-properties fo:margin-left="0.002cm" fo:margin-right="0.002cm" fo:margin-top="0cm" fo:margin-bottom="0cm" style:contextual-spacing="false" fo:text-align="center" style:justify-single-word="false" fo:text-indent="0cm" style:auto-text-indent="false"/>
    </style:style>
    <style:style style:name="P50" style:family="paragraph" style:parent-style-name="Standard">
      <style:paragraph-properties fo:margin-left="0.002cm" fo:margin-right="0.002cm" fo:margin-top="0.002cm" fo:margin-bottom="0cm" style:contextual-spacing="false" fo:text-align="center" style:justify-single-word="false" fo:text-indent="0cm" style:auto-text-indent="false"/>
    </style:style>
    <style:style style:name="P51" style:family="paragraph" style:parent-style-name="Standard">
      <style:paragraph-properties fo:margin-left="6.412cm" fo:margin-right="6.408cm" fo:margin-top="0cm" fo:margin-bottom="0cm" style:contextual-spacing="false" fo:line-height="181%" fo:text-align="center" style:justify-single-word="false" fo:text-indent="0cm" style:auto-text-indent="false"/>
    </style:style>
    <style:style style:name="P52" style:family="paragraph" style:parent-style-name="Standard">
      <style:paragraph-properties fo:margin-left="4.12cm" fo:margin-right="4.117cm" fo:margin-top="0.002cm" fo:margin-bottom="0cm" style:contextual-spacing="false" fo:line-height="181%" fo:text-align="center" style:justify-single-word="false" fo:text-indent="0cm" style:auto-text-indent="false"/>
    </style:style>
    <style:style style:name="P53" style:family="paragraph" style:parent-style-name="Standard" style:master-page-name="Converted1">
      <style:paragraph-properties fo:margin-left="0.101cm" fo:margin-right="0cm" fo:margin-top="0.319cm" fo:margin-bottom="0cm" style:contextual-spacing="false" fo:text-align="start" style:justify-single-word="false" fo:text-indent="0cm" style:auto-text-indent="false" style:page-number="2"/>
    </style:style>
    <style:style style:name="P54" style:family="paragraph" style:parent-style-name="Standard">
      <style:paragraph-properties fo:margin-left="0cm" fo:margin-right="0cm" fo:margin-top="0.002cm" fo:margin-bottom="0cm" style:contextual-spacing="false" fo:text-align="start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margin-top="0.191cm" fo:margin-bottom="0cm" style:contextual-spacing="false" fo:text-align="start" style:justify-single-word="false" fo:text-indent="0cm" style:auto-text-indent="false"/>
    </style:style>
    <style:style style:name="P56" style:family="paragraph" style:parent-style-name="Standard">
      <style:paragraph-properties fo:margin-left="0.631cm" fo:margin-right="0cm" fo:margin-top="0.002cm" fo:margin-bottom="0cm" style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margin-left="0.501cm" fo:margin-right="0cm" fo:margin-top="0.302cm" fo:margin-bottom="0cm" style:contextual-spacing="false" fo:text-align="start" style:justify-single-word="false" fo:text-indent="0cm" style:auto-text-indent="false">
        <style:tab-stops>
          <style:tab-stop style:position="18.501cm"/>
        </style:tab-stops>
      </style:paragraph-properties>
    </style:style>
    <style:style style:name="P58" style:family="paragraph" style:parent-style-name="Standard">
      <style:paragraph-properties fo:margin-left="0.101cm" fo:margin-right="0cm" fo:margin-top="0.372cm" fo:margin-bottom="0cm" style:contextual-spacing="false" fo:text-align="start" style:justify-single-word="false" fo:text-indent="0cm" style:auto-text-indent="false">
        <style:tab-stops>
          <style:tab-stop style:position="5.101cm"/>
        </style:tab-stops>
      </style:paragraph-properties>
    </style:style>
    <style:style style:name="P59" style:family="paragraph" style:parent-style-name="Standard">
      <style:paragraph-properties fo:margin-left="0.101cm" fo:margin-right="0cm" fo:margin-top="0.191cm" fo:margin-bottom="0cm" style:contextual-spacing="false" fo:text-align="start" style:justify-single-word="false" fo:text-indent="0cm" style:auto-text-indent="false">
        <style:tab-stops>
          <style:tab-stop style:position="5.101cm"/>
        </style:tab-stops>
      </style:paragraph-properties>
    </style:style>
    <style:style style:name="P60" style:family="paragraph" style:parent-style-name="Standard">
      <style:paragraph-properties fo:margin-left="0.101cm" fo:margin-right="0cm" fo:margin-top="0.37cm" fo:margin-bottom="0cm" style:contextual-spacing="false" fo:text-align="start" style:justify-single-word="false" fo:text-indent="0cm" style:auto-text-indent="false">
        <style:tab-stops>
          <style:tab-stop style:position="5.101cm"/>
        </style:tab-stops>
      </style:paragraph-properties>
    </style:style>
    <style:style style:name="P61" style:family="paragraph" style:parent-style-name="Standard" style:master-page-name="Converted11">
      <style:paragraph-properties fo:margin-left="0.101cm" fo:margin-right="0cm" fo:margin-top="0.155cm" fo:margin-bottom="0cm" style:contextual-spacing="false" fo:text-align="start" style:justify-single-word="false" fo:text-indent="0cm" style:auto-text-indent="false" style:page-number="auto">
        <style:tab-stops>
          <style:tab-stop style:position="5.101cm"/>
        </style:tab-stops>
      </style:paragraph-properties>
    </style:style>
    <style:style style:name="P62" style:family="paragraph" style:parent-style-name="Standard">
      <style:paragraph-properties fo:margin-left="0.101cm" fo:margin-right="0cm" fo:margin-top="0.191cm" fo:margin-bottom="0cm" style:contextual-spacing="false" fo:text-align="start" style:justify-single-word="false" fo:text-indent="0cm" style:auto-text-indent="false">
        <style:tab-stops>
          <style:tab-stop style:position="5.662cm" style:type="right"/>
        </style:tab-stops>
      </style:paragraph-properties>
    </style:style>
    <style:style style:name="P63" style:family="paragraph" style:parent-style-name="Standard">
      <style:paragraph-properties fo:margin-left="0.302cm" fo:margin-right="0.067cm" fo:margin-top="0.131cm" fo:margin-bottom="0cm" style:contextual-spacing="false" fo:line-height="152%" fo:text-align="start" style:justify-single-word="false" fo:text-indent="0cm" style:auto-text-indent="false">
        <style:tab-stops>
          <style:tab-stop style:position="1.568cm"/>
          <style:tab-stop style:position="2.766cm"/>
          <style:tab-stop style:position="4.597cm"/>
          <style:tab-stop style:position="6.699cm"/>
          <style:tab-stop style:position="7.819cm"/>
        </style:tab-stops>
      </style:paragraph-properties>
    </style:style>
    <style:style style:name="P64" style:family="paragraph" style:parent-style-name="Standard">
      <style:paragraph-properties fo:margin-left="0.302cm" fo:margin-right="0.298cm" fo:margin-top="0.131cm" fo:margin-bottom="0cm" style:contextual-spacing="false" fo:line-height="152%" fo:text-align="start" style:justify-single-word="false" fo:text-indent="0cm" style:auto-text-indent="false" fo:break-before="column"/>
    </style:style>
    <style:style style:name="P65" style:family="paragraph" style:parent-style-name="Standard">
      <style:paragraph-properties fo:margin-left="9.301cm" fo:margin-right="0.298cm" fo:margin-top="0cm" fo:margin-bottom="0cm" style:contextual-spacing="false" fo:line-height="152%" fo:text-align="start" style:justify-single-word="false" fo:text-indent="-9.001cm" style:auto-text-indent="false">
        <style:tab-stops>
          <style:tab-stop style:position="9.301cm"/>
        </style:tab-stops>
      </style:paragraph-properties>
    </style:style>
    <style:style style:name="P66" style:family="paragraph" style:parent-style-name="Text_20_body">
      <style:paragraph-properties fo:margin-top="0.377cm" fo:margin-bottom="0cm" style:contextual-spacing="false"/>
      <style:text-properties style:font-name="Times New Roman" fo:font-size="28pt" style:font-size-asian="28pt"/>
    </style:style>
    <style:style style:name="P67" style:family="paragraph" style:parent-style-name="Text_20_body" style:master-page-name="Standard">
      <style:paragraph-properties style:page-number="auto"/>
      <style:text-properties style:font-name="Times New Roman" fo:font-size="28pt" style:font-size-asian="28pt"/>
    </style:style>
    <style:style style:name="P68" style:family="paragraph" style:parent-style-name="Text_20_body">
      <style:text-properties style:font-name="Trebuchet MS" fo:font-weight="bold" style:font-weight-asian="bold"/>
    </style:style>
    <style:style style:name="P69" style:family="paragraph" style:parent-style-name="Text_20_body">
      <style:paragraph-properties fo:margin-top="0.122cm" fo:margin-bottom="0cm" style:contextual-spacing="false"/>
      <style:text-properties style:font-name="Trebuchet MS" fo:font-weight="bold" style:font-weight-asian="bold"/>
    </style:style>
    <style:style style:name="P70" style:family="paragraph" style:parent-style-name="Text_20_body">
      <style:paragraph-properties fo:margin-top="0.395cm" fo:margin-bottom="0cm" style:contextual-spacing="false"/>
      <style:text-properties style:font-name="Trebuchet MS" fo:font-weight="bold" style:font-weight-asian="bold"/>
    </style:style>
    <style:style style:name="P71" style:family="paragraph" style:parent-style-name="Text_20_body">
      <style:paragraph-properties fo:margin-top="0.362cm" fo:margin-bottom="0cm" style:contextual-spacing="false"/>
      <style:text-properties style:font-name="Trebuchet MS" fo:font-size="22pt" fo:font-weight="bold" style:font-size-asian="22pt" style:font-weight-asian="bold"/>
    </style:style>
    <style:style style:name="P72" style:family="paragraph" style:parent-style-name="Text_20_body">
      <style:paragraph-properties fo:margin-top="0.042cm" fo:margin-bottom="0cm" style:contextual-spacing="false"/>
      <style:text-properties style:font-name="Trebuchet MS" fo:font-size="22pt" fo:font-weight="bold" style:font-size-asian="22pt" style:font-weight-asian="bold"/>
    </style:style>
    <style:style style:name="P73" style:family="paragraph" style:parent-style-name="Text_20_body">
      <style:paragraph-properties fo:margin-top="0.208cm" fo:margin-bottom="0cm" style:contextual-spacing="false"/>
      <style:text-properties style:font-name="Trebuchet MS" fo:font-size="16pt" fo:font-weight="bold" style:font-size-asian="16pt" style:font-weight-asian="bold"/>
    </style:style>
    <style:style style:name="P74" style:family="paragraph" style:parent-style-name="Text_20_body">
      <style:paragraph-properties fo:margin-top="0.425cm" fo:margin-bottom="0cm" style:contextual-spacing="false"/>
      <style:text-properties style:font-name="Trebuchet MS" fo:font-size="11pt" fo:font-weight="bold" style:font-size-asian="11pt" style:font-weight-asian="bold"/>
    </style:style>
    <style:style style:name="P75" style:family="paragraph" style:parent-style-name="Text_20_body">
      <style:paragraph-properties fo:margin-top="0.009cm" fo:margin-bottom="0cm" style:contextual-spacing="false"/>
      <style:text-properties style:font-name="Trebuchet MS" fo:font-size="6pt" fo:font-weight="bold" style:font-size-asian="6pt" style:font-weight-asian="bold"/>
    </style:style>
    <style:style style:name="P76" style:family="paragraph" style:parent-style-name="Text_20_body" style:master-page-name="Converted9">
      <style:paragraph-properties fo:margin-top="0.018cm" fo:margin-bottom="0cm" style:contextual-spacing="false" style:page-number="auto"/>
      <style:text-properties style:font-name="Trebuchet MS" fo:font-size="1.5pt" fo:font-weight="bold" style:font-size-asian="1.5pt" style:font-weight-asian="bold"/>
    </style:style>
    <style:style style:name="P77" style:family="paragraph" style:parent-style-name="Text_20_body">
      <style:text-properties fo:font-size="16pt" style:font-size-asian="16pt"/>
    </style:style>
    <style:style style:name="P78" style:family="paragraph" style:parent-style-name="Text_20_body">
      <style:paragraph-properties fo:margin-top="0.453cm" fo:margin-bottom="0cm" style:contextual-spacing="false"/>
      <style:text-properties fo:font-size="16pt" style:font-size-asian="16pt"/>
    </style:style>
    <style:style style:name="P79" style:family="paragraph" style:parent-style-name="Text_20_body">
      <style:paragraph-properties fo:line-height="5%"/>
    </style:style>
    <style:style style:name="P80" style:family="paragraph" style:parent-style-name="Text_20_body">
      <style:paragraph-properties fo:margin-left="0.101cm" fo:margin-right="0.097cm" fo:line-height="150%" fo:text-align="justify" style:justify-single-word="false"/>
    </style:style>
    <style:style style:name="P81" style:family="paragraph" style:parent-style-name="Text_20_body">
      <style:paragraph-properties fo:margin-left="0.101cm" fo:margin-right="0.097cm" fo:margin-top="0.377cm" fo:margin-bottom="0cm" style:contextual-spacing="false" fo:line-height="150%" fo:text-align="justify" style:justify-single-word="false"/>
    </style:style>
    <style:style style:name="P82" style:family="paragraph" style:parent-style-name="Text_20_body">
      <style:paragraph-properties fo:margin-left="0.101cm" fo:margin-right="0.097cm" fo:margin-top="0.379cm" fo:margin-bottom="0cm" style:contextual-spacing="false" fo:line-height="150%" fo:text-align="justify" style:justify-single-word="false"/>
    </style:style>
    <style:style style:name="P83" style:family="paragraph" style:parent-style-name="Text_20_body">
      <style:paragraph-properties fo:margin-left="0.101cm" fo:margin-right="0.097cm" fo:margin-top="0.381cm" fo:margin-bottom="0cm" style:contextual-spacing="false" fo:line-height="150%" fo:text-align="justify" style:justify-single-word="false"/>
    </style:style>
    <style:style style:name="P84" style:family="paragraph" style:parent-style-name="Text_20_body">
      <style:paragraph-properties fo:margin-left="0.101cm" fo:margin-right="0.095cm" fo:margin-top="0.377cm" fo:margin-bottom="0cm" style:contextual-spacing="false" fo:line-height="150%" fo:text-align="justify" style:justify-single-word="false"/>
    </style:style>
    <style:style style:name="P85" style:family="paragraph" style:parent-style-name="Text_20_body">
      <style:paragraph-properties fo:margin-left="0.101cm" fo:margin-right="0.095cm" fo:margin-top="0.379cm" fo:margin-bottom="0cm" style:contextual-spacing="false" fo:line-height="150%" fo:text-align="justify" style:justify-single-word="false"/>
    </style:style>
    <style:style style:name="P86" style:family="paragraph" style:parent-style-name="Text_20_body">
      <style:paragraph-properties fo:margin-left="0.101cm" fo:margin-right="0.101cm" fo:line-height="150%" fo:text-align="justify" style:justify-single-word="false"/>
    </style:style>
    <style:style style:name="P87" style:family="paragraph" style:parent-style-name="Text_20_body">
      <style:paragraph-properties fo:margin-left="0.101cm" fo:margin-right="0cm" fo:margin-top="0.377cm" fo:margin-bottom="0cm" style:contextual-spacing="false" fo:line-height="150%"/>
    </style:style>
    <style:style style:name="P88" style:family="paragraph" style:parent-style-name="Text_20_body">
      <style:paragraph-properties fo:margin-left="0.101cm" fo:margin-right="0cm" fo:line-height="150%"/>
    </style:style>
    <style:style style:name="P89" style:family="paragraph" style:parent-style-name="Text_20_body">
      <style:paragraph-properties fo:margin-top="0.171cm" fo:margin-bottom="0cm" style:contextual-spacing="false"/>
    </style:style>
    <style:style style:name="P90" style:family="paragraph" style:parent-style-name="Text_20_body">
      <style:paragraph-properties fo:margin-top="0.173cm" fo:margin-bottom="0cm" style:contextual-spacing="false"/>
    </style:style>
    <style:style style:name="P91" style:family="paragraph" style:parent-style-name="Text_20_body">
      <style:paragraph-properties fo:margin-left="0.101cm" fo:margin-right="0cm" fo:margin-top="0.377cm" fo:margin-bottom="0cm" style:contextual-spacing="false"/>
    </style:style>
    <style:style style:name="P92" style:family="paragraph" style:parent-style-name="Text_20_body">
      <style:paragraph-properties fo:margin-left="0.101cm" fo:margin-right="0cm" fo:margin-top="0.002cm" fo:margin-bottom="0cm" style:contextual-spacing="false"/>
    </style:style>
    <style:style style:name="P93" style:family="paragraph" style:parent-style-name="Text_20_body" style:master-page-name="Converted5">
      <style:paragraph-properties fo:margin-left="0.101cm" fo:margin-right="0cm" fo:margin-top="0.161cm" fo:margin-bottom="0cm" style:contextual-spacing="false" style:page-number="auto"/>
    </style:style>
    <style:style style:name="P94" style:family="paragraph" style:parent-style-name="Text_20_body">
      <style:paragraph-properties fo:margin-left="0.101cm" fo:margin-right="0cm" fo:margin-top="0.201cm" fo:margin-bottom="0cm" style:contextual-spacing="false"/>
    </style:style>
    <style:style style:name="P95" style:family="paragraph" style:parent-style-name="Text_20_body">
      <style:paragraph-properties fo:margin-left="0.101cm" fo:margin-right="0cm" fo:margin-top="0.379cm" fo:margin-bottom="0cm" style:contextual-spacing="false"/>
    </style:style>
    <style:style style:name="P96" style:family="paragraph" style:parent-style-name="Text_20_body">
      <style:paragraph-properties fo:margin-top="0.101cm" fo:margin-bottom="0cm" style:contextual-spacing="false"/>
    </style:style>
    <style:style style:name="P97" style:family="paragraph" style:parent-style-name="Text_20_body">
      <style:text-properties fo:font-size="9pt" style:font-size-asian="9pt"/>
    </style:style>
    <style:style style:name="P98" style:family="paragraph" style:parent-style-name="Text_20_body">
      <style:paragraph-properties fo:margin-top="0.018cm" fo:margin-bottom="0cm" style:contextual-spacing="false"/>
      <style:text-properties fo:font-size="9pt" style:font-size-asian="9pt"/>
    </style:style>
    <style:style style:name="P99" style:family="paragraph" style:parent-style-name="Text_20_body">
      <style:paragraph-properties fo:margin-top="0.205cm" fo:margin-bottom="0cm" style:contextual-spacing="false"/>
      <style:text-properties fo:font-size="9pt" style:font-size-asian="9pt"/>
    </style:style>
    <style:style style:name="P100" style:family="paragraph" style:parent-style-name="Text_20_body">
      <style:paragraph-properties fo:margin-top="0.263cm" fo:margin-bottom="0cm" style:contextual-spacing="false"/>
      <style:text-properties fo:font-size="9pt" style:font-size-asian="9pt"/>
    </style:style>
    <style:style style:name="P101" style:family="paragraph" style:parent-style-name="Text_20_body">
      <style:paragraph-properties fo:margin-left="0.101cm" fo:margin-right="0cm" fo:margin-top="0.377cm" fo:margin-bottom="0cm" style:contextual-spacing="false" fo:text-align="justify" style:justify-single-word="false"/>
    </style:style>
    <style:style style:name="P102" style:family="paragraph" style:parent-style-name="Text_20_body">
      <style:paragraph-properties fo:margin-left="0.101cm" fo:margin-right="0cm" fo:margin-top="0.379cm" fo:margin-bottom="0cm" style:contextual-spacing="false" fo:text-align="justify" style:justify-single-word="false"/>
    </style:style>
    <style:style style:name="P103" style:family="paragraph" style:parent-style-name="Text_20_body">
      <style:paragraph-properties fo:margin-top="0.102cm" fo:margin-bottom="0cm" style:contextual-spacing="false"/>
    </style:style>
    <style:style style:name="P104" style:family="paragraph" style:parent-style-name="Text_20_body">
      <style:text-properties fo:color="#000000" loext:opacity="100%" fo:font-size="9pt" style:font-size-asian="9pt"/>
    </style:style>
    <style:style style:name="P105" style:family="paragraph" style:parent-style-name="Text_20_body">
      <style:paragraph-properties fo:margin-top="0.021cm" fo:margin-bottom="0cm" style:contextual-spacing="false"/>
      <style:text-properties fo:color="#000000" loext:opacity="100%" fo:font-size="9pt" style:font-size-asian="9pt"/>
    </style:style>
    <style:style style:name="P106" style:family="paragraph" style:parent-style-name="Text_20_body">
      <style:paragraph-properties fo:margin-left="0.501cm" fo:margin-right="0cm"/>
    </style:style>
    <style:style style:name="P107" style:family="paragraph" style:parent-style-name="Text_20_body">
      <style:paragraph-properties fo:margin-top="0.002cm" fo:margin-bottom="0cm" style:contextual-spacing="false"/>
      <style:text-properties fo:font-size="5.5pt" style:font-size-asian="5.5pt"/>
    </style:style>
    <style:style style:name="P108" style:family="paragraph" style:parent-style-name="Text_20_body">
      <style:paragraph-properties fo:margin-left="0.002cm" fo:margin-right="-0.102cm"/>
    </style:style>
    <style:style style:name="P109" style:family="paragraph" style:parent-style-name="Text_20_body">
      <style:text-properties fo:font-size="15pt" style:font-size-asian="15pt"/>
    </style:style>
    <style:style style:name="P110" style:family="paragraph" style:parent-style-name="Text_20_body">
      <style:paragraph-properties fo:margin-top="0.288cm" fo:margin-bottom="0cm" style:contextual-spacing="false"/>
      <style:text-properties fo:font-size="15pt" style:font-size-asian="15pt"/>
    </style:style>
    <style:style style:name="P111" style:family="paragraph" style:parent-style-name="Text_20_body">
      <style:paragraph-properties fo:margin-top="0.196cm" fo:margin-bottom="0cm" style:contextual-spacing="false"/>
    </style:style>
    <style:style style:name="P112" style:family="paragraph" style:parent-style-name="Text_20_body">
      <style:paragraph-properties fo:margin-left="0.101cm" fo:margin-right="0cm" fo:margin-top="0.191cm" fo:margin-bottom="0cm" style:contextual-spacing="false">
        <style:tab-stops>
          <style:tab-stop style:position="5.101cm"/>
        </style:tab-stops>
      </style:paragraph-properties>
    </style:style>
    <style:style style:name="P113" style:family="paragraph">
      <loext:graphic-properties draw:fill="none"/>
      <style:paragraph-properties fo:text-align="start"/>
      <style:text-properties fo:font-size="18pt"/>
    </style:style>
    <style:style style:name="P114" style:family="paragraph">
      <loext:graphic-properties draw:fill="solid" draw:fill-color="#f0f0f0"/>
      <style:paragraph-properties fo:text-align="start"/>
      <style:text-properties fo:font-size="18pt"/>
    </style:style>
    <style:style style:name="P115" style:family="paragraph">
      <loext:graphic-properties draw:fill="solid" draw:fill-color="#f0f0f0"/>
      <style:paragraph-properties fo:text-align="start"/>
      <style:text-properties fo:font-size="11pt"/>
    </style:style>
    <style:style style:name="P116" style:family="paragraph">
      <loext:graphic-properties draw:fill="none"/>
      <style:paragraph-properties fo:text-align="start"/>
    </style:style>
    <style:style style:name="P117" style:family="paragraph">
      <loext:graphic-properties draw:fill="solid" draw:fill-color="#ebf5fa"/>
      <style:paragraph-properties fo:text-align="start"/>
      <style:text-properties fo:font-size="11pt"/>
    </style:style>
    <style:style style:name="P118" style:family="paragraph">
      <loext:graphic-properties draw:fill="solid" draw:fill-color="#006699"/>
      <style:paragraph-properties fo:text-align="start"/>
      <style:text-properties fo:font-size="18pt"/>
    </style:style>
    <style:style style:name="T1" style:family="text">
      <style:text-properties style:font-name="Times New Roman" fo:font-size="28pt" style:font-size-asian="28pt"/>
    </style:style>
    <style:style style:name="T2" style:family="text">
      <style:text-properties fo:color="#006699" loext:opacity="100%" style:text-scale="120%"/>
    </style:style>
    <style:style style:name="T3" style:family="text">
      <style:text-properties fo:color="#006699" loext:opacity="100%" fo:letter-spacing="-0.014cm" style:text-scale="120%"/>
    </style:style>
    <style:style style:name="T4" style:family="text">
      <style:text-properties fo:color="#006699" loext:opacity="100%" fo:letter-spacing="-0.004cm" style:text-scale="120%"/>
    </style:style>
    <style:style style:name="T5" style:family="text">
      <style:text-properties fo:color="#006699" loext:opacity="100%" fo:letter-spacing="-0.004cm" style:text-scale="125%"/>
    </style:style>
    <style:style style:name="T6" style:family="text">
      <style:text-properties fo:color="#006699" loext:opacity="100%" fo:letter-spacing="-0.004cm" style:text-scale="130%"/>
    </style:style>
    <style:style style:name="T7" style:family="text">
      <style:text-properties fo:color="#006699" loext:opacity="100%" style:font-name="Trebuchet MS" fo:font-size="16pt" fo:font-weight="bold" style:font-size-asian="16pt" style:font-weight-asian="bold" style:text-scale="125%"/>
    </style:style>
    <style:style style:name="T8" style:family="text">
      <style:text-properties fo:color="#006699" loext:opacity="100%" style:font-name="Trebuchet MS" fo:font-size="16pt" fo:letter-spacing="-0.028cm" fo:font-weight="bold" style:font-size-asian="16pt" style:font-weight-asian="bold" style:text-scale="125%"/>
    </style:style>
    <style:style style:name="T9" style:family="text">
      <style:text-properties fo:color="#006699" loext:opacity="100%" style:font-name="Trebuchet MS" fo:font-size="16pt" fo:letter-spacing="-0.026cm" fo:font-weight="bold" style:font-size-asian="16pt" style:font-weight-asian="bold" style:text-scale="125%"/>
    </style:style>
    <style:style style:name="T10" style:family="text">
      <style:text-properties fo:color="#006699" loext:opacity="100%" style:font-name="Trebuchet MS" fo:font-size="16pt" fo:letter-spacing="-0.004cm" fo:font-weight="bold" style:font-size-asian="16pt" style:font-weight-asian="bold" style:text-scale="125%"/>
    </style:style>
    <style:style style:name="T11" style:family="text">
      <style:text-properties fo:color="#006699" loext:opacity="100%" style:text-scale="125%"/>
    </style:style>
    <style:style style:name="T12" style:family="text">
      <style:text-properties fo:color="#006699" loext:opacity="100%" fo:letter-spacing="-0.046cm" style:text-scale="125%"/>
    </style:style>
    <style:style style:name="T13" style:family="text">
      <style:text-properties fo:color="#006699" loext:opacity="100%" fo:letter-spacing="0.037cm" style:text-scale="120%"/>
    </style:style>
    <style:style style:name="T14" style:family="text">
      <style:text-properties fo:color="#006699" loext:opacity="100%" fo:letter-spacing="0.011cm" style:text-scale="130%"/>
    </style:style>
    <style:style style:name="T15" style:family="text">
      <style:text-properties fo:color="#006699" loext:opacity="100%" fo:letter-spacing="0.011cm" style:text-scale="125%"/>
    </style:style>
    <style:style style:name="T16" style:family="text">
      <style:text-properties fo:color="#006699" loext:opacity="100%" fo:letter-spacing="-0.042cm" style:text-scale="125%"/>
    </style:style>
    <style:style style:name="T17" style:family="text">
      <style:text-properties fo:color="#006699" loext:opacity="100%" fo:letter-spacing="-0.041cm" style:text-scale="125%"/>
    </style:style>
    <style:style style:name="T18" style:family="text">
      <style:text-properties fo:color="#006699" loext:opacity="100%" fo:letter-spacing="0.009cm" style:text-scale="125%"/>
    </style:style>
    <style:style style:name="T19" style:family="text">
      <style:text-properties fo:color="#006699" loext:opacity="100%" fo:letter-spacing="0.055cm" style:text-scale="120%"/>
    </style:style>
    <style:style style:name="T20" style:family="text">
      <style:text-properties fo:color="#006699" loext:opacity="100%" fo:letter-spacing="0.056cm" style:text-scale="120%"/>
    </style:style>
    <style:style style:name="T21" style:family="text">
      <style:text-properties fo:color="#006699" loext:opacity="100%" fo:letter-spacing="-0.019cm" style:text-scale="125%"/>
    </style:style>
    <style:style style:name="T22" style:family="text">
      <style:text-properties fo:color="#006699" loext:opacity="100%" fo:letter-spacing="-0.007cm" style:text-scale="125%"/>
    </style:style>
    <style:style style:name="T23" style:family="text">
      <style:text-properties fo:color="#006699" loext:opacity="100%" fo:letter-spacing="0.051cm" style:text-scale="120%"/>
    </style:style>
    <style:style style:name="T24" style:family="text">
      <style:text-properties fo:color="#006699" loext:opacity="100%" fo:letter-spacing="0.049cm" style:text-scale="120%"/>
    </style:style>
    <style:style style:name="T25" style:family="text">
      <style:text-properties fo:color="#006699" loext:opacity="100%" fo:letter-spacing="-0.034cm" style:text-scale="120%"/>
    </style:style>
    <style:style style:name="T26" style:family="text">
      <style:text-properties fo:color="#006699" loext:opacity="100%" fo:letter-spacing="-0.032cm" style:text-scale="120%"/>
    </style:style>
    <style:style style:name="T27" style:family="text">
      <style:text-properties style:font-name="Trebuchet MS"/>
    </style:style>
    <style:style style:name="T28" style:family="text">
      <style:text-properties style:font-name="Trebuchet MS" fo:font-weight="bold" style:font-weight-asian="bold"/>
    </style:style>
    <style:style style:name="T29" style:family="text">
      <style:text-properties style:font-name="Trebuchet MS" fo:font-size="22pt" fo:font-weight="bold" style:font-size-asian="22pt" style:font-weight-asian="bold"/>
    </style:style>
    <style:style style:name="T30" style:family="text">
      <style:text-properties style:font-name="Trebuchet MS" fo:font-size="16pt" fo:font-weight="bold" style:font-size-asian="16pt" style:font-weight-asian="bold"/>
    </style:style>
    <style:style style:name="T31" style:family="text">
      <style:text-properties style:font-name="Trebuchet MS" fo:font-size="8pt" fo:font-style="italic" style:font-size-asian="8pt" style:font-style-asian="italic"/>
    </style:style>
    <style:style style:name="T32" style:family="text">
      <style:text-properties style:font-name="Trebuchet MS" fo:font-size="7pt" fo:font-style="italic" style:font-size-asian="7pt" style:font-style-asian="italic"/>
    </style:style>
    <style:style style:name="T33" style:family="text">
      <style:text-properties style:font-name="Trebuchet MS" fo:font-size="11pt" fo:font-weight="bold" style:font-size-asian="11pt" style:font-weight-asian="bold"/>
    </style:style>
    <style:style style:name="T34" style:family="text">
      <style:text-properties style:font-name="Trebuchet MS" fo:font-size="6pt" fo:font-weight="bold" style:font-size-asian="6pt" style:font-weight-asian="bold"/>
    </style:style>
    <style:style style:name="T35" style:family="text">
      <style:text-properties style:font-name="Trebuchet MS" fo:font-size="1.5pt" fo:font-weight="bold" style:font-size-asian="1.5pt" style:font-weight-asian="bold"/>
    </style:style>
    <style:style style:name="T36" style:family="text">
      <style:text-properties fo:color="#323232" loext:opacity="100%" style:font-name="Trebuchet MS" fo:font-size="22pt" fo:font-weight="bold" style:font-size-asian="22pt" style:font-weight-asian="bold" style:text-scale="125%"/>
    </style:style>
    <style:style style:name="T37" style:family="text">
      <style:text-properties fo:color="#323232" loext:opacity="100%" style:font-name="Trebuchet MS" fo:font-size="22pt" fo:letter-spacing="-0.064cm" fo:font-weight="bold" style:font-size-asian="22pt" style:font-weight-asian="bold" style:text-scale="125%"/>
    </style:style>
    <style:style style:name="T38" style:family="text">
      <style:text-properties fo:color="#323232" loext:opacity="100%" style:font-name="Trebuchet MS" fo:font-size="22pt" fo:letter-spacing="-0.065cm" fo:font-weight="bold" style:font-size-asian="22pt" style:font-weight-asian="bold" style:text-scale="125%"/>
    </style:style>
    <style:style style:name="T39" style:family="text">
      <style:text-properties fo:color="#323232" loext:opacity="100%" style:font-name="Trebuchet MS" fo:font-size="22pt" fo:letter-spacing="-0.004cm" fo:font-weight="bold" style:font-size-asian="22pt" style:font-weight-asian="bold" style:text-scale="125%"/>
    </style:style>
    <style:style style:name="T40" style:family="text">
      <style:text-properties fo:color="#4f4f4f" loext:opacity="100%" fo:font-size="16pt" style:font-size-asian="16pt" style:text-scale="115%"/>
    </style:style>
    <style:style style:name="T41" style:family="text">
      <style:text-properties fo:color="#4f4f4f" loext:opacity="100%" fo:font-size="16pt" fo:letter-spacing="-0.028cm" style:font-size-asian="16pt" style:text-scale="115%"/>
    </style:style>
    <style:style style:name="T42" style:family="text">
      <style:text-properties fo:color="#4f4f4f" loext:opacity="100%" fo:font-size="16pt" fo:letter-spacing="-0.026cm" style:font-size-asian="16pt" style:text-scale="115%"/>
    </style:style>
    <style:style style:name="T43" style:family="text">
      <style:text-properties fo:color="#4f4f4f" loext:opacity="100%" fo:font-size="16pt" fo:letter-spacing="-0.009cm" style:font-size-asian="16pt" style:text-scale="115%"/>
    </style:style>
    <style:style style:name="T44" style:family="text">
      <style:text-properties fo:font-size="16pt" style:font-size-asian="16pt"/>
    </style:style>
    <style:style style:name="T45" style:family="text">
      <style:text-properties fo:color="#646464" loext:opacity="100%" fo:font-size="11pt" fo:letter-spacing="-0.004cm" style:font-size-asian="11pt" style:text-scale="110%"/>
    </style:style>
    <style:style style:name="T46" style:family="text">
      <style:text-properties fo:color="#646464" loext:opacity="100%" fo:font-size="11pt" fo:letter-spacing="-0.014cm" style:font-size-asian="11pt" style:text-scale="110%"/>
    </style:style>
    <style:style style:name="T47" style:family="text">
      <style:text-properties fo:color="#646464" loext:opacity="100%" fo:font-size="11pt" style:font-size-asian="11pt" style:text-scale="110%"/>
    </style:style>
    <style:style style:name="T48" style:family="text">
      <style:text-properties fo:font-size="11pt" style:font-size-asian="11pt"/>
    </style:style>
    <style:style style:name="T49" style:family="text">
      <style:text-properties fo:color="#282828" loext:opacity="100%" fo:font-size="11pt" fo:letter-spacing="-0.004cm" style:font-size-asian="11pt" style:text-scale="115%"/>
    </style:style>
    <style:style style:name="T50" style:family="text">
      <style:text-properties fo:color="#282828" loext:opacity="100%" fo:font-size="11pt" fo:letter-spacing="-0.004cm" style:font-size-asian="11pt" style:text-scale="110%"/>
    </style:style>
    <style:style style:name="T51" style:family="text">
      <style:text-properties fo:color="#282828" loext:opacity="100%" fo:font-size="11pt" style:font-size-asian="11pt" style:text-scale="110%"/>
    </style:style>
    <style:style style:name="T52" style:family="text">
      <style:text-properties fo:color="#282828" loext:opacity="100%" fo:font-size="11pt" style:font-size-asian="11pt" style:text-scale="115%"/>
    </style:style>
    <style:style style:name="T53" style:family="text">
      <style:text-properties fo:color="#282828" loext:opacity="100%" fo:font-size="11pt" style:font-size-asian="11pt"/>
    </style:style>
    <style:style style:name="T54" style:family="text">
      <style:text-properties fo:color="#282828" loext:opacity="100%" fo:font-size="11pt" fo:letter-spacing="0.016cm" style:font-size-asian="11pt" style:text-scale="110%"/>
    </style:style>
    <style:style style:name="T55" style:family="text">
      <style:text-properties fo:color="#282828" loext:opacity="100%" fo:font-size="11pt" fo:letter-spacing="0.018cm" style:font-size-asian="11pt" style:text-scale="110%"/>
    </style:style>
    <style:style style:name="T56" style:family="text">
      <style:text-properties fo:color="#282828" loext:opacity="100%" fo:font-size="11pt" fo:letter-spacing="-0.012cm" style:font-size-asian="11pt" style:text-scale="115%"/>
    </style:style>
    <style:style style:name="T57" style:family="text">
      <style:text-properties fo:color="#282828" loext:opacity="100%" fo:font-size="11pt" fo:letter-spacing="0.009cm" style:font-size-asian="11pt" style:text-scale="110%"/>
    </style:style>
    <style:style style:name="T58" style:family="text">
      <style:text-properties fo:color="#282828" loext:opacity="100%" fo:font-size="11pt" fo:letter-spacing="0.012cm" style:font-size-asian="11pt" style:text-scale="110%"/>
    </style:style>
    <style:style style:name="T59" style:family="text">
      <style:text-properties fo:color="#282828" loext:opacity="100%" fo:font-size="11pt" fo:letter-spacing="0.019cm" style:font-size-asian="11pt" style:text-scale="110%"/>
    </style:style>
    <style:style style:name="T60" style:family="text">
      <style:text-properties fo:color="#282828" loext:opacity="100%" fo:font-size="11pt" fo:letter-spacing="-0.009cm" style:font-size-asian="11pt" style:text-scale="115%"/>
    </style:style>
    <style:style style:name="T61" style:family="text">
      <style:text-properties fo:color="#282828" loext:opacity="100%" fo:font-size="11pt" fo:letter-spacing="0.005cm" style:font-size-asian="11pt"/>
    </style:style>
    <style:style style:name="T62" style:family="text">
      <style:text-properties fo:color="#282828" loext:opacity="100%" fo:font-size="11pt" fo:letter-spacing="-0.007cm" style:font-size-asian="11pt"/>
    </style:style>
    <style:style style:name="T63" style:family="text">
      <style:text-properties fo:color="#282828" loext:opacity="100%" fo:font-size="11pt" fo:letter-spacing="0.002cm" style:font-size-asian="11pt" style:text-scale="110%"/>
    </style:style>
    <style:style style:name="T64" style:family="text">
      <style:text-properties fo:color="#282828" loext:opacity="100%" fo:font-size="11pt" fo:letter-spacing="0.004cm" style:font-size-asian="11pt" style:text-scale="110%"/>
    </style:style>
    <style:style style:name="T65" style:family="text">
      <style:text-properties fo:color="#282828" loext:opacity="100%" fo:font-size="11pt" fo:letter-spacing="-0.018cm" style:font-size-asian="11pt" style:text-scale="115%"/>
    </style:style>
    <style:style style:name="T66" style:family="text">
      <style:text-properties fo:color="#282828" loext:opacity="100%" fo:font-size="11pt" fo:letter-spacing="-0.016cm" style:font-size-asian="11pt" style:text-scale="115%"/>
    </style:style>
    <style:style style:name="T67" style:family="text">
      <style:text-properties fo:color="#282828" loext:opacity="100%" style:text-scale="115%"/>
    </style:style>
    <style:style style:name="T68" style:family="text">
      <style:text-properties fo:color="#282828" loext:opacity="100%" fo:font-size="10pt" style:font-size-asian="10pt" style:text-scale="110%"/>
    </style:style>
    <style:style style:name="T69" style:family="text">
      <style:text-properties fo:color="#282828" loext:opacity="100%" fo:font-size="10pt" style:font-size-asian="10pt" style:text-scale="115%"/>
    </style:style>
    <style:style style:name="T70" style:family="text">
      <style:text-properties fo:color="#282828" loext:opacity="100%" fo:font-size="10pt" style:font-size-asian="10pt"/>
    </style:style>
    <style:style style:name="T71" style:family="text">
      <style:text-properties fo:color="#282828" loext:opacity="100%" fo:font-size="10pt" style:font-size-asian="10pt" style:text-scale="140%"/>
    </style:style>
    <style:style style:name="T72" style:family="text">
      <style:text-properties fo:color="#282828" loext:opacity="100%" fo:font-size="10pt" style:font-size-asian="10pt" style:text-scale="120%"/>
    </style:style>
    <style:style style:name="T73" style:family="text">
      <style:text-properties fo:color="#282828" loext:opacity="100%" fo:font-size="10pt" style:font-size-asian="10pt" style:text-scale="105%"/>
    </style:style>
    <style:style style:name="T74" style:family="text">
      <style:text-properties fo:color="#282828" loext:opacity="100%" fo:font-size="10pt" fo:letter-spacing="0.032cm" style:font-size-asian="10pt" style:text-scale="110%"/>
    </style:style>
    <style:style style:name="T75" style:family="text">
      <style:text-properties fo:color="#282828" loext:opacity="100%" fo:font-size="10pt" fo:letter-spacing="0.034cm" style:font-size-asian="10pt" style:text-scale="110%"/>
    </style:style>
    <style:style style:name="T76" style:family="text">
      <style:text-properties fo:color="#282828" loext:opacity="100%" fo:font-size="10pt" fo:letter-spacing="-0.004cm" style:font-size-asian="10pt" style:text-scale="110%"/>
    </style:style>
    <style:style style:name="T77" style:family="text">
      <style:text-properties fo:color="#282828" loext:opacity="100%" fo:font-size="10pt" fo:letter-spacing="-0.004cm" style:font-size-asian="10pt" style:text-scale="115%"/>
    </style:style>
    <style:style style:name="T78" style:family="text">
      <style:text-properties fo:color="#282828" loext:opacity="100%" fo:font-size="10pt" fo:letter-spacing="-0.026cm" style:font-size-asian="10pt" style:text-scale="115%"/>
    </style:style>
    <style:style style:name="T79" style:family="text">
      <style:text-properties fo:color="#282828" loext:opacity="100%" fo:font-size="10pt" fo:letter-spacing="-0.025cm" style:font-size-asian="10pt" style:text-scale="115%"/>
    </style:style>
    <style:style style:name="T80" style:family="text">
      <style:text-properties fo:color="#282828" loext:opacity="100%" fo:font-size="10pt" fo:letter-spacing="-0.014cm" style:font-size-asian="10pt" style:text-scale="115%"/>
    </style:style>
    <style:style style:name="T81" style:family="text">
      <style:text-properties fo:color="#282828" loext:opacity="100%" fo:font-size="10pt" fo:letter-spacing="-0.016cm" style:font-size-asian="10pt" style:text-scale="115%"/>
    </style:style>
    <style:style style:name="T82" style:family="text">
      <style:text-properties fo:color="#282828" loext:opacity="100%" fo:font-size="10pt" fo:letter-spacing="0.009cm" style:font-size-asian="10pt" style:text-scale="110%"/>
    </style:style>
    <style:style style:name="T83" style:family="text">
      <style:text-properties fo:color="#282828" loext:opacity="100%" fo:font-size="10pt" fo:letter-spacing="0.009cm" style:font-size-asian="10pt" style:text-scale="115%"/>
    </style:style>
    <style:style style:name="T84" style:family="text">
      <style:text-properties fo:color="#282828" loext:opacity="100%" fo:font-size="10pt" fo:letter-spacing="0.002cm" style:font-size-asian="10pt" style:text-scale="110%"/>
    </style:style>
    <style:style style:name="T85" style:family="text">
      <style:text-properties fo:color="#282828" loext:opacity="100%" fo:font-size="10pt" fo:letter-spacing="0.002cm" style:font-size-asian="10pt" style:text-scale="115%"/>
    </style:style>
    <style:style style:name="T86" style:family="text">
      <style:text-properties fo:color="#282828" loext:opacity="100%" fo:font-size="10pt" fo:letter-spacing="-0.007cm" style:font-size-asian="10pt" style:text-scale="110%"/>
    </style:style>
    <style:style style:name="T87" style:family="text">
      <style:text-properties fo:color="#282828" loext:opacity="100%" fo:font-size="10pt" fo:letter-spacing="-0.007cm" style:font-size-asian="10pt" style:text-scale="115%"/>
    </style:style>
    <style:style style:name="T88" style:family="text">
      <style:text-properties fo:color="#282828" loext:opacity="100%" fo:font-size="10pt" fo:letter-spacing="-0.007cm" style:font-size-asian="10pt" style:text-scale="120%"/>
    </style:style>
    <style:style style:name="T89" style:family="text">
      <style:text-properties fo:color="#282828" loext:opacity="100%" fo:font-size="10pt" fo:letter-spacing="-0.007cm" style:font-size-asian="10pt" style:text-scale="140%"/>
    </style:style>
    <style:style style:name="T90" style:family="text">
      <style:text-properties fo:color="#282828" loext:opacity="100%" fo:font-size="10pt" fo:letter-spacing="-0.007cm" style:font-size-asian="10pt" style:text-scale="105%"/>
    </style:style>
    <style:style style:name="T91" style:family="text">
      <style:text-properties fo:color="#282828" loext:opacity="100%" fo:font-size="10pt" fo:letter-spacing="0.004cm" style:font-size-asian="10pt" style:text-scale="110%"/>
    </style:style>
    <style:style style:name="T92" style:family="text">
      <style:text-properties fo:color="#282828" loext:opacity="100%" fo:font-size="10pt" fo:letter-spacing="0.005cm" style:font-size-asian="10pt" style:text-scale="110%"/>
    </style:style>
    <style:style style:name="T93" style:family="text">
      <style:text-properties fo:color="#282828" loext:opacity="100%" fo:font-size="10pt" fo:letter-spacing="0.016cm" style:font-size-asian="10pt" style:text-scale="110%"/>
    </style:style>
    <style:style style:name="T94" style:family="text">
      <style:text-properties fo:color="#282828" loext:opacity="100%" fo:font-size="10pt" fo:letter-spacing="0.018cm" style:font-size-asian="10pt" style:text-scale="110%"/>
    </style:style>
    <style:style style:name="T95" style:family="text">
      <style:text-properties fo:color="#282828" loext:opacity="100%" fo:font-size="10pt" fo:letter-spacing="0.011cm" style:font-size-asian="10pt" style:text-scale="110%"/>
    </style:style>
    <style:style style:name="T96" style:family="text">
      <style:text-properties fo:color="#282828" loext:opacity="100%" fo:font-size="10pt" fo:letter-spacing="0.011cm" style:font-size-asian="10pt" style:text-scale="120%"/>
    </style:style>
    <style:style style:name="T97" style:family="text">
      <style:text-properties fo:color="#282828" loext:opacity="100%" fo:font-size="10pt" fo:letter-spacing="0.012cm" style:font-size-asian="10pt" style:text-scale="110%"/>
    </style:style>
    <style:style style:name="T98" style:family="text">
      <style:text-properties fo:color="#282828" loext:opacity="100%" fo:font-size="10pt" fo:letter-spacing="0.012cm" style:font-size-asian="10pt" style:text-scale="120%"/>
    </style:style>
    <style:style style:name="T99" style:family="text">
      <style:text-properties fo:color="#282828" loext:opacity="100%" fo:font-size="10pt" fo:letter-spacing="0.025cm" style:font-size-asian="10pt" style:text-scale="110%"/>
    </style:style>
    <style:style style:name="T100" style:family="text">
      <style:text-properties fo:color="#282828" loext:opacity="100%" fo:font-size="10pt" fo:letter-spacing="0.026cm" style:font-size-asian="10pt" style:text-scale="110%"/>
    </style:style>
    <style:style style:name="T101" style:family="text">
      <style:text-properties fo:color="#282828" loext:opacity="100%" fo:font-size="10pt" fo:letter-spacing="-0.009cm" style:font-size-asian="10pt" style:text-scale="110%"/>
    </style:style>
    <style:style style:name="T102" style:family="text">
      <style:text-properties fo:color="#282828" loext:opacity="100%" fo:font-size="10pt" fo:letter-spacing="-0.009cm" style:font-size-asian="10pt" style:text-scale="115%"/>
    </style:style>
    <style:style style:name="T103" style:family="text">
      <style:text-properties fo:color="#282828" loext:opacity="100%" fo:font-size="10pt" fo:letter-spacing="-0.002cm" style:font-size-asian="10pt" style:text-scale="110%"/>
    </style:style>
    <style:style style:name="T104" style:family="text">
      <style:text-properties fo:color="#282828" loext:opacity="100%" fo:font-size="10pt" fo:letter-spacing="0.028cm" style:font-size-asian="10pt" style:text-scale="110%"/>
    </style:style>
    <style:style style:name="T105" style:family="text">
      <style:text-properties fo:color="#282828" loext:opacity="100%" fo:font-size="10pt" fo:letter-spacing="0.03cm" style:font-size-asian="10pt" style:text-scale="110%"/>
    </style:style>
    <style:style style:name="T106" style:family="text">
      <style:text-properties fo:color="#282828" loext:opacity="100%" fo:font-size="10pt" fo:letter-spacing="0.141cm" style:font-size-asian="10pt" style:text-scale="110%"/>
    </style:style>
    <style:style style:name="T107" style:family="text">
      <style:text-properties fo:color="#282828" loext:opacity="100%" fo:font-size="10pt" fo:letter-spacing="0.071cm" style:font-size-asian="10pt" style:text-scale="115%"/>
    </style:style>
    <style:style style:name="T108" style:family="text">
      <style:text-properties fo:color="#282828" loext:opacity="100%" fo:font-size="10pt" fo:letter-spacing="-0.012cm" style:font-size-asian="10pt" style:text-scale="115%"/>
    </style:style>
    <style:style style:name="T109" style:family="text">
      <style:text-properties fo:color="#282828" loext:opacity="100%" fo:font-size="10pt" fo:letter-spacing="-0.012cm" style:font-size-asian="10pt" style:text-scale="110%"/>
    </style:style>
    <style:style style:name="T110" style:family="text">
      <style:text-properties fo:color="#282828" loext:opacity="100%" fo:font-size="10pt" fo:letter-spacing="-0.011cm" style:font-size-asian="10pt" style:text-scale="115%"/>
    </style:style>
    <style:style style:name="T111" style:family="text">
      <style:text-properties fo:color="#282828" loext:opacity="100%" fo:font-size="10pt" fo:letter-spacing="-0.011cm" style:font-size-asian="10pt" style:text-scale="110%"/>
    </style:style>
    <style:style style:name="T112" style:family="text">
      <style:text-properties fo:color="#282828" loext:opacity="100%" fo:font-size="10pt" fo:letter-spacing="-0.021cm" style:font-size-asian="10pt" style:text-scale="115%"/>
    </style:style>
    <style:style style:name="T113" style:family="text">
      <style:text-properties fo:color="#282828" loext:opacity="100%" fo:font-size="10pt" fo:letter-spacing="-0.019cm" style:font-size-asian="10pt" style:text-scale="115%"/>
    </style:style>
    <style:style style:name="T114" style:family="text">
      <style:text-properties fo:color="#282828" loext:opacity="100%" fo:font-size="10pt" fo:letter-spacing="0.035cm" style:font-size-asian="10pt" style:text-scale="110%"/>
    </style:style>
    <style:style style:name="T115" style:family="text">
      <style:text-properties fo:color="#282828" loext:opacity="100%" fo:font-size="10pt" fo:letter-spacing="0.058cm" style:font-size-asian="10pt" style:text-scale="115%"/>
    </style:style>
    <style:style style:name="T116" style:family="text">
      <style:text-properties fo:color="#282828" loext:opacity="100%" fo:font-size="10pt" fo:letter-spacing="0.058cm" style:font-size-asian="10pt" style:text-scale="140%"/>
    </style:style>
    <style:style style:name="T117" style:family="text">
      <style:text-properties fo:color="#282828" loext:opacity="100%" fo:font-size="10pt" fo:letter-spacing="-0.018cm" style:font-size-asian="10pt" style:text-scale="115%"/>
    </style:style>
    <style:style style:name="T118" style:family="text">
      <style:text-properties fo:color="#282828" loext:opacity="100%" fo:font-size="10pt" fo:letter-spacing="-0.023cm" style:font-size-asian="10pt" style:text-scale="115%"/>
    </style:style>
    <style:style style:name="T119" style:family="text">
      <style:text-properties fo:color="#282828" loext:opacity="100%" fo:font-size="10pt" fo:letter-spacing="-0.005cm" style:font-size-asian="10pt" style:text-scale="115%"/>
    </style:style>
    <style:style style:name="T120" style:family="text">
      <style:text-properties fo:color="#282828" loext:opacity="100%" fo:font-size="10pt" fo:letter-spacing="-0.034cm" style:font-size-asian="10pt" style:text-scale="140%"/>
    </style:style>
    <style:style style:name="T121" style:family="text">
      <style:text-properties fo:color="#282828" loext:opacity="100%" fo:font-size="10pt" fo:letter-spacing="0.051cm" style:font-size-asian="10pt" style:text-scale="115%"/>
    </style:style>
    <style:style style:name="T122" style:family="text">
      <style:text-properties fo:color="#282828" loext:opacity="100%" fo:font-size="10pt" fo:letter-spacing="-0.032cm" style:font-size-asian="10pt" style:text-scale="140%"/>
    </style:style>
    <style:style style:name="T123" style:family="text">
      <style:text-properties fo:color="#282828" loext:opacity="100%" fo:font-size="10pt" fo:letter-spacing="0.108cm" style:font-size-asian="10pt" style:text-scale="115%"/>
    </style:style>
    <style:style style:name="T124" style:family="text">
      <style:text-properties fo:color="#282828" loext:opacity="100%" fo:font-size="10pt" fo:letter-spacing="0.007cm" style:font-size-asian="10pt" style:text-scale="115%"/>
    </style:style>
    <style:style style:name="T125" style:family="text">
      <style:text-properties fo:color="#282828" loext:opacity="100%" fo:letter-spacing="-0.014cm" style:text-scale="115%"/>
    </style:style>
    <style:style style:name="T126" style:family="text">
      <style:text-properties fo:color="#282828" loext:opacity="100%" fo:letter-spacing="-0.004cm" style:text-scale="115%"/>
    </style:style>
    <style:style style:name="T127" style:family="text">
      <style:text-properties fo:color="#282828" loext:opacity="100%" fo:letter-spacing="-0.004cm" style:text-scale="110%"/>
    </style:style>
    <style:style style:name="T128" style:family="text">
      <style:text-properties fo:color="#282828" loext:opacity="100%" style:text-scale="110%"/>
    </style:style>
    <style:style style:name="T129" style:family="text">
      <style:text-properties fo:color="#282828" loext:opacity="100%" fo:letter-spacing="0.014cm" style:text-scale="110%"/>
    </style:style>
    <style:style style:name="T130" style:family="text">
      <style:text-properties fo:color="#282828" loext:opacity="100%" fo:letter-spacing="0.016cm" style:text-scale="110%"/>
    </style:style>
    <style:style style:name="T131" style:family="text">
      <style:text-properties fo:color="#282828" loext:opacity="100%" fo:letter-spacing="-0.025cm" style:text-scale="110%"/>
    </style:style>
    <style:style style:name="T132" style:family="text">
      <style:text-properties fo:color="#282828" loext:opacity="100%" fo:letter-spacing="-0.025cm" style:text-scale="115%"/>
    </style:style>
    <style:style style:name="T133" style:family="text">
      <style:text-properties fo:color="#282828" loext:opacity="100%" fo:letter-spacing="-0.023cm" style:text-scale="110%"/>
    </style:style>
    <style:style style:name="T134" style:family="text">
      <style:text-properties fo:color="#282828" loext:opacity="100%" fo:letter-spacing="0.071cm" style:text-scale="110%"/>
    </style:style>
    <style:style style:name="T135" style:family="text">
      <style:text-properties fo:color="#282828" loext:opacity="100%" fo:letter-spacing="0.141cm" style:text-scale="115%"/>
    </style:style>
    <style:style style:name="T136" style:family="text">
      <style:text-properties fo:color="#282828" loext:opacity="100%" fo:letter-spacing="-0.005cm" style:text-scale="115%"/>
    </style:style>
    <style:style style:name="T137" style:family="text">
      <style:text-properties fo:color="#282828" loext:opacity="100%" fo:letter-spacing="-0.026cm" style:text-scale="115%"/>
    </style:style>
    <style:style style:name="T138" style:family="text">
      <style:text-properties fo:color="#282828" loext:opacity="100%" fo:letter-spacing="-0.028cm" style:text-scale="115%"/>
    </style:style>
    <style:style style:name="T139" style:family="text">
      <style:text-properties fo:color="#282828" loext:opacity="100%" fo:letter-spacing="-0.011cm" style:text-scale="115%"/>
    </style:style>
    <style:style style:name="T140" style:family="text">
      <style:text-properties fo:color="#282828" loext:opacity="100%" fo:letter-spacing="0.03cm" style:text-scale="110%"/>
    </style:style>
    <style:style style:name="T141" style:family="text">
      <style:text-properties fo:color="#282828" loext:opacity="100%" fo:letter-spacing="0.032cm" style:text-scale="110%"/>
    </style:style>
    <style:style style:name="T142" style:family="text">
      <style:text-properties fo:color="#282828" loext:opacity="100%" fo:letter-spacing="0.025cm" style:text-scale="110%"/>
    </style:style>
    <style:style style:name="T143" style:family="text">
      <style:text-properties fo:color="#282828" loext:opacity="100%" fo:letter-spacing="0.026cm" style:text-scale="110%"/>
    </style:style>
    <style:style style:name="T144" style:family="text">
      <style:text-properties fo:color="#282828" loext:opacity="100%" fo:letter-spacing="0.099cm" style:text-scale="110%"/>
    </style:style>
    <style:style style:name="T145" style:family="text">
      <style:text-properties fo:color="#282828" loext:opacity="100%" fo:letter-spacing="0.101cm" style:text-scale="110%"/>
    </style:style>
    <style:style style:name="T146" style:family="text">
      <style:text-properties fo:color="#282828" loext:opacity="100%" fo:letter-spacing="-0.018cm" style:text-scale="115%"/>
    </style:style>
    <style:style style:name="T147" style:family="text">
      <style:text-properties fo:color="#282828" loext:opacity="100%" fo:letter-spacing="-0.016cm" style:text-scale="115%"/>
    </style:style>
    <style:style style:name="T148" style:family="text">
      <style:text-properties fo:color="#282828" loext:opacity="100%" fo:letter-spacing="0.037cm" style:text-scale="110%"/>
    </style:style>
    <style:style style:name="T149" style:family="text">
      <style:text-properties fo:color="#282828" loext:opacity="100%" fo:letter-spacing="0.051cm" style:text-scale="110%"/>
    </style:style>
    <style:style style:name="T150" style:family="text">
      <style:text-properties fo:color="#282828" loext:opacity="100%" fo:letter-spacing="0.053cm" style:text-scale="110%"/>
    </style:style>
    <style:style style:name="T151" style:family="text">
      <style:text-properties fo:color="#282828" loext:opacity="100%" fo:letter-spacing="-0.009cm" style:text-scale="110%"/>
    </style:style>
    <style:style style:name="T152" style:family="text">
      <style:text-properties fo:color="#282828" loext:opacity="100%" fo:font-size="9pt" style:font-size-asian="9pt" style:text-scale="110%"/>
    </style:style>
    <style:style style:name="T153" style:family="text">
      <style:text-properties fo:color="#282828" loext:opacity="100%" fo:font-size="9pt" style:font-size-asian="9pt"/>
    </style:style>
    <style:style style:name="T154" style:family="text">
      <style:text-properties fo:color="#282828" loext:opacity="100%" fo:font-size="9pt" style:font-size-asian="9pt" style:text-scale="115%"/>
    </style:style>
    <style:style style:name="T155" style:family="text">
      <style:text-properties fo:color="#282828" loext:opacity="100%" fo:font-size="9pt" style:font-size-asian="9pt" style:text-scale="105%"/>
    </style:style>
    <style:style style:name="T156" style:family="text">
      <style:text-properties fo:color="#282828" loext:opacity="100%" fo:font-size="9pt" fo:letter-spacing="0.021cm" style:font-size-asian="9pt" style:text-scale="110%"/>
    </style:style>
    <style:style style:name="T157" style:family="text">
      <style:text-properties fo:color="#282828" loext:opacity="100%" fo:font-size="9pt" fo:letter-spacing="0.023cm" style:font-size-asian="9pt" style:text-scale="110%"/>
    </style:style>
    <style:style style:name="T158" style:family="text">
      <style:text-properties fo:color="#282828" loext:opacity="100%" fo:font-size="9pt" fo:letter-spacing="-0.004cm" style:font-size-asian="9pt" style:text-scale="110%"/>
    </style:style>
    <style:style style:name="T159" style:family="text">
      <style:text-properties fo:color="#282828" loext:opacity="100%" fo:font-size="9pt" fo:letter-spacing="-0.004cm" style:font-size-asian="9pt" style:text-scale="105%"/>
    </style:style>
    <style:style style:name="T160" style:family="text">
      <style:text-properties fo:color="#282828" loext:opacity="100%" fo:font-size="9pt" fo:letter-spacing="-0.004cm" style:font-size-asian="9pt" style:text-scale="115%"/>
    </style:style>
    <style:style style:name="T161" style:family="text">
      <style:text-properties fo:color="#282828" loext:opacity="100%" fo:font-size="9pt" fo:letter-spacing="0.095cm" style:font-size-asian="9pt" style:text-scale="110%"/>
    </style:style>
    <style:style style:name="T162" style:family="text">
      <style:text-properties fo:color="#282828" loext:opacity="100%" fo:font-size="9pt" fo:letter-spacing="0.097cm" style:font-size-asian="9pt" style:text-scale="110%"/>
    </style:style>
    <style:style style:name="T163" style:family="text">
      <style:text-properties fo:color="#282828" loext:opacity="100%" fo:font-size="9pt" fo:letter-spacing="-0.009cm" style:font-size-asian="9pt" style:text-scale="105%"/>
    </style:style>
    <style:style style:name="T164" style:family="text">
      <style:text-properties fo:color="#282828" loext:opacity="100%" fo:font-size="9pt" fo:letter-spacing="0.028cm" style:font-size-asian="9pt" style:text-scale="110%"/>
    </style:style>
    <style:style style:name="T165" style:family="text">
      <style:text-properties fo:color="#282828" loext:opacity="100%" fo:font-size="9pt" fo:letter-spacing="-0.011cm" style:font-size-asian="9pt" style:text-scale="105%"/>
    </style:style>
    <style:style style:name="T166" style:family="text">
      <style:text-properties fo:color="#282828" loext:opacity="100%" fo:font-size="9pt" fo:letter-spacing="-0.011cm" style:font-size-asian="9pt" style:text-scale="115%"/>
    </style:style>
    <style:style style:name="T167" style:family="text">
      <style:text-properties fo:color="#282828" loext:opacity="100%" fo:font-size="9pt" fo:letter-spacing="0.141cm" style:font-size-asian="9pt" style:text-scale="110%"/>
    </style:style>
    <style:style style:name="T168" style:family="text">
      <style:text-properties fo:color="#282828" loext:opacity="100%" fo:font-size="9pt" fo:letter-spacing="-0.012cm" style:font-size-asian="9pt" style:text-scale="115%"/>
    </style:style>
    <style:style style:name="T169" style:family="text">
      <style:text-properties fo:color="#282828" loext:opacity="100%" fo:font-size="9pt" fo:letter-spacing="0.081cm" style:font-size-asian="9pt" style:text-scale="105%"/>
    </style:style>
    <style:style style:name="T170" style:family="text">
      <style:text-properties fo:color="#282828" loext:opacity="100%" fo:font-size="9pt" fo:letter-spacing="0.083cm" style:font-size-asian="9pt" style:text-scale="105%"/>
    </style:style>
    <style:style style:name="T171" style:family="text">
      <style:text-properties fo:color="#282828" loext:opacity="100%" fo:font-size="9pt" fo:letter-spacing="-0.018cm" style:font-size-asian="9pt" style:text-scale="105%"/>
    </style:style>
    <style:style style:name="T172" style:family="text">
      <style:text-properties fo:color="#282828" loext:opacity="100%" fo:font-size="9pt" fo:letter-spacing="0.03cm" style:font-size-asian="9pt" style:text-scale="110%"/>
    </style:style>
    <style:style style:name="T173" style:family="text">
      <style:text-properties fo:color="#282828" loext:opacity="100%" fo:font-size="9pt" fo:letter-spacing="0.026cm" style:font-size-asian="9pt" style:text-scale="110%"/>
    </style:style>
    <style:style style:name="T174" style:family="text">
      <style:text-properties fo:color="#282828" loext:opacity="100%" fo:font-size="9pt" fo:letter-spacing="0.048cm" style:font-size-asian="9pt" style:text-scale="110%"/>
    </style:style>
    <style:style style:name="T175" style:family="text">
      <style:text-properties fo:color="#282828" loext:opacity="100%" fo:font-size="9pt" fo:letter-spacing="-0.016cm" style:font-size-asian="9pt" style:text-scale="115%"/>
    </style:style>
    <style:style style:name="T176" style:family="text">
      <style:text-properties fo:color="#282828" loext:opacity="100%" fo:font-size="9pt" fo:letter-spacing="-0.025cm" style:font-size-asian="9pt" style:text-scale="115%"/>
    </style:style>
    <style:style style:name="T177" style:family="text">
      <style:text-properties fo:color="#282828" loext:opacity="100%" fo:font-size="9pt" fo:letter-spacing="-0.023cm" style:font-size-asian="9pt" style:text-scale="115%"/>
    </style:style>
    <style:style style:name="T178" style:family="text">
      <style:text-properties fo:color="#282828" loext:opacity="100%" style:font-name="Trebuchet MS" fo:font-size="10pt" fo:font-weight="bold" style:font-size-asian="10pt" style:font-weight-asian="bold" style:text-scale="115%"/>
    </style:style>
    <style:style style:name="T179" style:family="text">
      <style:text-properties fo:color="#282828" loext:opacity="100%" style:font-name="Trebuchet MS" fo:font-size="10pt" fo:font-weight="bold" style:font-size-asian="10pt" style:font-weight-asian="bold"/>
    </style:style>
    <style:style style:name="T180" style:family="text">
      <style:text-properties fo:color="#282828" loext:opacity="100%" style:font-name="Trebuchet MS" fo:font-size="10pt" fo:letter-spacing="0.03cm" fo:font-weight="bold" style:font-size-asian="10pt" style:font-weight-asian="bold" style:text-scale="115%"/>
    </style:style>
    <style:style style:name="T181" style:family="text">
      <style:text-properties fo:color="#282828" loext:opacity="100%" style:font-name="Trebuchet MS" fo:font-size="10pt" fo:letter-spacing="-0.004cm" fo:font-weight="bold" style:font-size-asian="10pt" style:font-weight-asian="bold" style:text-scale="115%"/>
    </style:style>
    <style:style style:name="T182" style:family="text">
      <style:text-properties fo:color="#282828" loext:opacity="100%" style:font-name="Trebuchet MS" fo:font-size="10pt" fo:letter-spacing="-0.004cm" fo:font-weight="bold" style:font-size-asian="10pt" style:font-weight-asian="bold" style:text-scale="110%"/>
    </style:style>
    <style:style style:name="T183" style:family="text">
      <style:text-properties fo:color="#282828" loext:opacity="100%" style:font-name="Trebuchet MS" fo:font-size="10pt" fo:letter-spacing="0.039cm" fo:font-weight="bold" style:font-size-asian="10pt" style:font-weight-asian="bold" style:text-scale="115%"/>
    </style:style>
    <style:style style:name="T184" style:family="text">
      <style:text-properties fo:color="#282828" loext:opacity="100%" style:font-name="Trebuchet MS" fo:font-size="10pt" fo:letter-spacing="0.004cm" fo:font-weight="bold" style:font-size-asian="10pt" style:font-weight-asian="bold" style:text-scale="115%"/>
    </style:style>
    <style:style style:name="T185" style:family="text">
      <style:text-properties fo:color="#282828" loext:opacity="100%" style:font-name="Trebuchet MS" fo:font-size="10pt" fo:letter-spacing="0.081cm" fo:font-weight="bold" style:font-size-asian="10pt" style:font-weight-asian="bold" style:text-scale="115%"/>
    </style:style>
    <style:style style:name="T186" style:family="text">
      <style:text-properties fo:color="#282828" loext:opacity="100%" style:font-name="Trebuchet MS" fo:letter-spacing="-0.004cm" fo:font-weight="bold" style:font-weight-asian="bold" style:text-scale="115%"/>
    </style:style>
    <style:style style:name="T187" style:family="text">
      <style:text-properties fo:color="#282828" loext:opacity="100%" style:font-name="Trebuchet MS" fo:font-weight="bold" style:font-weight-asian="bold"/>
    </style:style>
    <style:style style:name="T188" style:family="text">
      <style:text-properties fo:color="#787878" loext:opacity="100%" style:font-name="Trebuchet MS" fo:font-size="8pt" fo:font-style="italic" style:font-size-asian="8pt" style:font-style-asian="italic" style:text-scale="115%"/>
    </style:style>
    <style:style style:name="T189" style:family="text">
      <style:text-properties fo:color="#787878" loext:opacity="100%" style:font-name="Trebuchet MS" fo:font-size="8pt" fo:letter-spacing="-0.021cm" fo:font-style="italic" style:font-size-asian="8pt" style:font-style-asian="italic" style:text-scale="115%"/>
    </style:style>
    <style:style style:name="T190" style:family="text">
      <style:text-properties fo:color="#787878" loext:opacity="100%" style:font-name="Trebuchet MS" fo:font-size="8pt" fo:letter-spacing="0.056cm" fo:font-style="italic" style:font-size-asian="8pt" style:font-style-asian="italic" style:text-scale="115%"/>
    </style:style>
    <style:style style:name="T191" style:family="text">
      <style:text-properties fo:color="#787878" loext:opacity="100%" style:font-name="Trebuchet MS" fo:font-size="8pt" fo:letter-spacing="0.058cm" fo:font-style="italic" style:font-size-asian="8pt" style:font-style-asian="italic" style:text-scale="115%"/>
    </style:style>
    <style:style style:name="T192" style:family="text">
      <style:text-properties fo:color="#787878" loext:opacity="100%" style:font-name="Trebuchet MS" fo:font-size="8pt" fo:letter-spacing="-0.019cm" fo:font-style="italic" style:font-size-asian="8pt" style:font-style-asian="italic" style:text-scale="115%"/>
    </style:style>
    <style:style style:name="T193" style:family="text">
      <style:text-properties fo:color="#787878" loext:opacity="100%" style:font-name="Trebuchet MS" fo:font-size="8pt" fo:letter-spacing="-0.007cm" fo:font-style="italic" style:font-size-asian="8pt" style:font-style-asian="italic" style:text-scale="115%"/>
    </style:style>
    <style:style style:name="T194" style:family="text">
      <style:text-properties fo:color="#787878" loext:opacity="100%" style:font-name="Trebuchet MS" fo:font-size="8pt" fo:letter-spacing="-0.018cm" fo:font-style="italic" style:font-size-asian="8pt" style:font-style-asian="italic" style:text-scale="115%"/>
    </style:style>
    <style:style style:name="T195" style:family="text">
      <style:text-properties fo:color="#787878" loext:opacity="100%" style:font-name="Trebuchet MS" fo:font-size="8pt" fo:letter-spacing="-0.009cm" fo:font-style="italic" style:font-size-asian="8pt" style:font-style-asian="italic" style:text-scale="115%"/>
    </style:style>
    <style:style style:name="T196" style:family="text">
      <style:text-properties fo:color="#959595" loext:opacity="100%" style:font-name="Trebuchet MS" fo:font-size="7pt" fo:font-style="italic" style:font-size-asian="7pt" style:font-style-asian="italic" style:text-scale="115%"/>
    </style:style>
    <style:style style:name="T197" style:family="text">
      <style:text-properties fo:color="#959595" loext:opacity="100%" style:font-name="Trebuchet MS" fo:font-size="7pt" fo:font-style="italic" style:font-size-asian="7pt" style:font-style-asian="italic"/>
    </style:style>
    <style:style style:name="T198" style:family="text">
      <style:text-properties fo:color="#959595" loext:opacity="100%" style:font-name="Trebuchet MS" fo:font-size="7pt" fo:font-style="italic" style:font-size-asian="7pt" style:font-style-asian="italic" style:text-scale="210%"/>
    </style:style>
    <style:style style:name="T199" style:family="text">
      <style:text-properties fo:color="#959595" loext:opacity="100%" style:font-name="Trebuchet MS" fo:font-size="7pt" fo:letter-spacing="-0.023cm" fo:font-style="italic" style:font-size-asian="7pt" style:font-style-asian="italic" style:text-scale="115%"/>
    </style:style>
    <style:style style:name="T200" style:family="text">
      <style:text-properties fo:color="#959595" loext:opacity="100%" style:font-name="Trebuchet MS" fo:font-size="7pt" fo:letter-spacing="0.016cm" fo:font-style="italic" style:font-size-asian="7pt" style:font-style-asian="italic" style:text-scale="115%"/>
    </style:style>
    <style:style style:name="T201" style:family="text">
      <style:text-properties fo:color="#959595" loext:opacity="100%" style:font-name="Trebuchet MS" fo:font-size="7pt" fo:letter-spacing="0.026cm" fo:font-style="italic" style:font-size-asian="7pt" style:font-style-asian="italic" style:text-scale="115%"/>
    </style:style>
    <style:style style:name="T202" style:family="text">
      <style:text-properties fo:color="#959595" loext:opacity="100%" style:font-name="Trebuchet MS" fo:font-size="7pt" fo:letter-spacing="-0.021cm" fo:font-style="italic" style:font-size-asian="7pt" style:font-style-asian="italic" style:text-scale="115%"/>
    </style:style>
    <style:style style:name="T203" style:family="text">
      <style:text-properties fo:color="#959595" loext:opacity="100%" style:font-name="Trebuchet MS" fo:font-size="7pt" fo:letter-spacing="0.039cm" fo:font-style="italic" style:font-size-asian="7pt" style:font-style-asian="italic" style:text-scale="115%"/>
    </style:style>
    <style:style style:name="T204" style:family="text">
      <style:text-properties fo:color="#959595" loext:opacity="100%" style:font-name="Trebuchet MS" fo:font-size="7pt" fo:letter-spacing="-0.018cm" fo:font-style="italic" style:font-size-asian="7pt" style:font-style-asian="italic" style:text-scale="210%"/>
    </style:style>
    <style:style style:name="T205" style:family="text">
      <style:text-properties fo:color="#959595" loext:opacity="100%" style:font-name="Trebuchet MS" fo:font-size="7pt" fo:letter-spacing="-0.044cm" fo:font-style="italic" style:font-size-asian="7pt" style:font-style-asian="italic" style:text-scale="210%"/>
    </style:style>
    <style:style style:name="T206" style:family="text">
      <style:text-properties fo:color="#959595" loext:opacity="100%" style:font-name="Trebuchet MS" fo:font-size="7pt" fo:letter-spacing="-0.025cm" fo:font-style="italic" style:font-size-asian="7pt" style:font-style-asian="italic" style:text-scale="115%"/>
    </style:style>
    <style:style style:name="T207" style:family="text">
      <style:text-properties fo:color="#3c3c3c" loext:opacity="100%" style:text-scale="120%"/>
    </style:style>
    <style:style style:name="T208" style:family="text">
      <style:text-properties fo:color="#3c3c3c" loext:opacity="100%" fo:letter-spacing="-0.002cm" style:text-scale="120%"/>
    </style:style>
    <style:style style:name="T209" style:family="text">
      <style:text-properties fo:color="#3c3c3c" loext:opacity="100%" fo:letter-spacing="-0.004cm" style:text-scale="120%"/>
    </style:style>
    <style:style style:name="T210" style:family="text">
      <style:text-properties fo:color="#3c3c3c" loext:opacity="100%" fo:letter-spacing="-0.004cm" style:text-scale="125%"/>
    </style:style>
    <style:style style:name="T211" style:family="text">
      <style:text-properties fo:color="#3c3c3c" loext:opacity="100%" fo:letter-spacing="-0.009cm" style:text-scale="120%"/>
    </style:style>
    <style:style style:name="T212" style:family="text">
      <style:text-properties fo:color="#3c3c3c" loext:opacity="100%" style:text-scale="125%"/>
    </style:style>
    <style:style style:name="T213" style:family="text">
      <style:text-properties fo:color="#3c3c3c" loext:opacity="100%" fo:letter-spacing="-0.03cm" style:text-scale="125%"/>
    </style:style>
    <style:style style:name="T214" style:family="text">
      <style:text-properties fo:color="#3c3c3c" loext:opacity="100%" fo:letter-spacing="0.002cm" style:text-scale="120%"/>
    </style:style>
    <style:style style:name="T215" style:family="text">
      <style:text-properties fo:color="#3c3c3c" loext:opacity="100%" fo:letter-spacing="0.004cm" style:text-scale="120%"/>
    </style:style>
    <style:style style:name="T216" style:family="text">
      <style:text-properties fo:color="#3c3c3c" loext:opacity="100%" fo:letter-spacing="-0.025cm" style:text-scale="120%"/>
    </style:style>
    <style:style style:name="T217" style:family="text">
      <style:text-properties fo:color="#3c3c3c" loext:opacity="100%" fo:letter-spacing="-0.007cm" style:text-scale="120%"/>
    </style:style>
    <style:style style:name="T218" style:family="text">
      <style:text-properties fo:color="#3c3c3c" loext:opacity="100%" fo:letter-spacing="0.051cm" style:text-scale="120%"/>
    </style:style>
    <style:style style:name="T219" style:family="text">
      <style:text-properties fo:color="#3c3c3c" loext:opacity="100%" fo:letter-spacing="0.009cm" style:text-scale="120%"/>
    </style:style>
    <style:style style:name="T220" style:family="text">
      <style:text-properties fo:color="#3c3c3c" loext:opacity="100%" fo:letter-spacing="-0.012cm" style:text-scale="120%"/>
    </style:style>
    <style:style style:name="T221" style:family="text">
      <style:text-properties fo:color="#3c3c3c" loext:opacity="100%" fo:letter-spacing="-0.037cm" style:text-scale="125%"/>
    </style:style>
    <style:style style:name="T222" style:family="text">
      <style:text-properties fo:color="#3c3c3c" loext:opacity="100%" fo:letter-spacing="-0.035cm" style:text-scale="125%"/>
    </style:style>
    <style:style style:name="T223" style:family="text">
      <style:text-properties fo:color="#3c3c3c" loext:opacity="100%" fo:letter-spacing="-0.005cm" style:text-scale="120%"/>
    </style:style>
    <style:style style:name="T224" style:family="text">
      <style:text-properties fo:color="#3c3c3c" loext:opacity="100%" fo:letter-spacing="0.005cm" style:text-scale="120%"/>
    </style:style>
    <style:style style:name="T225" style:family="text">
      <style:text-properties fo:color="#3c3c3c" loext:opacity="100%" fo:letter-spacing="0.012cm" style:text-scale="120%"/>
    </style:style>
    <style:style style:name="T226" style:family="text">
      <style:text-properties fo:color="#3c3c3c" loext:opacity="100%" fo:letter-spacing="0.012cm" style:text-scale="125%"/>
    </style:style>
    <style:style style:name="T227" style:family="text">
      <style:text-properties fo:color="#3c3c3c" loext:opacity="100%" fo:letter-spacing="-0.028cm" style:text-scale="125%"/>
    </style:style>
    <style:style style:name="T228" style:family="text">
      <style:text-properties fo:color="#3c3c3c" loext:opacity="100%" fo:letter-spacing="-0.026cm" style:text-scale="125%"/>
    </style:style>
    <style:style style:name="T229" style:family="text">
      <style:text-properties fo:color="#3c3c3c" loext:opacity="100%" fo:letter-spacing="0.007cm" style:text-scale="120%"/>
    </style:style>
    <style:style style:name="T230" style:family="text">
      <style:text-properties fo:color="#3c3c3c" loext:opacity="100%" fo:letter-spacing="0.016cm" style:text-scale="120%"/>
    </style:style>
    <style:style style:name="T231" style:family="text">
      <style:text-properties fo:color="#3c3c3c" loext:opacity="100%" fo:letter-spacing="-0.014cm" style:text-scale="120%"/>
    </style:style>
    <style:style style:name="T232" style:family="text">
      <style:text-properties fo:color="#3c3c3c" loext:opacity="100%" style:font-name="Trebuchet MS" fo:font-size="11pt" fo:font-weight="bold" style:font-size-asian="11pt" style:font-weight-asian="bold" style:text-scale="120%"/>
    </style:style>
    <style:style style:name="T233" style:family="text">
      <style:text-properties fo:color="#3c3c3c" loext:opacity="100%" style:font-name="Trebuchet MS" fo:font-size="11pt" fo:letter-spacing="-0.032cm" fo:font-weight="bold" style:font-size-asian="11pt" style:font-weight-asian="bold" style:text-scale="120%"/>
    </style:style>
    <style:style style:name="T234" style:family="text">
      <style:text-properties fo:color="#3c3c3c" loext:opacity="100%" style:font-name="Trebuchet MS" fo:font-size="11pt" fo:letter-spacing="-0.007cm" fo:font-weight="bold" style:font-size-asian="11pt" style:font-weight-asian="bold" style:text-scale="120%"/>
    </style:style>
    <style:style style:name="T235" style:family="text">
      <style:text-properties fo:font-size="10pt" style:font-size-asian="10pt"/>
    </style:style>
    <style:style style:name="T236" style:family="text">
      <style:text-properties fo:color="#1d1d1d" loext:opacity="100%" fo:font-size="9pt" fo:letter-spacing="-0.004cm" style:font-size-asian="9pt" style:text-scale="115%"/>
    </style:style>
    <style:style style:name="T237" style:family="text">
      <style:text-properties fo:color="#1d1d1d" loext:opacity="100%" fo:font-size="9pt" fo:letter-spacing="-0.004cm" style:font-size-asian="9pt" style:text-scale="110%"/>
    </style:style>
    <style:style style:name="T238" style:family="text">
      <style:text-properties fo:color="#1d1d1d" loext:opacity="100%" fo:font-size="9pt" fo:letter-spacing="-0.004cm" style:font-size-asian="9pt" style:text-scale="120%"/>
    </style:style>
    <style:style style:name="T239" style:family="text">
      <style:text-properties fo:color="#1d1d1d" loext:opacity="100%" fo:font-size="9pt" fo:letter-spacing="-0.004cm" fo:background-color="#f0f0f0" loext:char-shading-value="0" style:font-size-asian="9pt" style:text-scale="115%"/>
    </style:style>
    <style:style style:name="T240" style:family="text">
      <style:text-properties fo:color="#1d1d1d" loext:opacity="100%" fo:font-size="9pt" fo:letter-spacing="0.014cm" style:font-size-asian="9pt" style:text-scale="115%"/>
    </style:style>
    <style:style style:name="T241" style:family="text">
      <style:text-properties fo:color="#1d1d1d" loext:opacity="100%" fo:font-size="9pt" fo:letter-spacing="0.016cm" style:font-size-asian="9pt" style:text-scale="115%"/>
    </style:style>
    <style:style style:name="T242" style:family="text">
      <style:text-properties fo:color="#1d1d1d" loext:opacity="100%" fo:font-size="9pt" style:font-size-asian="9pt" style:text-scale="115%"/>
    </style:style>
    <style:style style:name="T243" style:family="text">
      <style:text-properties fo:color="#1d1d1d" loext:opacity="100%" fo:font-size="9pt" style:font-size-asian="9pt" style:text-scale="110%"/>
    </style:style>
    <style:style style:name="T244" style:family="text">
      <style:text-properties fo:color="#1d1d1d" loext:opacity="100%" fo:font-size="9pt" style:font-size-asian="9pt" style:text-scale="120%"/>
    </style:style>
    <style:style style:name="T245" style:family="text">
      <style:text-properties fo:color="#1d1d1d" loext:opacity="100%" fo:font-size="9pt" style:font-size-asian="9pt" style:text-scale="105%"/>
    </style:style>
    <style:style style:name="T246" style:family="text">
      <style:text-properties fo:color="#1d1d1d" loext:opacity="100%" fo:font-size="9pt" fo:letter-spacing="-0.005cm" style:font-size-asian="9pt" style:text-scale="115%"/>
    </style:style>
    <style:style style:name="T247" style:family="text">
      <style:text-properties fo:color="#1d1d1d" loext:opacity="100%" fo:font-size="9pt" fo:letter-spacing="-0.005cm" style:font-size-asian="9pt" style:text-scale="125%"/>
    </style:style>
    <style:style style:name="T248" style:family="text">
      <style:text-properties fo:color="#1d1d1d" loext:opacity="100%" fo:font-size="9pt" fo:letter-spacing="-0.007cm" style:font-size-asian="9pt" style:text-scale="115%"/>
    </style:style>
    <style:style style:name="T249" style:family="text">
      <style:text-properties fo:color="#1d1d1d" loext:opacity="100%" fo:font-size="9pt" fo:letter-spacing="-0.007cm" style:font-size-asian="9pt" style:text-scale="120%"/>
    </style:style>
    <style:style style:name="T250" style:family="text">
      <style:text-properties fo:color="#1d1d1d" loext:opacity="100%" fo:font-size="9pt" fo:letter-spacing="-0.014cm" style:font-size-asian="9pt" style:text-scale="115%"/>
    </style:style>
    <style:style style:name="T251" style:family="text">
      <style:text-properties fo:color="#1d1d1d" loext:opacity="100%" fo:font-size="9pt" fo:letter-spacing="-0.012cm" style:font-size-asian="9pt" style:text-scale="115%"/>
    </style:style>
    <style:style style:name="T252" style:family="text">
      <style:text-properties fo:color="#1d1d1d" loext:opacity="100%" fo:font-size="9pt" fo:letter-spacing="-0.012cm" fo:background-color="#f0f0f0" loext:char-shading-value="0" style:font-size-asian="9pt" style:text-scale="115%"/>
    </style:style>
    <style:style style:name="T253" style:family="text">
      <style:text-properties fo:color="#1d1d1d" loext:opacity="100%" fo:font-size="9pt" fo:letter-spacing="-0.009cm" style:font-size-asian="9pt" style:text-scale="115%"/>
    </style:style>
    <style:style style:name="T254" style:family="text">
      <style:text-properties fo:color="#1d1d1d" loext:opacity="100%" fo:font-size="9pt" fo:letter-spacing="-0.009cm" style:font-size-asian="9pt" style:text-scale="155%"/>
    </style:style>
    <style:style style:name="T255" style:family="text">
      <style:text-properties fo:color="#1d1d1d" loext:opacity="100%" fo:font-size="9pt" fo:letter-spacing="0.021cm" style:font-size-asian="9pt" style:text-scale="110%"/>
    </style:style>
    <style:style style:name="T256" style:family="text">
      <style:text-properties fo:color="#1d1d1d" loext:opacity="100%" fo:font-size="9pt" fo:letter-spacing="0.023cm" style:font-size-asian="9pt" style:text-scale="110%"/>
    </style:style>
    <style:style style:name="T257" style:family="text">
      <style:text-properties fo:color="#1d1d1d" loext:opacity="100%" fo:font-size="9pt" fo:letter-spacing="-0.018cm" style:font-size-asian="9pt" style:text-scale="110%"/>
    </style:style>
    <style:style style:name="T258" style:family="text">
      <style:text-properties fo:color="#1d1d1d" loext:opacity="100%" fo:font-size="9pt" fo:letter-spacing="-0.018cm" style:font-size-asian="9pt" style:text-scale="105%"/>
    </style:style>
    <style:style style:name="T259" style:family="text">
      <style:text-properties fo:color="#1d1d1d" loext:opacity="100%" fo:font-size="9pt" fo:letter-spacing="-0.018cm" style:font-size-asian="9pt" style:text-scale="190%"/>
    </style:style>
    <style:style style:name="T260" style:family="text">
      <style:text-properties fo:color="#1d1d1d" loext:opacity="100%" fo:font-size="9pt" fo:letter-spacing="-0.018cm" style:font-size-asian="9pt" style:text-scale="125%"/>
    </style:style>
    <style:style style:name="T261" style:family="text">
      <style:text-properties fo:color="#1d1d1d" loext:opacity="100%" fo:font-size="9pt" fo:letter-spacing="-0.018cm" style:font-size-asian="9pt" style:text-scale="140%"/>
    </style:style>
    <style:style style:name="T262" style:family="text">
      <style:text-properties fo:color="#1d1d1d" loext:opacity="100%" fo:font-size="9pt" fo:letter-spacing="0.004cm" style:font-size-asian="9pt" style:text-scale="115%"/>
    </style:style>
    <style:style style:name="T263" style:family="text">
      <style:text-properties fo:color="#1d1d1d" loext:opacity="100%" fo:font-size="9pt" fo:letter-spacing="-0.002cm" style:font-size-asian="9pt" style:text-scale="110%"/>
    </style:style>
    <style:style style:name="T264" style:family="text">
      <style:text-properties fo:color="#1d1d1d" loext:opacity="100%" fo:font-size="9pt" fo:letter-spacing="-0.002cm" style:font-size-asian="9pt" style:text-scale="120%"/>
    </style:style>
    <style:style style:name="T265" style:family="text">
      <style:text-properties fo:color="#1d1d1d" loext:opacity="100%" fo:font-size="9pt" fo:letter-spacing="-0.023cm" style:font-size-asian="9pt" style:text-scale="120%"/>
    </style:style>
    <style:style style:name="T266" style:family="text">
      <style:text-properties fo:color="#1d1d1d" loext:opacity="100%" fo:font-size="9pt" fo:letter-spacing="-0.016cm" fo:background-color="#f0f0f0" loext:char-shading-value="0" style:font-size-asian="9pt" style:text-scale="115%"/>
    </style:style>
    <style:style style:name="T267" style:family="text">
      <style:text-properties fo:color="#1d1d1d" loext:opacity="100%" fo:font-size="9pt" fo:background-color="#f0f0f0" loext:char-shading-value="0" style:font-size-asian="9pt" style:text-scale="115%"/>
    </style:style>
    <style:style style:name="T268" style:family="text">
      <style:text-properties fo:color="#1d1d1d" loext:opacity="100%" fo:font-size="9pt" fo:background-color="#f0f0f0" loext:char-shading-value="0" style:font-size-asian="9pt"/>
    </style:style>
    <style:style style:name="T269" style:family="text">
      <style:text-properties fo:color="#1d1d1d" loext:opacity="100%" fo:font-size="9pt" fo:letter-spacing="0.049cm" style:font-size-asian="9pt" style:text-scale="110%"/>
    </style:style>
    <style:style style:name="T270" style:family="text">
      <style:text-properties fo:color="#1d1d1d" loext:opacity="100%" fo:font-size="9pt" fo:letter-spacing="0.051cm" style:font-size-asian="9pt" style:text-scale="110%"/>
    </style:style>
    <style:style style:name="T271" style:family="text">
      <style:text-properties fo:color="#1d1d1d" loext:opacity="100%" fo:font-size="9pt" fo:letter-spacing="0.051cm" style:font-size-asian="9pt" style:text-scale="115%"/>
    </style:style>
    <style:style style:name="T272" style:family="text">
      <style:text-properties fo:color="#1d1d1d" loext:opacity="100%" fo:font-size="9pt" fo:letter-spacing="0.065cm" style:font-size-asian="9pt" style:text-scale="105%"/>
    </style:style>
    <style:style style:name="T273" style:family="text">
      <style:text-properties fo:color="#1d1d1d" loext:opacity="100%" fo:font-size="9pt" fo:letter-spacing="0.067cm" style:font-size-asian="9pt" style:text-scale="105%"/>
    </style:style>
    <style:style style:name="T274" style:family="text">
      <style:text-properties fo:color="#1d1d1d" loext:opacity="100%" fo:font-size="9pt" fo:letter-spacing="0.03cm" style:font-size-asian="9pt" style:text-scale="110%"/>
    </style:style>
    <style:style style:name="T275" style:family="text">
      <style:text-properties fo:color="#1d1d1d" loext:opacity="100%" fo:font-size="9pt" fo:letter-spacing="0.032cm" style:font-size-asian="9pt" style:text-scale="110%"/>
    </style:style>
    <style:style style:name="T276" style:family="text">
      <style:text-properties fo:color="#1d1d1d" loext:opacity="100%" fo:font-size="9pt" fo:letter-spacing="0.095cm" style:font-size-asian="9pt" style:text-scale="110%"/>
    </style:style>
    <style:style style:name="T277" style:family="text">
      <style:text-properties fo:font-size="9pt" style:font-size-asian="9pt"/>
    </style:style>
    <style:style style:name="T278" style:family="text">
      <style:text-properties fo:color="#000000" loext:opacity="100%" fo:font-size="9pt" style:font-size-asian="9pt"/>
    </style:style>
    <style:style style:name="T279" style:family="text">
      <style:text-properties fo:color="#000000" loext:opacity="100%" style:font-name="Trebuchet MS" fo:font-size="10pt" fo:font-weight="bold" style:font-size-asian="10pt" style:font-weight-asian="bold"/>
    </style:style>
    <style:style style:name="T280" style:family="text">
      <style:text-properties fo:font-size="5.5pt" style:font-size-asian="5.5pt"/>
    </style:style>
    <style:style style:name="T281" style:family="text">
      <style:text-properties fo:color="#ffffff" loext:opacity="100%" style:font-name="Trebuchet MS" fo:font-size="10pt" fo:letter-spacing="-0.004cm" fo:font-weight="bold" style:font-size-asian="10pt" style:font-weight-asian="bold" style:text-scale="120%"/>
    </style:style>
    <style:style style:name="T282" style:family="text">
      <style:text-properties fo:color="#ffffff" loext:opacity="100%" style:font-name="Trebuchet MS" fo:font-size="10pt" fo:font-weight="bold" style:font-size-asian="10pt" style:font-weight-asian="bold"/>
    </style:style>
    <style:style style:name="T283" style:family="text">
      <style:text-properties fo:font-size="15pt" style:font-size-asian="15pt"/>
    </style:style>
    <style:style style:name="T284" style:family="text">
      <style:text-properties fo:color="#000000" loext:opacity="100%" fo:font-size="9pt" fo:letter-spacing="-0.018cm" style:font-size-asian="9pt" style:text-scale="190%"/>
    </style:style>
    <style:style style:name="T285" style:family="text">
      <style:text-properties fo:color="#000000" loext:opacity="100%" fo:font-size="9pt" style:font-size-asian="9pt" style:text-scale="110%"/>
    </style:style>
    <style:style style:name="T286" style:family="text">
      <style:text-properties fo:color="#000000" loext:opacity="100%" fo:font-size="9pt" fo:letter-spacing="-0.009cm" style:font-size-asian="9pt" style:text-scale="155%"/>
    </style:style>
    <style:style style:name="T287" style:family="text">
      <style:text-properties fo:color="#000000" loext:opacity="100%" fo:font-size="9pt" fo:letter-spacing="-0.018cm" style:font-size-asian="9pt" style:text-scale="14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0630*" fo:start-indent="0cm" fo:end-indent="0.115cm"/>
          <style:column style:rel-width="34905*" fo:start-indent="0.115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6cm" fo:min-width="9.61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1.5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6.6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41cm" svg:stroke-color="#006699" draw:fill="none" loext:fill-use-slide-background="false" draw:textarea-vertical-align="top" draw:auto-grow-height="false" fo:min-height="0cm" fo:min-width="18.501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0.36cm" fo:min-width="9.61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0.402cm" fo:min-width="1.5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top" draw:auto-grow-height="false" fo:min-height="0.402cm" fo:min-width="6.6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solid" draw:fill-color="#f0f0f0" draw:textarea-vertical-align="top" draw:auto-grow-height="false" fo:min-height="8.802cm" fo:min-width="18.002cm" fo:padding-top="0cm" fo:padding-bottom="0cm" fo:padding-left="0cm" fo:padding-right="0cm" fo:wrap-option="wrap" loext:decorative="false" fo:margin-left="-0.002cm" fo:margin-right="0.002cm" fo:margin-top="0cm" fo:margin-bottom="0.00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tyle:writing-mode="lr-tb" loext:decorative="false" fo:margin-left="-0.002cm" fo:margin-right="0.002cm" fo:margin-top="0cm" fo:margin-bottom="0.00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solid" draw:fill-color="#f0f0f0" draw:textarea-vertical-align="top" draw:auto-grow-height="false" fo:min-height="3.302cm" fo:min-width="18.002cm" fo:padding-top="0cm" fo:padding-bottom="0cm" fo:padding-left="0cm" fo:padding-right="0cm" fo:wrap-option="wrap" loext:decorative="false" style:run-through="background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0.921cm" fo:min-width="9.432cm" fo:padding-top="0cm" fo:padding-bottom="0cm" fo:padding-left="0cm" fo:padding-right="0cm" fo:wrap-option="wrap" loext:decorative="false" style:run-through="background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2.023cm" fo:min-width="4.045cm" fo:padding-top="0cm" fo:padding-bottom="0cm" fo:padding-left="0cm" fo:padding-right="0cm" fo:wrap-option="wrap" loext:decorative="false" style:run-through="background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false" fo:min-height="0.923cm" fo:min-width="4.63cm" fo:padding-top="0cm" fo:padding-bottom="0cm" fo:padding-left="0cm" fo:padding-right="0cm" fo:wrap-option="wrap" loext:decorative="false" style:run-through="background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37cm" fo:min-width="3.284cm" fo:padding-top="0cm" fo:padding-bottom="0cm" fo:padding-left="0cm" fo:padding-right="0cm" fo:wrap-option="wrap" loext:decorative="false" style:run-through="background"/>
    </style:style>
    <style:style style:name="gr15" style:family="graphic">
      <style:graphic-properties draw:stroke="solid" svg:stroke-width="0.079cm" svg:stroke-color="#006699" draw:fill="none" loext:fill-use-slide-background="false" draw:textarea-vertical-align="top" draw:auto-grow-height="false" fo:min-height="0cm" fo:min-width="12.501cm" fo:padding-top="0.125cm" fo:padding-bottom="0.125cm" fo:padding-left="0.25cm" fo:padding-right="0.25cm" fo:wrap-option="wrap" loext:decorative="false" fo:margin-left="-0.041cm" fo:margin-right="-0.042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solid" svg:stroke-width="0.03cm" svg:stroke-color="#006699" draw:fill="none" loext:fill-use-slide-background="false" draw:textarea-vertical-align="top" draw:auto-grow-height="false" fo:min-height="0cm" fo:min-width="18.501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none" svg:stroke-width="0cm" draw:fill="solid" draw:fill-color="#ebf5fa" draw:textarea-vertical-align="top" draw:auto-grow-height="false" fo:min-height="1.402cm" fo:min-width="19.002cm" fo:padding-top="0cm" fo:padding-bottom="0cm" fo:padding-left="0cm" fo:padding-right="0cm" fo:wrap-option="wrap" loext:decorative="false" style:run-through="foreground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37cm" fo:min-width="8.077cm" fo:padding-top="0cm" fo:padding-bottom="0cm" fo:padding-left="0cm" fo:padding-right="0cm" fo:wrap-option="wrap" loext:decorative="false" style:run-through="foreground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false" fo:min-height="0.923cm" fo:min-width="9.437cm" fo:padding-top="0cm" fo:padding-bottom="0cm" fo:padding-left="0cm" fo:padding-right="0cm" fo:wrap-option="wrap" loext:decorative="false" style:run-through="foreground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false" fo:min-height="0.37cm" fo:min-width="5.5cm" fo:padding-top="0cm" fo:padding-bottom="0cm" fo:padding-left="0cm" fo:padding-right="0cm" fo:wrap-option="wrap" loext:decorative="false" style:run-through="foreground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false" fo:min-height="0.37cm" fo:min-width="5.211cm" fo:padding-top="0cm" fo:padding-bottom="0cm" fo:padding-left="0cm" fo:padding-right="0cm" fo:wrap-option="wrap" loext:decorative="false" style:run-through="foreground"/>
    </style:style>
    <style:style style:name="gr23" style:family="graphic" style:parent-style-name="Frame">
      <style:graphic-properties draw:stroke="none" svg:stroke-width="0cm" draw:fill="solid" draw:fill-color="#006699" draw:textarea-vertical-align="top" draw:auto-grow-height="false" fo:min-height="0.803cm" fo:min-width="19.002cm" fo:padding-top="0cm" fo:padding-bottom="0cm" fo:padding-left="0cm" fo:padding-right="0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solid" draw:fill-color="#f0f0f0" draw:textarea-vertical-align="top" draw:auto-grow-height="false" fo:min-height="1.102cm" fo:min-width="18.002cm" fo:padding-top="0cm" fo:padding-bottom="0cm" fo:padding-left="0cm" fo:padding-right="0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7" loext:marker-style-name="T1"/>
        <text:p text:style-name="P66" loext:marker-style-name="T1"/>
        <text:p text:style-name="Title"><text:span text:style-name="T2">NovaTech</text:span><text:span text:style-name="T3"> </text:span><text:span text:style-name="T4">Solutions</text:span></text:p>
        <text:p text:style-name="P68" loext:marker-style-name="T28"/>
        <text:p text:style-name="P69" loext:marker-style-name="T28"><draw:custom-shape text:anchor-type="char" draw:z-index="19" draw:name="Graphic 1" draw:style-name="gr15" draw:text-style-name="P113" svg:width="13.001cm" svg:height="0.004cm" svg:x="4.001cm" svg:y="0.573cm"><text:p/><draw:enhanced-geometry draw:mirror-horizontal="false" draw:mirror-vertical="false" drawooo:sub-view-size="4679950 0" draw:text-areas="0 0 ?f0 ?f1" svg:viewBox="0 0 0 0" draw:type="ooxml-non-primitive" draw:enhanced-path="M 0 0 L 4679950 0 N"><draw:equation draw:name="f0" draw:formula="logwidth"/><draw:equation draw:name="f1" draw:formula="logheight"/></draw:enhanced-geometry></draw:custom-shape></text:p>
        <text:p text:style-name="P71" loext:marker-style-name="T29"/>
        <text:p text:style-name="P49" loext:marker-style-name="T29"><text:span text:style-name="T36">MANUAL</text:span><text:span text:style-name="T37"> </text:span><text:span text:style-name="T36">DE</text:span><text:span text:style-name="T38"> </text:span><text:span text:style-name="T39">USUARIO</text:span></text:p>
        <text:p text:style-name="P72" loext:marker-style-name="T29"/>
        <text:p text:style-name="P50" loext:marker-style-name="T44"><text:span text:style-name="T40">Panel</text:span><text:span text:style-name="T41"> </text:span><text:span text:style-name="T40">de</text:span><text:span text:style-name="T41"> </text:span><text:span text:style-name="T40">Control</text:span><text:span text:style-name="T41"> </text:span><text:span text:style-name="T40">IoT</text:span><text:span text:style-name="T42"> </text:span><text:span text:style-name="T40">—</text:span><text:span text:style-name="T41"> </text:span><text:span text:style-name="T40">Versión</text:span><text:span text:style-name="T41"> </text:span><text:span text:style-name="T43">2.1</text:span></text:p>
        <text:p text:style-name="P77" loext:marker-style-name="T44"/>
        <text:p text:style-name="P77" loext:marker-style-name="T44"/>
        <text:p text:style-name="P78" loext:marker-style-name="T44"/>
        <text:p text:style-name="P51" loext:marker-style-name="T48"><text:span text:style-name="T45">Referencia:</text:span><text:span text:style-name="T46"> </text:span><text:span text:style-name="T45">MAN-IOT-v2.1 </text:span><text:span text:style-name="T47">Fecha: Agosto 2024</text:span></text:p>
        <text:p text:style-name="P52" loext:marker-style-name="T48"><text:span text:style-name="T47">Autor: Dpto. Ingeniería, NovaTech Solutions Clasificación: Uso interno / Clientes</text:span><text:span text:style-name="T47"/></text:p>
      </text:section>
      <text:p text:style-name="P53" loext:marker-style-name="T30"><text:span text:style-name="T7">ÍNDICE</text:span><text:span text:style-name="T8"> </text:span><text:span text:style-name="T7">DE</text:span><text:span text:style-name="T9"> </text:span><text:span text:style-name="T10">CONTENIDOS</text:span></text:p>
      <text:p text:style-name="P73" loext:marker-style-name="T30"/>
      <text:list text:style-name="WWNum1">
        <text:list-item>
          <text:p text:style-name="P28" loext:marker-style-name="T48"><text:span text:style-name="T49">Introducción</text:span><text:span text:style-name="T49"/></text:p>
        </text:list-item>
        <text:list-item>
          <text:p text:style-name="P29" loext:marker-style-name="T48"><text:span text:style-name="T51">Requisitos</text:span><text:span text:style-name="T54"> </text:span><text:span text:style-name="T51">del</text:span><text:span text:style-name="T55"> </text:span><text:span text:style-name="T50">sistema</text:span></text:p>
        </text:list-item>
        <text:list-item>
          <text:p text:style-name="P30" loext:marker-style-name="T48"><text:span text:style-name="T52">Instalación</text:span><text:span text:style-name="T56"> </text:span><text:span text:style-name="T52">y</text:span><text:span text:style-name="T56"> </text:span><text:span text:style-name="T49">despliegue</text:span></text:p>
        </text:list-item>
        <text:list-item>
          <text:p text:style-name="P29" loext:marker-style-name="T48"><text:span text:style-name="T51">Primeros</text:span><text:span text:style-name="T57"> </text:span><text:span text:style-name="T50">pasos</text:span></text:p>
        </text:list-item>
        <text:list-item>
          <text:p text:style-name="P30" loext:marker-style-name="T48"><text:span text:style-name="T51">Gestión</text:span><text:span text:style-name="T58"> </text:span><text:span text:style-name="T51">de</text:span><text:span text:style-name="T58"> </text:span><text:span text:style-name="T50">dispositivos</text:span></text:p>
        </text:list-item>
        <text:list-item>
          <text:p text:style-name="P29" loext:marker-style-name="T48"><text:span text:style-name="T51">Sistema</text:span><text:span text:style-name="T59"> </text:span><text:span text:style-name="T51">de</text:span><text:span text:style-name="T59"> </text:span><text:span text:style-name="T50">alertas</text:span></text:p>
        </text:list-item>
        <text:list-item>
          <text:p text:style-name="P30" loext:marker-style-name="T48"><text:span text:style-name="T52">Informes</text:span><text:span text:style-name="T60"> </text:span><text:span text:style-name="T52">y</text:span><text:span text:style-name="T60"> </text:span><text:span text:style-name="T49">exportación</text:span></text:p>
        </text:list-item>
        <text:list-item>
          <text:p text:style-name="P29" loext:marker-style-name="T48"><text:span text:style-name="T53">API</text:span><text:span text:style-name="T61"> </text:span><text:span text:style-name="T62">REST</text:span></text:p>
        </text:list-item>
        <text:list-item>
          <text:p text:style-name="P30" loext:marker-style-name="T48"><text:span text:style-name="T51">Resolución</text:span><text:span text:style-name="T63"> </text:span><text:span text:style-name="T51">de</text:span><text:span text:style-name="T64"> </text:span><text:span text:style-name="T50">problemas</text:span></text:p>
        </text:list-item>
        <text:list-item>
          <text:p text:style-name="P29" loext:marker-style-name="T48"><text:span text:style-name="T52">Contacto</text:span><text:span text:style-name="T65"> </text:span><text:span text:style-name="T52">y</text:span><text:span text:style-name="T66"> </text:span><text:span text:style-name="T49">soporte</text:span></text:p>
        </text:list-item>
      </text:list>
      <text:list text:style-name="WWNum2">
        <text:list-item>
          <text:h text:style-name="P1" text:outline-level="2"><draw:custom-shape text:anchor-type="char" draw:z-index="6" draw:name="Graphic 6" draw:style-name="gr16" draw:text-style-name="P113" svg:width="19.001cm" svg:height="0.004cm" svg:x="1cm" svg:y="1.08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4">INTRODUCCIÓN</text:span></text:h>
        </text:list-item>
      </text:list>
      <text:p text:style-name="P70" loext:marker-style-name="T28"/>
      <text:p text:style-name="P80"><text:span text:style-name="T67">El Panel de Control IoT de NovaTech Solutions permite la monitorización centralizada de todos los dispositivos IoT desplegados en la infraestructura del cliente. A través de una interfaz web intuitiva, los operadores pueden supervisar el estado de sensores, actuadores y pasarelas en tiempo real.</text:span></text:p>
      <text:list text:continue-numbering="true" text:style-name="WWNum2">
        <text:list-item>
          <text:list>
            <text:list-item>
              <text:h text:style-name="P21" text:outline-level="3"><text:span text:style-name="T207">Funcionalidades</text:span><text:span text:style-name="T208"> </text:span><text:span text:style-name="T209">principales</text:span></text:h>
              <text:list>
                <text:list-item>
                  <text:p text:style-name="P31" loext:marker-style-name="T235"><text:span text:style-name="T68">Visualización</text:span><text:span text:style-name="T74"> </text:span><text:span text:style-name="T68">en</text:span><text:span text:style-name="T75"> </text:span><text:span text:style-name="T68">tiempo</text:span><text:span text:style-name="T75"> </text:span><text:span text:style-name="T68">real</text:span><text:span text:style-name="T75"> </text:span><text:span text:style-name="T68">de</text:span><text:span text:style-name="T75"> </text:span><text:span text:style-name="T68">métricas</text:span><text:span text:style-name="T75"> </text:span><text:span text:style-name="T68">de</text:span><text:span text:style-name="T75"> </text:span><text:span text:style-name="T68">todos</text:span><text:span text:style-name="T75"> </text:span><text:span text:style-name="T68">los</text:span><text:span text:style-name="T74"> </text:span><text:span text:style-name="T68">dispositivos</text:span><text:span text:style-name="T75"> </text:span><text:span text:style-name="T76">conectados.</text:span></text:p>
                </text:list-item>
                <text:list-item>
                  <text:p text:style-name="P32" loext:marker-style-name="T235"><text:span text:style-name="T69">Gestión</text:span><text:span text:style-name="T78"> </text:span><text:span text:style-name="T69">avanzada</text:span><text:span text:style-name="T79"> </text:span><text:span text:style-name="T69">de</text:span><text:span text:style-name="T79"> </text:span><text:span text:style-name="T69">alertas</text:span><text:span text:style-name="T79"> </text:span><text:span text:style-name="T69">con</text:span><text:span text:style-name="T78"> </text:span><text:span text:style-name="T69">múltiples</text:span><text:span text:style-name="T79"> </text:span><text:span text:style-name="T69">canales</text:span><text:span text:style-name="T79"> </text:span><text:span text:style-name="T69">de</text:span><text:span text:style-name="T79"> </text:span><text:span text:style-name="T77">notificación.</text:span></text:p>
                </text:list-item>
                <text:list-item>
                  <text:p text:style-name="P33" loext:marker-style-name="T235"><text:span text:style-name="T69">Análisis</text:span><text:span text:style-name="T80"> </text:span><text:span text:style-name="T69">histórico</text:span><text:span text:style-name="T80"> </text:span><text:span text:style-name="T69">de</text:span><text:span text:style-name="T81"> </text:span><text:span text:style-name="T69">datos</text:span><text:span text:style-name="T80"> </text:span><text:span text:style-name="T69">con</text:span><text:span text:style-name="T80"> </text:span><text:span text:style-name="T69">gráficos</text:span><text:span text:style-name="T80"> </text:span><text:span text:style-name="T69">interactivos</text:span><text:span text:style-name="T80"> </text:span><text:span text:style-name="T69">y</text:span><text:span text:style-name="T80"> </text:span><text:span text:style-name="T77">exportación.</text:span></text:p>
                </text:list-item>
                <text:list-item>
                  <text:p text:style-name="P33" loext:marker-style-name="T235"><text:span text:style-name="T68">API</text:span><text:span text:style-name="T82"> </text:span><text:span text:style-name="T68">REST</text:span><text:span text:style-name="T82"> </text:span><text:span text:style-name="T68">completa</text:span><text:span text:style-name="T82"> </text:span><text:span text:style-name="T68">para</text:span><text:span text:style-name="T82"> </text:span><text:span text:style-name="T68">integración</text:span><text:span text:style-name="T82"> </text:span><text:span text:style-name="T68">con</text:span><text:span text:style-name="T82"> </text:span><text:span text:style-name="T68">sistemas</text:span><text:span text:style-name="T82"> </text:span><text:span text:style-name="T68">de</text:span><text:span text:style-name="T82"> </text:span><text:span text:style-name="T76">terceros.</text:span></text:p>
                </text:list-item>
                <text:list-item>
                  <text:p text:style-name="P33" loext:marker-style-name="T235"><text:span text:style-name="T68">Compatible con sensores de la serie</text:span><text:span text:style-name="T84"> </text:span><text:span text:style-name="T68">RX (RX-200, RX-300, RX-500) y</text:span><text:span text:style-name="T84"> </text:span><text:span text:style-name="T68">pasarelas GW-</text:span><text:span text:style-name="T86">100.</text:span></text:p>
                </text:list-item>
              </text:list>
            </text:list-item>
          </text:list>
        </text:list-item>
      </text:list>
      <text:p text:style-name="P89"/>
      <text:list text:continue-numbering="true" text:style-name="WWNum2">
        <text:list-item>
          <text:list>
            <text:list-item>
              <text:h text:style-name="P22" text:outline-level="3"><text:span text:style-name="T207">Audiencia</text:span><text:span text:style-name="T211"> </text:span><text:span text:style-name="T207">del</text:span><text:span text:style-name="T211"> </text:span><text:span text:style-name="T209">documento</text:span></text:h>
            </text:list-item>
          </text:list>
        </text:list-item>
      </text:list>
      <text:p text:style-name="P81"><text:span text:style-name="T67">Este manual está dirigido a administradores de sistemas, ingenieros de planta y personal técnico responsable</text:span><text:span text:style-name="T125"> </text:span><text:span text:style-name="T67">de</text:span><text:span text:style-name="T125"> </text:span><text:span text:style-name="T67">la</text:span><text:span text:style-name="T125"> </text:span><text:span text:style-name="T67">operación</text:span><text:span text:style-name="T125"> </text:span><text:span text:style-name="T67">y</text:span><text:span text:style-name="T125"> </text:span><text:span text:style-name="T67">mantenimiento</text:span><text:span text:style-name="T125"> </text:span><text:span text:style-name="T67">de</text:span><text:span text:style-name="T125"> </text:span><text:span text:style-name="T67">redes</text:span><text:span text:style-name="T125"> </text:span><text:span text:style-name="T67">de</text:span><text:span text:style-name="T125"> </text:span><text:span text:style-name="T67">dispositivos</text:span><text:span text:style-name="T125"> </text:span><text:span text:style-name="T67">IoT</text:span><text:span text:style-name="T125"> </text:span><text:span text:style-name="T67">gestionados</text:span><text:span text:style-name="T125"> </text:span><text:span text:style-name="T67">mediante</text:span><text:span text:style-name="T125"> </text:span><text:span text:style-name="T67">el</text:span><text:span text:style-name="T125"> </text:span><text:span text:style-name="T67">panel de NovaTech Solutions.</text:span></text:p>
      <text:list text:continue-numbering="true" text:style-name="WWNum2">
        <text:list-item>
          <text:h text:style-name="P6" text:outline-level="2"><draw:custom-shape text:anchor-type="char" draw:z-index="7" draw:name="Graphic 7" draw:style-name="gr16" draw:text-style-name="P113" svg:width="19.001cm" svg:height="0.004cm" svg:x="1cm" svg:y="1.222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11">REQUISITOS</text:span><text:span text:style-name="T12"> </text:span><text:span text:style-name="T11">DEL</text:span><text:span text:style-name="T12"> </text:span><text:span text:style-name="T5">SISTEMA</text:span></text:h>
        </text:list-item>
      </text:list>
      <text:p text:style-name="P74" loext:marker-style-name="T33"/>
      <text:list text:continue-numbering="true" text:style-name="WWNum2">
        <text:list-item>
          <text:list>
            <text:list-item>
              <text:h text:style-name="P23" text:outline-level="3"><text:span text:style-name="T212">Navegadores</text:span><text:span text:style-name="T213"> </text:span><text:span text:style-name="T210">compatibles</text:span></text:h>
              <text:list>
                <text:list-item>
                  <text:p text:style-name="P34" loext:marker-style-name="T235"><text:span text:style-name="T68">Google</text:span><text:span text:style-name="T91"> </text:span><text:span text:style-name="T68">Chrome</text:span><text:span text:style-name="T92"> </text:span><text:span text:style-name="T68">90</text:span><text:span text:style-name="T91"> </text:span><text:span text:style-name="T68">o</text:span><text:span text:style-name="T92"> </text:span><text:span text:style-name="T76">superior</text:span></text:p>
                </text:list-item>
                <text:list-item>
                  <text:p text:style-name="P33" loext:marker-style-name="T235"><text:span text:style-name="T68">Mozilla</text:span><text:span text:style-name="T93"> </text:span><text:span text:style-name="T68">Firefox</text:span><text:span text:style-name="T94"> </text:span><text:span text:style-name="T68">88</text:span><text:span text:style-name="T94"> </text:span><text:span text:style-name="T68">o</text:span><text:span text:style-name="T93"> </text:span><text:span text:style-name="T76">superior</text:span></text:p>
                </text:list-item>
                <text:list-item>
                  <text:p text:style-name="P33" loext:marker-style-name="T235"><text:span text:style-name="T68">Microsoft</text:span><text:span text:style-name="T95"> </text:span><text:span text:style-name="T68">Edge</text:span><text:span text:style-name="T97"> </text:span><text:span text:style-name="T68">90</text:span><text:span text:style-name="T95"> </text:span><text:span text:style-name="T68">o</text:span><text:span text:style-name="T97"> </text:span><text:span text:style-name="T76">superior</text:span></text:p>
                </text:list-item>
                <text:list-item>
                  <text:p text:style-name="P32" loext:marker-style-name="T235"><text:span text:style-name="T68">Safari</text:span><text:span text:style-name="T82"> </text:span><text:span text:style-name="T68">14</text:span><text:span text:style-name="T95"> </text:span><text:span text:style-name="T68">o</text:span><text:span text:style-name="T95"> </text:span><text:span text:style-name="T68">superior</text:span><text:span text:style-name="T95"> </text:span><text:span text:style-name="T68">(macOS</text:span><text:span text:style-name="T95"> </text:span><text:span text:style-name="T68">/</text:span><text:span text:style-name="T82"> </text:span><text:span text:style-name="T86">iOS)</text:span></text:p>
                </text:list-item>
              </text:list>
            </text:list-item>
          </text:list>
        </text:list-item>
      </text:list>
      <text:p text:style-name="P90"/>
      <text:list text:continue-numbering="true" text:style-name="WWNum2">
        <text:list-item>
          <text:list>
            <text:list-item>
              <text:h text:style-name="P22" text:outline-level="3"><text:span text:style-name="T207">Resolución</text:span><text:span text:style-name="T214"> </text:span><text:span text:style-name="T207">de</text:span><text:span text:style-name="T215"> </text:span><text:span text:style-name="T209">pantalla</text:span></text:h>
            </text:list-item>
          </text:list>
        </text:list-item>
      </text:list>
      <text:p text:style-name="P84"><text:span text:style-name="T67">Se requiere una resolución mínima de 1280×720 píxeles. Para una experiencia óptima se recomienda 1920×1080 o superior. El panel es responsive y se adapta a tabletas, aunque algunas funcionalidades avanzadas pueden requerir pantalla de escritorio.</text:span></text:p>
      <text:list text:continue-numbering="true" text:style-name="WWNum2">
        <text:list-item>
          <text:list>
            <text:list-item>
              <text:h text:style-name="P21" text:outline-level="3"><text:span text:style-name="T207">Aplicación</text:span><text:span text:style-name="T216"> </text:span><text:span text:style-name="T217">móvil</text:span></text:h>
            </text:list-item>
          </text:list>
        </text:list-item>
      </text:list>
      <text:p text:style-name="P82"><text:span text:style-name="T67">La aplicación móvil complementaria está disponible para Android 10 o superior e iOS 14 o superior. </text:span><text:span text:style-name="T126">Puede</text:span><text:span text:style-name="T125"> </text:span><text:span text:style-name="T126">descargarse</text:span><text:span text:style-name="T125"> </text:span><text:span text:style-name="T126">desde</text:span><text:span text:style-name="T125"> </text:span><text:span text:style-name="T126">Google</text:span><text:span text:style-name="T125"> </text:span><text:span text:style-name="T126">Play</text:span><text:span text:style-name="T125"> </text:span><text:span text:style-name="T126">Store</text:span><text:span text:style-name="T125"> </text:span><text:span text:style-name="T126">y</text:span><text:span text:style-name="T125"> </text:span><text:span text:style-name="T126">Apple</text:span><text:span text:style-name="T125"> </text:span><text:span text:style-name="T126">App</text:span><text:span text:style-name="T125"> </text:span><text:span text:style-name="T126">Store</text:span><text:span text:style-name="T125"> </text:span><text:span text:style-name="T126">buscando</text:span><text:span text:style-name="T125"> </text:span><text:span text:style-name="T126">«NovaTech</text:span><text:span text:style-name="T125"> </text:span><text:span text:style-name="T126">IoT</text:span><text:span text:style-name="T125"> </text:span><text:span text:style-name="T126">Panel».</text:span></text:p>
      <text:list text:continue-numbering="true" text:style-name="WWNum2">
        <text:list-item>
          <text:h text:style-name="P7" text:outline-level="2"><draw:custom-shape text:anchor-type="char" draw:z-index="8" draw:name="Graphic 8" draw:style-name="gr16" draw:text-style-name="P113" svg:width="19.001cm" svg:height="0.004cm" svg:x="1cm" svg:y="1.221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oft-page-break/><text:span text:style-name="T2">INSTALACIÓN</text:span><text:span text:style-name="T13"> </text:span><text:span text:style-name="T2">Y</text:span><text:span text:style-name="T13"> </text:span><text:span text:style-name="T4">DESPLIEGUE</text:span></text:h>
        </text:list-item>
      </text:list>
      <text:p text:style-name="P74" loext:marker-style-name="T33"/>
      <text:list text:continue-numbering="true" text:style-name="WWNum2">
        <text:list-item>
          <text:list>
            <text:list-item>
              <text:h text:style-name="P23" text:outline-level="3"><text:span text:style-name="T207">Despliegue</text:span><text:span text:style-name="T218"> </text:span><text:span text:style-name="T207">on-</text:span><text:span text:style-name="T209">premise</text:span></text:h>
            </text:list-item>
          </text:list>
        </text:list-item>
      </text:list>
      <text:p text:style-name="P91"><text:span text:style-name="T128">Requisitos</text:span><text:span text:style-name="T129"> </text:span><text:span text:style-name="T128">del</text:span><text:span text:style-name="T130"> </text:span><text:span text:style-name="T127">servidor:</text:span></text:p>
      <text:list text:continue-numbering="true" text:style-name="WWNum2">
        <text:list-item>
          <text:list>
            <text:list-item>
              <text:list>
                <text:list-item>
                  <text:p text:style-name="P35" loext:marker-style-name="T235"><text:span text:style-name="T68">Sistema</text:span><text:span text:style-name="T99"> </text:span><text:span text:style-name="T68">operativo:</text:span><text:span text:style-name="T99"> </text:span><text:span text:style-name="T68">Ubuntu</text:span><text:span text:style-name="T100"> </text:span><text:span text:style-name="T68">22.04</text:span><text:span text:style-name="T99"> </text:span><text:span text:style-name="T68">LTS</text:span><text:span text:style-name="T99"> </text:span><text:span text:style-name="T68">(recomendado)</text:span><text:span text:style-name="T100"> </text:span><text:span text:style-name="T68">o</text:span><text:span text:style-name="T99"> </text:span><text:span text:style-name="T68">Debian</text:span><text:span text:style-name="T100"> </text:span><text:span text:style-name="T101">12.</text:span></text:p>
                </text:list-item>
                <text:list-item>
                  <text:p text:style-name="P33" loext:marker-style-name="T235"><text:span text:style-name="T68">CPU:</text:span><text:span text:style-name="T103"> </text:span><text:span text:style-name="T68">4</text:span><text:span text:style-name="T103"> </text:span><text:span text:style-name="T68">vCPU mínimo</text:span><text:span text:style-name="T103"> </text:span><text:span text:style-name="T68">(8 vCPU</text:span><text:span text:style-name="T103"> </text:span><text:span text:style-name="T68">recomendado para</text:span><text:span text:style-name="T103"> </text:span><text:span text:style-name="T68">más de</text:span><text:span text:style-name="T103"> </text:span><text:span text:style-name="T68">500 </text:span><text:span text:style-name="T76">dispositivos).</text:span></text:p>
                </text:list-item>
                <text:list-item>
                  <text:p text:style-name="P32" loext:marker-style-name="T235"><text:span text:style-name="T68">Memoria</text:span><text:span text:style-name="T84"> </text:span><text:span text:style-name="T68">RAM:</text:span><text:span text:style-name="T84"> </text:span><text:span text:style-name="T68">8</text:span><text:span text:style-name="T84"> </text:span><text:span text:style-name="T68">GB</text:span><text:span text:style-name="T91"> </text:span><text:span text:style-name="T68">mínimo,</text:span><text:span text:style-name="T84"> </text:span><text:span text:style-name="T68">16</text:span><text:span text:style-name="T84"> </text:span><text:span text:style-name="T68">GB</text:span><text:span text:style-name="T84"> </text:span><text:span text:style-name="T76">recomendado.</text:span></text:p>
                </text:list-item>
                <text:list-item>
                  <text:p text:style-name="P33" loext:marker-style-name="T235"><text:span text:style-name="T68">Almacenamiento: 50 GB</text:span><text:span text:style-name="T84"> </text:span><text:span text:style-name="T68">SSD </text:span><text:span text:style-name="T76">mínimo.</text:span></text:p>
                </text:list-item>
                <text:list-item>
                  <text:p text:style-name="P33" loext:marker-style-name="T235"><text:span text:style-name="T68">Software:</text:span><text:span text:style-name="T104"> </text:span><text:span text:style-name="T68">Docker</text:span><text:span text:style-name="T104"> </text:span><text:span text:style-name="T68">24+</text:span><text:span text:style-name="T104"> </text:span><text:span text:style-name="T68">y</text:span><text:span text:style-name="T104"> </text:span><text:span text:style-name="T68">Docker</text:span><text:span text:style-name="T105"> </text:span><text:span text:style-name="T68">Compose</text:span><text:span text:style-name="T104"> </text:span><text:span text:style-name="T68">v2</text:span><text:span text:style-name="T104"> </text:span><text:span text:style-name="T76">instalados.</text:span></text:p>
                </text:list-item>
              </text:list>
            </text:list-item>
          </text:list>
        </text:list-item>
      </text:list>
      <text:p text:style-name="P96"/>
      <text:p text:style-name="P92"><text:span text:style-name="T128">Pasos</text:span><text:span text:style-name="T131"> </text:span><text:span text:style-name="T128">de</text:span><text:span text:style-name="T133"> </text:span><text:span text:style-name="T127">instalación:</text:span></text:p>
      <text:p text:style-name="P98" loext:marker-style-name="T277"><draw:g text:anchor-type="char" draw:z-index="20" draw:name="Group 9" draw:style-name="gr9"><draw:custom-shape draw:name="Graphic 10" draw:style-name="gr10" draw:text-style-name="P115" svg:width="18.001cm" svg:height="3.301cm" svg:x="1.499cm" svg:y="0.42cm"><text:p/><draw:enhanced-geometry draw:mirror-horizontal="false" draw:mirror-vertical="false" drawooo:sub-view-size="6480175 1188085" draw:text-areas="0 0 ?f0 ?f1" svg:viewBox="0 0 0 0" draw:type="ooxml-non-primitive" draw:enhanced-path="M 6480048 0 L 0 0 0 1187957 6480048 1187957 6480048 0 Z N"><draw:equation draw:name="f0" draw:formula="logwidth"/><draw:equation draw:name="f1" draw:formula="logheight"/></draw:enhanced-geometry></draw:custom-shape><draw:custom-shape draw:name="Textbox 11" draw:style-name="gr11" draw:text-style-name="P116" svg:width="9.431cm" svg:height="0.92cm" svg:x="1.6cm" svg:y="0.496cm"><text:p text:style-name="P54" loext:marker-style-name="T277"><text:span text:style-name="T236">$</text:span><text:span text:style-name="T240"> </text:span><text:span text:style-name="T236">git</text:span><text:span text:style-name="T241"> </text:span><text:span text:style-name="T236">clone</text:span><text:span text:style-name="T241"> </text:span><text:span text:style-name="T236">https://repos.novatech-solutions.es/iot-panel.git</text:span></text:p><text:p text:style-name="P55" loext:marker-style-name="T277"><text:span text:style-name="T242">$</text:span><text:span text:style-name="T246"> </text:span><text:span text:style-name="T242">cd</text:span><text:span text:style-name="T246"> </text:span><text:span text:style-name="T242">iot-</text:span><text:span text:style-name="T248">pan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12" draw:style-name="gr12" draw:text-style-name="P116" svg:width="4.044cm" svg:height="2.022cm" svg:x="1.6cm" svg:y="1.595cm"><text:p text:style-name="P54" loext:marker-style-name="T277"><text:span text:style-name="T242">$</text:span><text:span text:style-name="T250"> </text:span><text:span text:style-name="T242">cp</text:span><text:span text:style-name="T250"> </text:span><text:span text:style-name="T242">.env.example</text:span><text:span text:style-name="T251"> </text:span><text:span text:style-name="T248">.env</text:span></text:p><text:p text:style-name="P55" loext:marker-style-name="T277"><text:span text:style-name="T242">$</text:span><text:span text:style-name="T253"> </text:span><text:span text:style-name="T242">nano</text:span><text:span text:style-name="T253"> </text:span><text:span text:style-name="T248">.env</text:span></text:p><text:p text:style-name="P55" loext:marker-style-name="T277"><text:span text:style-name="T243">$</text:span><text:span text:style-name="T255"> </text:span><text:span text:style-name="T243">docker-compose</text:span><text:span text:style-name="T256"> </text:span><text:span text:style-name="T243">up</text:span><text:span text:style-name="T256"> </text:span><text:span text:style-name="T243">-</text:span><text:span text:style-name="T257">d</text:span></text:p><text:p text:style-name="P55" loext:marker-style-name="T277"><text:span text:style-name="T243">$</text:span><text:span text:style-name="T255"> </text:span><text:span text:style-name="T243">docker-compose</text:span><text:span text:style-name="T255"> </text:span><text:span text:style-name="T243">logs</text:span><text:span text:style-name="T256"> </text:span><text:span text:style-name="T243">-</text:span><text:span text:style-name="T257">f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13" draw:style-name="gr13" draw:text-style-name="P116" svg:width="4.629cm" svg:height="0.922cm" svg:x="5.702cm" svg:y="1.595cm"><text:p text:style-name="P56" loext:marker-style-name="T277"><text:span text:style-name="T242">#</text:span><text:span text:style-name="T262"> </text:span><text:span text:style-name="T242">Configurar</text:span><text:span text:style-name="T262"> </text:span><text:span text:style-name="T236">variables</text:span></text:p><text:p text:style-name="P55" loext:marker-style-name="T277"><text:span text:style-name="T243">#</text:span><text:span text:style-name="T237"> </text:span><text:span text:style-name="T243">Ajustar</text:span><text:span text:style-name="T263"> </text:span><text:span text:style-name="T243">DB,</text:span><text:span text:style-name="T263"> </text:span><text:span text:style-name="T243">SMTP,</text:span><text:span text:style-name="T263"> </text:span><text:span text:style-name="T237">domin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14" draw:style-name="gr14" draw:text-style-name="P116" svg:width="3.283cm" svg:height="0.369cm" svg:x="6.517cm" svg:y="3.248cm"><text:p text:style-name="P54" loext:marker-style-name="T277"><text:span text:style-name="T244">#</text:span><text:span text:style-name="T265"> </text:span><text:span text:style-name="T244">Verificar</text:span><text:span text:style-name="T265"> </text:span><text:span text:style-name="T249">arranqu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83"><text:span text:style-name="T128">Tras el arranque, el panel estará disponible en https://&lt;su-dominio&gt;:8443. El usuario administrador por defecto</text:span><text:span text:style-name="T134"> </text:span><text:span text:style-name="T128">es</text:span><text:span text:style-name="T134"> </text:span><text:span text:style-name="T128">admin@novatech</text:span><text:span text:style-name="T134"> </text:span><text:span text:style-name="T128">con</text:span><text:span text:style-name="T134"> </text:span><text:span text:style-name="T128">contraseña</text:span><text:span text:style-name="T134"> </text:span><text:span text:style-name="T128">temporal</text:span><text:span text:style-name="T134"> </text:span><text:span text:style-name="T128">que</text:span><text:span text:style-name="T134"> </text:span><text:span text:style-name="T128">deberá</text:span><text:span text:style-name="T134"> </text:span><text:span text:style-name="T128">cambiarse</text:span><text:span text:style-name="T134"> </text:span><text:span text:style-name="T128">en</text:span><text:span text:style-name="T134"> </text:span><text:span text:style-name="T128">el</text:span><text:span text:style-name="T134"> </text:span><text:span text:style-name="T128">primer</text:span><text:span text:style-name="T134"> </text:span><text:span text:style-name="T128">inicio</text:span><text:span text:style-name="T134"> </text:span><text:span text:style-name="T128">de </text:span><text:span text:style-name="T127">sesión.</text:span></text:p>
      <text:list text:continue-numbering="true" text:style-name="WWNum2">
        <text:list-item>
          <text:list>
            <text:list-item>
              <text:h text:style-name="P21" text:outline-level="3"><text:span text:style-name="T207">Despliegue</text:span><text:span text:style-name="T219"> </text:span><text:span text:style-name="T207">en</text:span><text:span text:style-name="T219"> </text:span><text:span text:style-name="T207">la</text:span><text:span text:style-name="T219"> </text:span><text:span text:style-name="T207">nube</text:span><text:span text:style-name="T219"> </text:span><text:span text:style-name="T209">(SaaS)</text:span></text:h>
            </text:list-item>
          </text:list>
        </text:list-item>
      </text:list>
      <text:p text:style-name="P81"><text:span text:style-name="T67">Para</text:span><text:span text:style-name="T135"> </text:span><text:span text:style-name="T67">clientes</text:span><text:span text:style-name="T135"> </text:span><text:span text:style-name="T67">con</text:span><text:span text:style-name="T135"> </text:span><text:span text:style-name="T67">suscripción</text:span><text:span text:style-name="T135"> </text:span><text:span text:style-name="T67">SaaS,</text:span><text:span text:style-name="T135"> </text:span><text:span text:style-name="T67">el</text:span><text:span text:style-name="T135"> </text:span><text:span text:style-name="T67">panel</text:span><text:span text:style-name="T135"> </text:span><text:span text:style-name="T67">está</text:span><text:span text:style-name="T135"> </text:span><text:span text:style-name="T67">disponible</text:span><text:span text:style-name="T135"> </text:span><text:span text:style-name="T67">directamente</text:span><text:span text:style-name="T135"> </text:span><text:span text:style-name="T67">en https://panel.novatech-solutions.es. No se requiere instalación. El equipo de soporte proporcionará las credenciales de acceso tras la activación del contrato.</text:span></text:p>
      <text:list text:continue-numbering="true" text:style-name="WWNum2">
        <text:list-item>
          <text:h text:style-name="P2" text:outline-level="2"><draw:custom-shape text:anchor-type="char" draw:z-index="9" draw:name="Graphic 15" draw:style-name="gr16" draw:text-style-name="P113" svg:width="19.001cm" svg:height="0.004cm" svg:x="1cm" svg:y="1.08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11">PRIMEROS</text:span><text:span text:style-name="T14"> </text:span><text:span text:style-name="T6">PASOS</text:span></text:h>
        </text:list-item>
      </text:list>
      <text:p text:style-name="P74" loext:marker-style-name="T33"/>
      <text:list text:continue-numbering="true" text:style-name="WWNum2">
        <text:list-item>
          <text:list>
            <text:list-item>
              <text:h text:style-name="P23" text:outline-level="3"><text:span text:style-name="T207">Inicio</text:span><text:span text:style-name="T220"> </text:span><text:span text:style-name="T207">de</text:span><text:span text:style-name="T220"> </text:span><text:span text:style-name="T209">sesión</text:span></text:h>
            </text:list-item>
          </text:list>
        </text:list-item>
      </text:list>
      <text:p text:style-name="P81"><text:span text:style-name="T67">Acceda</text:span><text:span text:style-name="T136"> </text:span><text:span text:style-name="T67">al</text:span><text:span text:style-name="T136"> </text:span><text:span text:style-name="T67">panel</text:span><text:span text:style-name="T136"> </text:span><text:span text:style-name="T67">mediante</text:span><text:span text:style-name="T136"> </text:span><text:span text:style-name="T67">su</text:span><text:span text:style-name="T136"> </text:span><text:span text:style-name="T67">navegador</text:span><text:span text:style-name="T136"> </text:span><text:span text:style-name="T67">e</text:span><text:span text:style-name="T136"> </text:span><text:span text:style-name="T67">introduzca</text:span><text:span text:style-name="T136"> </text:span><text:span text:style-name="T67">sus</text:span><text:span text:style-name="T136"> </text:span><text:span text:style-name="T67">credenciales</text:span><text:span text:style-name="T136"> </text:span><text:span text:style-name="T67">(correo</text:span><text:span text:style-name="T136"> </text:span><text:span text:style-name="T67">electrónico</text:span><text:span text:style-name="T136"> </text:span><text:span text:style-name="T67">y</text:span><text:span text:style-name="T136"> </text:span><text:span text:style-name="T67">contraseña). Si</text:span><text:span text:style-name="T137"> </text:span><text:span text:style-name="T67">su</text:span><text:span text:style-name="T137"> </text:span><text:span text:style-name="T67">organización</text:span><text:span text:style-name="T137"> </text:span><text:span text:style-name="T67">tiene</text:span><text:span text:style-name="T138"> </text:span><text:span text:style-name="T67">habilitado</text:span><text:span text:style-name="T132"> </text:span><text:span text:style-name="T67">SSO,</text:span><text:span text:style-name="T137"> </text:span><text:span text:style-name="T67">utilice</text:span><text:span text:style-name="T138"> </text:span><text:span text:style-name="T67">el</text:span><text:span text:style-name="T132"> </text:span><text:span text:style-name="T67">botón</text:span><text:span text:style-name="T137"> </text:span><text:span text:style-name="T67">«Iniciar</text:span><text:span text:style-name="T137"> </text:span><text:span text:style-name="T67">sesión</text:span><text:span text:style-name="T137"> </text:span><text:span text:style-name="T67">con</text:span><text:span text:style-name="T137"> </text:span><text:span text:style-name="T67">SSO».</text:span><text:span text:style-name="T137"> </text:span><text:span text:style-name="T67">Se</text:span><text:span text:style-name="T138"> </text:span><text:span text:style-name="T67">admite</text:span><text:span text:style-name="T137"> </text:span><text:span text:style-name="T67">autenticación de</text:span><text:span text:style-name="T139"> </text:span><text:span text:style-name="T67">doble</text:span><text:span text:style-name="T139"> </text:span><text:span text:style-name="T67">factor</text:span><text:span text:style-name="T139"> </text:span><text:span text:style-name="T67">(2FA)</text:span><text:span text:style-name="T139"> </text:span><text:span text:style-name="T67">mediante</text:span><text:span text:style-name="T139"> </text:span><text:span text:style-name="T67">aplicaciones</text:span><text:span text:style-name="T139"> </text:span><text:span text:style-name="T67">TOTP</text:span><text:span text:style-name="T139"> </text:span><text:span text:style-name="T67">como</text:span><text:span text:style-name="T139"> </text:span><text:span text:style-name="T67">Google</text:span><text:span text:style-name="T139"> </text:span><text:span text:style-name="T67">Authenticator.</text:span></text:p>
      <text:list text:continue-numbering="true" text:style-name="WWNum2">
        <text:list-item>
          <text:list>
            <text:list-item>
              <text:h text:style-name="P24" text:outline-level="3"><text:span text:style-name="T212">Vista</text:span><text:span text:style-name="T221"> </text:span><text:span text:style-name="T212">general</text:span><text:span text:style-name="T221"> </text:span><text:span text:style-name="T212">del</text:span><text:span text:style-name="T222"> </text:span><text:span text:style-name="T210">dashboard</text:span></text:h>
            </text:list-item>
          </text:list>
        </text:list-item>
      </text:list>
      <text:p text:style-name="P101"><text:span text:style-name="T128">Al</text:span><text:span text:style-name="T140"> </text:span><text:span text:style-name="T128">iniciar</text:span><text:span text:style-name="T141"> </text:span><text:span text:style-name="T128">sesión,</text:span><text:span text:style-name="T141"> </text:span><text:span text:style-name="T128">se</text:span><text:span text:style-name="T141"> </text:span><text:span text:style-name="T128">muestra</text:span><text:span text:style-name="T140"> </text:span><text:span text:style-name="T128">el</text:span><text:span text:style-name="T141"> </text:span><text:span text:style-name="T128">dashboard</text:span><text:span text:style-name="T141"> </text:span><text:span text:style-name="T128">principal</text:span><text:span text:style-name="T141"> </text:span><text:span text:style-name="T128">que</text:span><text:span text:style-name="T141"> </text:span><text:span text:style-name="T128">contiene</text:span><text:span text:style-name="T140"> </text:span><text:span text:style-name="T128">los</text:span><text:span text:style-name="T141"> </text:span><text:span text:style-name="T128">siguientes</text:span><text:span text:style-name="T141"> </text:span><text:span text:style-name="T127">componentes:</text:span></text:p>
      <text:p text:style-name="P96"/>
      <text:list text:continue-numbering="true" text:style-name="WWNum2">
        <text:list-item>
          <text:list>
            <text:list-item>
              <text:list>
                <text:list-item>
                  <text:p text:style-name="P40" loext:marker-style-name="T235"><text:span text:style-name="T68">Mapa</text:span><text:span text:style-name="T106"> </text:span><text:span text:style-name="T68">de</text:span><text:span text:style-name="T106"> </text:span><text:span text:style-name="T68">dispositivos:</text:span><text:span text:style-name="T106"> </text:span><text:span text:style-name="T68">vista</text:span><text:span text:style-name="T106"> </text:span><text:span text:style-name="T68">geográfica</text:span><text:span text:style-name="T106"> </text:span><text:span text:style-name="T68">con</text:span><text:span text:style-name="T106"> </text:span><text:span text:style-name="T68">la</text:span><text:span text:style-name="T106"> </text:span><text:span text:style-name="T68">ubicación</text:span><text:span text:style-name="T106"> </text:span><text:span text:style-name="T68">de</text:span><text:span text:style-name="T106"> </text:span><text:span text:style-name="T68">todos</text:span><text:span text:style-name="T106"> </text:span><text:span text:style-name="T68">los</text:span><text:span text:style-name="T106"> </text:span><text:span text:style-name="T68">sensores</text:span><text:span text:style-name="T106"> </text:span><text:span text:style-name="T68">y</text:span><text:span text:style-name="T106"> </text:span><text:span text:style-name="T68">pasarelas</text:span><text:span text:style-name="T106"> </text:span><text:span text:style-name="T76">desplegados.</text:span></text:p>
                </text:list-item>
                <text:list-item>
                  <text:p text:style-name="P44" loext:marker-style-name="T235"><text:span text:style-name="T69">Gráficos</text:span><text:span text:style-name="T107"> </text:span><text:span text:style-name="T69">de</text:span><text:span text:style-name="T107"> </text:span><text:span text:style-name="T69">temperatura:</text:span><text:span text:style-name="T107"> </text:span><text:span text:style-name="T69">representación</text:span><text:span text:style-name="T107"> </text:span><text:span text:style-name="T69">en</text:span><text:span text:style-name="T107"> </text:span><text:span text:style-name="T69">tiempo</text:span><text:span text:style-name="T107"> </text:span><text:span text:style-name="T69">real</text:span><text:span text:style-name="T107"> </text:span><text:span text:style-name="T69">de</text:span><text:span text:style-name="T107"> </text:span><text:span text:style-name="T69">las</text:span><text:span text:style-name="T107"> </text:span><text:span text:style-name="T69">lecturas</text:span><text:span text:style-name="T107"> </text:span><text:span text:style-name="T69">de</text:span><text:span text:style-name="T107"> </text:span><text:span text:style-name="T69">temperatura</text:span><text:span text:style-name="T107"> </text:span><text:span text:style-name="T69">de</text:span><text:span text:style-name="T107"> </text:span><text:span text:style-name="T69">los sensores activos.</text:span></text:p>
                </text:list-item>
                <text:list-item>
                  <text:p text:style-name="P46" loext:marker-style-name="T235"><text:span text:style-name="T69">Estado de conexión: indicadores visuales del estado de conectividad de cada dispositivo (verde = online, gris = offline).</text:span><text:span text:style-name="T69"/></text:p>
                </text:list-item>
                <text:list-item>
                  <text:p text:style-name="P36" loext:marker-style-name="T235"><text:span text:style-name="T69">Alertas</text:span><text:span text:style-name="T108"> </text:span><text:span text:style-name="T69">activas:</text:span><text:span text:style-name="T110"> </text:span><text:span text:style-name="T69">listado</text:span><text:span text:style-name="T110"> </text:span><text:span text:style-name="T69">de</text:span><text:span text:style-name="T110"> </text:span><text:span text:style-name="T69">las</text:span><text:span text:style-name="T110"> </text:span><text:span text:style-name="T69">alertas</text:span><text:span text:style-name="T110"> </text:span><text:span text:style-name="T69">vigentes</text:span><text:span text:style-name="T108"> </text:span><text:span text:style-name="T69">ordenadas</text:span><text:span text:style-name="T110"> </text:span><text:span text:style-name="T69">por</text:span><text:span text:style-name="T110"> </text:span><text:span text:style-name="T69">prioridad</text:span><text:span text:style-name="T110"> </text:span><text:span text:style-name="T69">(crítica,</text:span><text:span text:style-name="T110"> </text:span><text:span text:style-name="T69">alta,</text:span><text:span text:style-name="T110"> </text:span><text:span text:style-name="T69">media,</text:span><text:span text:style-name="T110"> </text:span><text:span text:style-name="T77">baja).</text:span></text:p>
                </text:list-item>
                <text:list-item>
                  <text:p text:style-name="P33" loext:marker-style-name="T235"><text:span text:style-name="T69">Resumen</text:span><text:span text:style-name="T110"> </text:span><text:span text:style-name="T69">estadístico:</text:span><text:span text:style-name="T110"> </text:span><text:span text:style-name="T69">número</text:span><text:span text:style-name="T110"> </text:span><text:span text:style-name="T69">total</text:span><text:span text:style-name="T110"> </text:span><text:span text:style-name="T69">de</text:span><text:span text:style-name="T110"> </text:span><text:span text:style-name="T69">dispositivos,</text:span><text:span text:style-name="T110"> </text:span><text:span text:style-name="T69">tasa</text:span><text:span text:style-name="T110"> </text:span><text:span text:style-name="T69">de</text:span><text:span text:style-name="T110"> </text:span><text:span text:style-name="T69">disponibilidad</text:span><text:span text:style-name="T102"> </text:span><text:span text:style-name="T69">y</text:span><text:span text:style-name="T110"> </text:span><text:span text:style-name="T69">última</text:span><text:span text:style-name="T110"> </text:span><text:span text:style-name="T77">actualización.</text:span></text:p>
                </text:list-item>
              </text:list>
            </text:list-item>
          </text:list>
        </text:list-item>
      </text:list>
      <text:p text:style-name="P90"/>
      <text:list text:continue-numbering="true" text:style-name="WWNum2">
        <text:list-item>
          <text:list>
            <text:list-item>
              <text:h text:style-name="P23" text:outline-level="3"><text:span text:style-name="T207">Menú</text:span><text:span text:style-name="T215"> </text:span><text:span text:style-name="T207">de</text:span><text:span text:style-name="T219"> </text:span><text:span text:style-name="T209">navegación</text:span></text:h>
            </text:list-item>
          </text:list>
        </text:list-item>
      </text:list>
      <text:p text:style-name="P81"><text:span text:style-name="T67">El menú lateral izquierdo permite acceder a todas las secciones del panel: Dashboard, Dispositivos, Alertas, Informes, Configuración y Administración. El menú puede contraerse para disponer de más espacio de trabajo.</text:span></text:p>
      <text:list text:continue-numbering="true" text:style-name="WWNum2">
        <text:list-item>
          <text:h text:style-name="P6" text:outline-level="2"><draw:custom-shape text:anchor-type="char" draw:z-index="10" draw:name="Graphic 16" draw:style-name="gr16" draw:text-style-name="P113" svg:width="19.001cm" svg:height="0.004cm" svg:x="1cm" svg:y="1.224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11">GESTIÓN</text:span><text:span text:style-name="T16"> </text:span><text:span text:style-name="T11">DE</text:span><text:span text:style-name="T17"> </text:span><text:span text:style-name="T5">DISPOSITIVOS</text:span></text:h>
        </text:list-item>
      </text:list>
      <text:p text:style-name="P74" loext:marker-style-name="T33"/>
      <text:list text:continue-numbering="true" text:style-name="WWNum2">
        <text:list-item>
          <text:list>
            <text:list-item>
              <text:h text:style-name="P23" text:outline-level="3"><text:span text:style-name="T207">Añadir</text:span><text:span text:style-name="T223"> </text:span><text:span text:style-name="T207">un</text:span><text:span text:style-name="T209"> dispositivo</text:span></text:h>
            </text:list-item>
          </text:list>
        </text:list-item>
      </text:list>
      <text:p text:style-name="P102"><text:span text:style-name="T128">Para</text:span><text:span text:style-name="T142"> </text:span><text:span text:style-name="T128">registrar</text:span><text:span text:style-name="T142"> </text:span><text:span text:style-name="T128">un</text:span><text:span text:style-name="T142"> </text:span><text:span text:style-name="T128">nuevo</text:span><text:span text:style-name="T142"> </text:span><text:span text:style-name="T128">dispositivo,</text:span><text:span text:style-name="T142"> </text:span><text:span text:style-name="T128">acceda</text:span><text:span text:style-name="T142"> </text:span><text:span text:style-name="T128">a</text:span><text:span text:style-name="T142"> </text:span><text:span text:style-name="T128">Dispositivos</text:span><text:span text:style-name="T142"> </text:span><text:span text:style-name="T128">→</text:span><text:span text:style-name="T142"> </text:span><text:span text:style-name="T128">Añadir</text:span><text:span text:style-name="T142"> </text:span><text:span text:style-name="T128">dispositivo</text:span><text:span text:style-name="T142"> </text:span><text:span text:style-name="T128">y</text:span><text:span text:style-name="T143"> </text:span><text:span text:style-name="T128">complete</text:span><text:span text:style-name="T142"> </text:span><text:span text:style-name="T128">el</text:span><text:span text:style-name="T142"> </text:span><text:span text:style-name="T127">formulario:</text:span></text:p>
      <text:p text:style-name="P96"/>
      <text:list text:continue-numbering="true" text:style-name="WWNum2">
        <text:list-item>
          <text:list>
            <text:list-item>
              <text:list>
                <text:list-item>
                  <text:p text:style-name="P37" loext:marker-style-name="T235"><text:span text:style-name="T69">Nombre</text:span><text:span text:style-name="T81"> </text:span><text:span text:style-name="T69">del</text:span><text:span text:style-name="T81"> </text:span><text:span text:style-name="T69">dispositivo</text:span><text:span text:style-name="T80"> </text:span><text:span text:style-name="T69">(identificador</text:span><text:span text:style-name="T81"> </text:span><text:span text:style-name="T77">legible).</text:span></text:p>
                </text:list-item>
                <text:list-item>
                  <text:p text:style-name="P33" loext:marker-style-name="T235"><text:span text:style-name="T69">Número</text:span><text:span text:style-name="T112"> </text:span><text:span text:style-name="T69">de</text:span><text:span text:style-name="T113"> </text:span><text:span text:style-name="T69">serie</text:span><text:span text:style-name="T112"> </text:span><text:span text:style-name="T69">(proporcionado</text:span><text:span text:style-name="T113"> </text:span><text:span text:style-name="T69">por</text:span><text:span text:style-name="T112"> </text:span><text:span text:style-name="T69">el</text:span><text:span text:style-name="T113"> </text:span><text:span text:style-name="T77">fabricante).</text:span></text:p>
                </text:list-item>
                <text:list-item>
                  <text:p text:style-name="P32" loext:marker-style-name="T235"><text:span text:style-name="T68">Tipo:</text:span><text:span text:style-name="T86"> </text:span><text:span text:style-name="T68">sensor</text:span><text:span text:style-name="T86"> </text:span><text:span text:style-name="T68">RX-200,</text:span><text:span text:style-name="T86"> </text:span><text:span text:style-name="T68">RX-300,</text:span><text:span text:style-name="T86"> </text:span><text:span text:style-name="T68">RX-500</text:span><text:span text:style-name="T86"> </text:span><text:span text:style-name="T68">o</text:span><text:span text:style-name="T86"> </text:span><text:span text:style-name="T68">pasarela</text:span><text:span text:style-name="T86"> </text:span><text:span text:style-name="T68">GW-</text:span><text:span text:style-name="T86">100.</text:span></text:p>
                </text:list-item>
                <text:list-item>
                  <text:p text:style-name="P33" loext:marker-style-name="T235"><text:span text:style-name="T77">Zona</text:span><text:span text:style-name="T108"> </text:span><text:span text:style-name="T77">de</text:span><text:span text:style-name="T108"> </text:span><text:span text:style-name="T77">asignación</text:span><text:span text:style-name="T110"> </text:span><text:span text:style-name="T77">(puede</text:span><text:span text:style-name="T108"> </text:span><text:span text:style-name="T77">crearse</text:span><text:span text:style-name="T110"> </text:span><text:span text:style-name="T77">una</text:span><text:span text:style-name="T108"> </text:span><text:span text:style-name="T77">nueva</text:span><text:span text:style-name="T108"> </text:span><text:span text:style-name="T77">zona</text:span><text:span text:style-name="T110"> </text:span><text:span text:style-name="T77">desde</text:span><text:span text:style-name="T108"> </text:span><text:span text:style-name="T77">el</text:span><text:span text:style-name="T110"> </text:span><text:span text:style-name="T77">mismo</text:span><text:span text:style-name="T108"> </text:span><text:span text:style-name="T77">formulario).</text:span></text:p>
                </text:list-item>
                <text:list-item>
                  <text:p text:style-name="P33" loext:marker-style-name="T235"><text:soft-page-break/><text:span text:style-name="T69">Intervalo</text:span><text:span text:style-name="T110"> </text:span><text:span text:style-name="T69">de</text:span><text:span text:style-name="T110"> </text:span><text:span text:style-name="T69">reporte</text:span><text:span text:style-name="T110"> </text:span><text:span text:style-name="T69">(frecuencia</text:span><text:span text:style-name="T102"> </text:span><text:span text:style-name="T69">de</text:span><text:span text:style-name="T110"> </text:span><text:span text:style-name="T69">envío</text:span><text:span text:style-name="T110"> </text:span><text:span text:style-name="T69">de</text:span><text:span text:style-name="T102"> </text:span><text:span text:style-name="T69">datos,</text:span><text:span text:style-name="T110"> </text:span><text:span text:style-name="T69">en</text:span><text:span text:style-name="T110"> </text:span><text:span text:style-name="T77">segundos).</text:span></text:p>
                </text:list-item>
              </text:list>
            </text:list-item>
          </text:list>
        </text:list-item>
      </text:list>
      <text:p text:style-name="P90"/>
      <text:list text:continue-numbering="true" text:style-name="WWNum2">
        <text:list-item>
          <text:list>
            <text:list-item>
              <text:h text:style-name="P23" text:outline-level="3"><text:span text:style-name="T207">Configuración</text:span><text:span text:style-name="T224"> </text:span><text:span text:style-name="T207">de</text:span><text:span text:style-name="T224"> </text:span><text:span text:style-name="T209">parámetros</text:span></text:h>
            </text:list-item>
          </text:list>
        </text:list-item>
      </text:list>
      <text:p text:style-name="P81"><text:span text:style-name="T67">Cada dispositivo permite configurar umbrales de operación (temperatura mínima/máxima, nivel de batería crítico, tiempo máximo sin comunicación), así como metadatos personalizados (ubicación, responsable, notas).</text:span></text:p>
      <text:list text:continue-numbering="true" text:style-name="WWNum2">
        <text:list-item>
          <text:list>
            <text:list-item>
              <text:h text:style-name="P24" text:outline-level="3"><text:span text:style-name="T207">Agrupación</text:span><text:span text:style-name="T225"> </text:span><text:span text:style-name="T207">por</text:span><text:span text:style-name="T225"> </text:span><text:span text:style-name="T209">zonas</text:span></text:h>
            </text:list-item>
          </text:list>
        </text:list-item>
      </text:list>
      <text:p text:style-name="P93"><text:span text:style-name="T128">Los</text:span><text:span text:style-name="T144"> </text:span><text:span text:style-name="T128">dispositivos</text:span><text:span text:style-name="T145"> </text:span><text:span text:style-name="T128">pueden</text:span><text:span text:style-name="T145"> </text:span><text:span text:style-name="T128">organizarse</text:span><text:span text:style-name="T144"> </text:span><text:span text:style-name="T128">en</text:span><text:span text:style-name="T145"> </text:span><text:span text:style-name="T128">zonas</text:span><text:span text:style-name="T145"> </text:span><text:span text:style-name="T128">lógicas</text:span><text:span text:style-name="T145"> </text:span><text:span text:style-name="T128">(por</text:span><text:span text:style-name="T144"> </text:span><text:span text:style-name="T128">ejemplo:</text:span><text:span text:style-name="T145"> </text:span><text:span text:style-name="T128">«Planta</text:span><text:span text:style-name="T145"> </text:span><text:span text:style-name="T128">Baja»,</text:span><text:span text:style-name="T144"> </text:span><text:span text:style-name="T128">«Almacén</text:span><text:span text:style-name="T145"> </text:span><text:span text:style-name="T127">Norte»,</text:span></text:p>
      <text:p text:style-name="P94"><text:span text:style-name="T67">«Exterior»).</text:span><text:span text:style-name="T146"> </text:span><text:span text:style-name="T67">Las</text:span><text:span text:style-name="T146"> </text:span><text:span text:style-name="T67">zonas</text:span><text:span text:style-name="T146"> </text:span><text:span text:style-name="T67">facilitan</text:span><text:span text:style-name="T147"> </text:span><text:span text:style-name="T67">la</text:span><text:span text:style-name="T146"> </text:span><text:span text:style-name="T67">visualización</text:span><text:span text:style-name="T146"> </text:span><text:span text:style-name="T67">en</text:span><text:span text:style-name="T147"> </text:span><text:span text:style-name="T67">el</text:span><text:span text:style-name="T146"> </text:span><text:span text:style-name="T67">mapa</text:span><text:span text:style-name="T146"> </text:span><text:span text:style-name="T67">y</text:span><text:span text:style-name="T147"> </text:span><text:span text:style-name="T67">la</text:span><text:span text:style-name="T146"> </text:span><text:span text:style-name="T67">configuración</text:span><text:span text:style-name="T146"> </text:span><text:span text:style-name="T67">de</text:span><text:span text:style-name="T146"> </text:span><text:span text:style-name="T67">reglas</text:span><text:span text:style-name="T147"> </text:span><text:span text:style-name="T67">de</text:span><text:span text:style-name="T146"> </text:span><text:span text:style-name="T67">alerta</text:span><text:span text:style-name="T146"> </text:span><text:span text:style-name="T67">por</text:span><text:span text:style-name="T147"> </text:span><text:span text:style-name="T126">área.</text:span></text:p>
      <text:p text:style-name="P89"/>
      <text:list text:continue-numbering="true" text:style-name="WWNum2">
        <text:list-item>
          <text:list>
            <text:list-item>
              <text:h text:style-name="P22" text:outline-level="3"><text:span text:style-name="T212">Estados</text:span><text:span text:style-name="T227"> </text:span><text:span text:style-name="T212">del</text:span><text:span text:style-name="T228"> </text:span><text:span text:style-name="T210">dispositivo</text:span></text:h>
              <text:list>
                <text:list-item>
                  <text:p text:style-name="P34" loext:marker-style-name="T235"><text:span text:style-name="T69">Online:</text:span><text:span text:style-name="T81"> </text:span><text:span text:style-name="T69">el</text:span><text:span text:style-name="T81"> </text:span><text:span text:style-name="T69">dispositivo</text:span><text:span text:style-name="T80"> </text:span><text:span text:style-name="T69">envía</text:span><text:span text:style-name="T81"> </text:span><text:span text:style-name="T69">datos</text:span><text:span text:style-name="T81"> </text:span><text:span text:style-name="T69">con</text:span><text:span text:style-name="T80"> </text:span><text:span text:style-name="T77">normalidad.</text:span></text:p>
                </text:list-item>
                <text:list-item>
                  <text:p text:style-name="P33" loext:marker-style-name="T235"><text:span text:style-name="T69">Offline:</text:span><text:span text:style-name="T110"> </text:span><text:span text:style-name="T69">no</text:span><text:span text:style-name="T102"> </text:span><text:span text:style-name="T69">se</text:span><text:span text:style-name="T102"> </text:span><text:span text:style-name="T69">reciben</text:span><text:span text:style-name="T110"> </text:span><text:span text:style-name="T69">datos</text:span><text:span text:style-name="T102"> </text:span><text:span text:style-name="T69">en</text:span><text:span text:style-name="T102"> </text:span><text:span text:style-name="T69">el</text:span><text:span text:style-name="T102"> </text:span><text:span text:style-name="T69">intervalo</text:span><text:span text:style-name="T110"> </text:span><text:span text:style-name="T77">configurado.</text:span></text:p>
                </text:list-item>
                <text:list-item>
                  <text:p text:style-name="P32" loext:marker-style-name="T235"><text:span text:style-name="T68">Warning:</text:span><text:span text:style-name="T114"> </text:span><text:span text:style-name="T68">el</text:span><text:span text:style-name="T114"> </text:span><text:span text:style-name="T68">dispositivo</text:span><text:span text:style-name="T114"> </text:span><text:span text:style-name="T68">reporta</text:span><text:span text:style-name="T114"> </text:span><text:span text:style-name="T68">valores</text:span><text:span text:style-name="T114"> </text:span><text:span text:style-name="T68">cercanos</text:span><text:span text:style-name="T114"> </text:span><text:span text:style-name="T68">a</text:span><text:span text:style-name="T114"> </text:span><text:span text:style-name="T68">los</text:span><text:span text:style-name="T114"> </text:span><text:span text:style-name="T76">umbrales.</text:span></text:p>
                </text:list-item>
                <text:list-item>
                  <text:p text:style-name="P33" loext:marker-style-name="T235"><text:span text:style-name="T69">Error:</text:span><text:span text:style-name="T108"> </text:span><text:span text:style-name="T69">fallo</text:span><text:span text:style-name="T110"> </text:span><text:span text:style-name="T69">de</text:span><text:span text:style-name="T110"> </text:span><text:span text:style-name="T69">hardware,</text:span><text:span text:style-name="T110"> </text:span><text:span text:style-name="T69">batería</text:span><text:span text:style-name="T108"> </text:span><text:span text:style-name="T69">crítica</text:span><text:span text:style-name="T110"> </text:span><text:span text:style-name="T69">o</text:span><text:span text:style-name="T110"> </text:span><text:span text:style-name="T69">comunicación</text:span><text:span text:style-name="T110"> </text:span><text:span text:style-name="T77">intermitente.</text:span></text:p>
                </text:list-item>
              </text:list>
            </text:list-item>
          </text:list>
        </text:list-item>
        <text:list-item>
          <text:h text:style-name="P3" text:outline-level="2"><draw:custom-shape text:anchor-type="char" draw:z-index="11" draw:name="Graphic 17" draw:style-name="gr16" draw:text-style-name="P113" svg:width="19.001cm" svg:height="0.004cm" svg:x="1cm" svg:y="1.08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11">SISTEMA</text:span><text:span text:style-name="T15"> </text:span><text:span text:style-name="T11">DE</text:span><text:span text:style-name="T18"> </text:span><text:span text:style-name="T5">ALERTAS</text:span></text:h>
        </text:list-item>
      </text:list>
      <text:p text:style-name="P74" loext:marker-style-name="T33"/>
      <text:list text:continue-numbering="true" text:style-name="WWNum2">
        <text:list-item>
          <text:list>
            <text:list-item>
              <text:h text:style-name="P23" text:outline-level="3"><text:span text:style-name="T207">Tipos</text:span><text:span text:style-name="T217"> </text:span><text:span text:style-name="T207">de</text:span><text:span text:style-name="T223"> </text:span><text:span text:style-name="T209">alerta</text:span></text:h>
              <text:list>
                <text:list-item>
                  <text:p text:style-name="P41" loext:marker-style-name="T235"><text:span text:style-name="T69">Temperatura fuera de rango: se activa cuando un sensor reporta valores por encima o debajo de los umbrales configurados.</text:span><text:span text:style-name="T69"/></text:p>
                </text:list-item>
                <text:list-item>
                  <text:p text:style-name="P42" loext:marker-style-name="T235"><text:span text:style-name="T69">Pérdida de conexión: se genera cuando un dispositivo deja de reportar durante el tiempo máximo </text:span><text:span text:style-name="T77">definido.</text:span></text:p>
                </text:list-item>
                <text:list-item>
                  <text:p text:style-name="P43" loext:marker-style-name="T235"><text:span text:style-name="T69">Batería baja: alerta cuando el nivel de batería desciende por debajo del umbral crítico (por defecto </text:span><text:span text:style-name="T77">15%).</text:span></text:p>
                </text:list-item>
                <text:list-item>
                  <text:p text:style-name="P45" loext:marker-style-name="T235"><text:span text:style-name="T69">Vibración</text:span><text:span text:style-name="T115"> </text:span><text:span text:style-name="T69">anómala:</text:span><text:span text:style-name="T115"> </text:span><text:span text:style-name="T69">para</text:span><text:span text:style-name="T115"> </text:span><text:span text:style-name="T69">sensores</text:span><text:span text:style-name="T115"> </text:span><text:span text:style-name="T69">con</text:span><text:span text:style-name="T115"> </text:span><text:span text:style-name="T69">acelerómetro,</text:span><text:span text:style-name="T115"> </text:span><text:span text:style-name="T69">detecta</text:span><text:span text:style-name="T115"> </text:span><text:span text:style-name="T69">patrones</text:span><text:span text:style-name="T115"> </text:span><text:span text:style-name="T69">de</text:span><text:span text:style-name="T115"> </text:span><text:span text:style-name="T69">vibración</text:span><text:span text:style-name="T115"> </text:span><text:span text:style-name="T69">fuera</text:span><text:span text:style-name="T115"> </text:span><text:span text:style-name="T69">de</text:span><text:span text:style-name="T115"> </text:span><text:span text:style-name="T69">lo </text:span><text:span text:style-name="T77">normal.</text:span></text:p>
                </text:list-item>
              </text:list>
            </text:list-item>
            <text:list-item>
              <text:h text:style-name="P21" text:outline-level="3"><text:span text:style-name="T207">Canales</text:span><text:span text:style-name="T219"> </text:span><text:span text:style-name="T207">de</text:span><text:span text:style-name="T219"> </text:span><text:span text:style-name="T209">notificación</text:span></text:h>
            </text:list-item>
          </text:list>
        </text:list-item>
      </text:list>
      <text:p text:style-name="P101"><text:span text:style-name="T128">Las</text:span><text:span text:style-name="T142"> </text:span><text:span text:style-name="T128">alertas</text:span><text:span text:style-name="T143"> </text:span><text:span text:style-name="T128">pueden</text:span><text:span text:style-name="T142"> </text:span><text:span text:style-name="T128">enviarse</text:span><text:span text:style-name="T143"> </text:span><text:span text:style-name="T128">a</text:span><text:span text:style-name="T142"> </text:span><text:span text:style-name="T128">través</text:span><text:span text:style-name="T143"> </text:span><text:span text:style-name="T128">de</text:span><text:span text:style-name="T143"> </text:span><text:span text:style-name="T128">los</text:span><text:span text:style-name="T142"> </text:span><text:span text:style-name="T128">siguientes</text:span><text:span text:style-name="T143"> </text:span><text:span text:style-name="T127">canales:</text:span></text:p>
      <text:p text:style-name="P96"/>
      <text:list text:continue-numbering="true" text:style-name="WWNum2">
        <text:list-item>
          <text:list>
            <text:list-item>
              <text:list>
                <text:list-item>
                  <text:p text:style-name="P36" loext:marker-style-name="T235"><text:span text:style-name="T69">Correo</text:span><text:span text:style-name="T117"> </text:span><text:span text:style-name="T69">electrónico:</text:span><text:span text:style-name="T117"> </text:span><text:span text:style-name="T69">notificación</text:span><text:span text:style-name="T117"> </text:span><text:span text:style-name="T69">detallada</text:span><text:span text:style-name="T117"> </text:span><text:span text:style-name="T69">al</text:span><text:span text:style-name="T117"> </text:span><text:span text:style-name="T69">correo</text:span><text:span text:style-name="T117"> </text:span><text:span text:style-name="T69">configurado</text:span><text:span text:style-name="T117"> </text:span><text:span text:style-name="T69">del</text:span><text:span text:style-name="T117"> </text:span><text:span text:style-name="T77">responsable.</text:span></text:p>
                </text:list-item>
                <text:list-item>
                  <text:p text:style-name="P32" loext:marker-style-name="T235"><text:span text:style-name="T69">SMS:</text:span><text:span text:style-name="T79"> </text:span><text:span text:style-name="T69">mensaje</text:span><text:span text:style-name="T118"> </text:span><text:span text:style-name="T69">breve</text:span><text:span text:style-name="T79"> </text:span><text:span text:style-name="T69">al</text:span><text:span text:style-name="T118"> </text:span><text:span text:style-name="T69">número</text:span><text:span text:style-name="T79"> </text:span><text:span text:style-name="T69">de</text:span><text:span text:style-name="T118"> </text:span><text:span text:style-name="T69">teléfono</text:span><text:span text:style-name="T79"> </text:span><text:span text:style-name="T69">registrado</text:span><text:span text:style-name="T118"> </text:span><text:span text:style-name="T69">(requiere</text:span><text:span text:style-name="T79"> </text:span><text:span text:style-name="T69">configurar</text:span><text:span text:style-name="T118"> </text:span><text:span text:style-name="T69">proveedor</text:span><text:span text:style-name="T79"> </text:span><text:span text:style-name="T77">SMS).</text:span></text:p>
                </text:list-item>
                <text:list-item>
                  <text:p text:style-name="P33" loext:marker-style-name="T235"><text:span text:style-name="T68">Webhook:</text:span><text:span text:style-name="T109"> </text:span><text:span text:style-name="T68">petición</text:span><text:span text:style-name="T111"> </text:span><text:span text:style-name="T68">HTTP</text:span><text:span text:style-name="T111"> </text:span><text:span text:style-name="T68">POST</text:span><text:span text:style-name="T109"> </text:span><text:span text:style-name="T68">a</text:span><text:span text:style-name="T111"> </text:span><text:span text:style-name="T68">una</text:span><text:span text:style-name="T111"> </text:span><text:span text:style-name="T68">URL</text:span><text:span text:style-name="T111"> </text:span><text:span text:style-name="T68">externa</text:span><text:span text:style-name="T109"> </text:span><text:span text:style-name="T68">con</text:span><text:span text:style-name="T111"> </text:span><text:span text:style-name="T68">el</text:span><text:span text:style-name="T111"> </text:span><text:span text:style-name="T68">payload</text:span><text:span text:style-name="T109"> </text:span><text:span text:style-name="T68">JSON</text:span><text:span text:style-name="T111"> </text:span><text:span text:style-name="T68">de</text:span><text:span text:style-name="T111"> </text:span><text:span text:style-name="T68">la</text:span><text:span text:style-name="T111"> </text:span><text:span text:style-name="T76">alerta.</text:span></text:p>
                </text:list-item>
                <text:list-item>
                  <text:p text:style-name="P33" loext:marker-style-name="T235"><text:span text:style-name="T69">Telegram:</text:span><text:span text:style-name="T118"> </text:span><text:span text:style-name="T69">mensaje</text:span><text:span text:style-name="T112"> </text:span><text:span text:style-name="T69">al</text:span><text:span text:style-name="T112"> </text:span><text:span text:style-name="T69">chat</text:span><text:span text:style-name="T112"> </text:span><text:span text:style-name="T69">o</text:span><text:span text:style-name="T112"> </text:span><text:span text:style-name="T69">grupo</text:span><text:span text:style-name="T112"> </text:span><text:span text:style-name="T69">de</text:span><text:span text:style-name="T112"> </text:span><text:span text:style-name="T69">Telegram</text:span><text:span text:style-name="T112"> </text:span><text:span text:style-name="T69">configurado</text:span><text:span text:style-name="T112"> </text:span><text:span text:style-name="T69">mediante</text:span><text:span text:style-name="T112"> </text:span><text:span text:style-name="T87">bot.</text:span></text:p>
                </text:list-item>
              </text:list>
            </text:list-item>
          </text:list>
        </text:list-item>
      </text:list>
      <text:p text:style-name="P90"/>
      <text:list text:continue-numbering="true" text:style-name="WWNum2">
        <text:list-item>
          <text:list>
            <text:list-item>
              <text:h text:style-name="P23" text:outline-level="3"><text:span text:style-name="T212">Reglas</text:span><text:span text:style-name="T226"> </text:span><text:span text:style-name="T210">personalizadas</text:span></text:h>
            </text:list-item>
          </text:list>
        </text:list-item>
      </text:list>
      <text:p text:style-name="P84"><text:span text:style-name="T128">El sistema permite crear reglas complejas combinando condiciones con operadores lógicos AND y OR. Por </text:span><text:span text:style-name="T67">ejemplo: «Temperatura &gt; 45 °C AND Zona = Sala de Servidores» o «Batería &lt; 10% OR Sin conexión &gt; 30 min». Cada regla puede asociarse a uno o varios canales de notificación y a un nivel de prioridad.</text:span></text:p>
      <text:list text:continue-numbering="true" text:style-name="WWNum2">
        <text:list-item>
          <text:h text:style-name="P6" text:outline-level="2"><draw:custom-shape text:anchor-type="char" draw:z-index="12" draw:name="Graphic 18" draw:style-name="gr16" draw:text-style-name="P113" svg:width="19.001cm" svg:height="0.004cm" svg:x="1cm" svg:y="1.224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2">INFORMES</text:span><text:span text:style-name="T19"> </text:span><text:span text:style-name="T2">Y</text:span><text:span text:style-name="T20"> </text:span><text:span text:style-name="T4">EXPORTACIÓN</text:span></text:h>
        </text:list-item>
      </text:list>
      <text:p text:style-name="P74" loext:marker-style-name="T33"/>
      <text:list text:continue-numbering="true" text:style-name="WWNum2">
        <text:list-item>
          <text:list>
            <text:list-item>
              <text:h text:style-name="P23" text:outline-level="3"><text:span text:style-name="T207">Informes</text:span><text:span text:style-name="T225"> </text:span><text:span text:style-name="T209">predefinidos</text:span></text:h>
              <text:list>
                <text:list-item>
                  <text:p text:style-name="P34" loext:marker-style-name="T235"><text:span text:style-name="T69">Informe</text:span><text:span text:style-name="T87"> </text:span><text:span text:style-name="T69">diario:</text:span><text:span text:style-name="T87"> </text:span><text:span text:style-name="T69">resumen</text:span><text:span text:style-name="T87"> </text:span><text:span text:style-name="T69">de</text:span><text:span text:style-name="T87"> </text:span><text:span text:style-name="T69">actividad,</text:span><text:span text:style-name="T87"> </text:span><text:span text:style-name="T69">alertas</text:span><text:span text:style-name="T87"> </text:span><text:span text:style-name="T69">y</text:span><text:span text:style-name="T87"> </text:span><text:span text:style-name="T69">disponibilidad</text:span><text:span text:style-name="T87"> </text:span><text:span text:style-name="T69">de</text:span><text:span text:style-name="T87"> </text:span><text:span text:style-name="T69">las</text:span><text:span text:style-name="T119"> </text:span><text:span text:style-name="T69">últimas</text:span><text:span text:style-name="T87"> </text:span><text:span text:style-name="T69">24</text:span><text:span text:style-name="T87"> </text:span><text:span text:style-name="T77">horas.</text:span></text:p>
                </text:list-item>
                <text:list-item>
                  <text:p text:style-name="P33" loext:marker-style-name="T235"><text:span text:style-name="T68">Informe</text:span><text:span text:style-name="T105"> </text:span><text:span text:style-name="T68">semanal:</text:span><text:span text:style-name="T105"> </text:span><text:span text:style-name="T68">tendencias</text:span><text:span text:style-name="T74"> </text:span><text:span text:style-name="T68">de</text:span><text:span text:style-name="T105"> </text:span><text:span text:style-name="T68">la</text:span><text:span text:style-name="T74"> </text:span><text:span text:style-name="T68">semana,</text:span><text:span text:style-name="T105"> </text:span><text:span text:style-name="T68">dispositivos</text:span><text:span text:style-name="T74"> </text:span><text:span text:style-name="T68">con</text:span><text:span text:style-name="T105"> </text:span><text:span text:style-name="T68">más</text:span><text:span text:style-name="T105"> </text:span><text:span text:style-name="T68">incidencias,</text:span><text:span text:style-name="T74"> </text:span><text:span text:style-name="T68">consumo</text:span><text:span text:style-name="T105"> </text:span><text:span text:style-name="T68">de</text:span><text:span text:style-name="T74"> </text:span><text:span text:style-name="T76">batería.</text:span></text:p>
                </text:list-item>
                <text:list-item>
                  <text:p text:style-name="P33" loext:marker-style-name="T235"><text:span text:style-name="T69">Informe</text:span><text:span text:style-name="T117"> </text:span><text:span text:style-name="T69">mensual:</text:span><text:span text:style-name="T117"> </text:span><text:span text:style-name="T69">análisis</text:span><text:span text:style-name="T117"> </text:span><text:span text:style-name="T69">completo</text:span><text:span text:style-name="T117"> </text:span><text:span text:style-name="T69">del</text:span><text:span text:style-name="T117"> </text:span><text:span text:style-name="T69">mes</text:span><text:span text:style-name="T117"> </text:span><text:span text:style-name="T69">con</text:span><text:span text:style-name="T117"> </text:span><text:span text:style-name="T69">gráficos</text:span><text:span text:style-name="T117"> </text:span><text:span text:style-name="T69">comparativos</text:span><text:span text:style-name="T117"> </text:span><text:span text:style-name="T69">y</text:span><text:span text:style-name="T117"> </text:span><text:span text:style-name="T77">KPIs.</text:span></text:p>
                </text:list-item>
              </text:list>
            </text:list-item>
          </text:list>
        </text:list-item>
      </text:list>
      <text:p text:style-name="P90"/>
      <text:list text:continue-numbering="true" text:style-name="WWNum2">
        <text:list-item>
          <text:list>
            <text:list-item>
              <text:h text:style-name="P23" text:outline-level="3"><text:span text:style-name="T207">Informes</text:span><text:span text:style-name="T225"> </text:span><text:span text:style-name="T209">personalizados</text:span></text:h>
            </text:list-item>
          </text:list>
        </text:list-item>
      </text:list>
      <text:p text:style-name="P87"><text:span text:style-name="T128">Desde</text:span><text:span text:style-name="T148"> </text:span><text:span text:style-name="T128">la</text:span><text:span text:style-name="T148"> </text:span><text:span text:style-name="T128">sección</text:span><text:span text:style-name="T148"> </text:span><text:span text:style-name="T128">Informes</text:span><text:span text:style-name="T148"> </text:span><text:span text:style-name="T128">→</text:span><text:span text:style-name="T148"> </text:span><text:span text:style-name="T128">Nuevo</text:span><text:span text:style-name="T148"> </text:span><text:span text:style-name="T128">informe,</text:span><text:span text:style-name="T148"> </text:span><text:span text:style-name="T128">es</text:span><text:span text:style-name="T148"> </text:span><text:span text:style-name="T128">posible</text:span><text:span text:style-name="T148"> </text:span><text:span text:style-name="T128">seleccionar</text:span><text:span text:style-name="T148"> </text:span><text:span text:style-name="T128">el</text:span><text:span text:style-name="T148"> </text:span><text:span text:style-name="T128">rango</text:span><text:span text:style-name="T148"> </text:span><text:span text:style-name="T128">de</text:span><text:span text:style-name="T148"> </text:span><text:span text:style-name="T128">fechas,</text:span><text:span text:style-name="T148"> </text:span><text:span text:style-name="T128">los</text:span><text:span text:style-name="T148"> </text:span><text:soft-page-break/><text:span text:style-name="T128">dispositivos</text:span><text:span text:style-name="T148"> </text:span><text:span text:style-name="T128">o zonas a incluir, las métricas deseadas y el formato de salida.</text:span></text:p>
      <text:list text:continue-numbering="true" text:style-name="WWNum2">
        <text:list-item>
          <text:list>
            <text:list-item>
              <text:h text:style-name="P21" text:outline-level="3"><text:span text:style-name="T207">Formatos</text:span><text:span text:style-name="T215"> </text:span><text:span text:style-name="T207">de</text:span><text:span text:style-name="T215"> </text:span><text:span text:style-name="T209">exportación</text:span></text:h>
              <text:list>
                <text:list-item>
                  <text:p text:style-name="P34" loext:marker-style-name="T235"><text:span text:style-name="T68">CSV:</text:span><text:span text:style-name="T93"> </text:span><text:span text:style-name="T68">datos</text:span><text:span text:style-name="T93"> </text:span><text:span text:style-name="T68">tabulares</text:span><text:span text:style-name="T94"> </text:span><text:span text:style-name="T68">separados</text:span><text:span text:style-name="T93"> </text:span><text:span text:style-name="T68">por</text:span><text:span text:style-name="T93"> </text:span><text:span text:style-name="T68">comas,</text:span><text:span text:style-name="T94"> </text:span><text:span text:style-name="T68">ideal</text:span><text:span text:style-name="T93"> </text:span><text:span text:style-name="T68">para</text:span><text:span text:style-name="T94"> </text:span><text:span text:style-name="T68">análisis</text:span><text:span text:style-name="T93"> </text:span><text:span text:style-name="T68">en</text:span><text:span text:style-name="T93"> </text:span><text:span text:style-name="T68">hojas</text:span><text:span text:style-name="T94"> </text:span><text:span text:style-name="T68">de</text:span><text:span text:style-name="T93"> </text:span><text:span text:style-name="T76">cálculo.</text:span></text:p>
                </text:list-item>
                <text:list-item>
                  <text:p text:style-name="P33" loext:marker-style-name="T235"><text:span text:style-name="T69">PDF:</text:span><text:span text:style-name="T79"> </text:span><text:span text:style-name="T69">informe</text:span><text:span text:style-name="T118"> </text:span><text:span text:style-name="T69">con</text:span><text:span text:style-name="T118"> </text:span><text:span text:style-name="T69">formato</text:span><text:span text:style-name="T118"> </text:span><text:span text:style-name="T69">profesional,</text:span><text:span text:style-name="T118"> </text:span><text:span text:style-name="T69">logotipos</text:span><text:span text:style-name="T118"> </text:span><text:span text:style-name="T69">y</text:span><text:span text:style-name="T79"> </text:span><text:span text:style-name="T69">gráficos</text:span><text:span text:style-name="T118"> </text:span><text:span text:style-name="T77">incluidos.</text:span></text:p>
                </text:list-item>
                <text:list-item>
                  <text:p text:style-name="P33" loext:marker-style-name="T235"><text:span text:style-name="T69">Excel</text:span><text:span text:style-name="T110"> </text:span><text:span text:style-name="T69">(.xlsx):</text:span><text:span text:style-name="T110"> </text:span><text:span text:style-name="T69">libro</text:span><text:span text:style-name="T110"> </text:span><text:span text:style-name="T69">de</text:span><text:span text:style-name="T110"> </text:span><text:span text:style-name="T69">trabajo</text:span><text:span text:style-name="T102"> </text:span><text:span text:style-name="T69">con</text:span><text:span text:style-name="T110"> </text:span><text:span text:style-name="T69">múltiples</text:span><text:span text:style-name="T110"> </text:span><text:span text:style-name="T69">hojas</text:span><text:span text:style-name="T110"> </text:span><text:span text:style-name="T69">y</text:span><text:span text:style-name="T110"> </text:span><text:span text:style-name="T69">gráficos</text:span><text:span text:style-name="T102"> </text:span><text:span text:style-name="T77">incrustados.</text:span></text:p>
                </text:list-item>
              </text:list>
            </text:list-item>
            <text:list-item>
              <text:h text:style-name="P25" text:outline-level="3"><text:span text:style-name="T207">Endpoint</text:span><text:span text:style-name="T229"> </text:span><text:span text:style-name="T207">de</text:span><text:span text:style-name="T229"> </text:span><text:span text:style-name="T207">datos</text:span><text:span text:style-name="T229"> </text:span><text:span text:style-name="T209">(API)</text:span></text:h>
            </text:list-item>
          </text:list>
        </text:list-item>
      </text:list>
      <text:p text:style-name="P95"><text:span text:style-name="T128">Para</text:span><text:span text:style-name="T149"> </text:span><text:span text:style-name="T128">integraciones</text:span><text:span text:style-name="T149"> </text:span><text:span text:style-name="T128">automatizadas,</text:span><text:span text:style-name="T149"> </text:span><text:span text:style-name="T128">los</text:span><text:span text:style-name="T150"> </text:span><text:span text:style-name="T128">datos</text:span><text:span text:style-name="T149"> </text:span><text:span text:style-name="T128">de</text:span><text:span text:style-name="T149"> </text:span><text:span text:style-name="T128">los</text:span><text:span text:style-name="T150"> </text:span><text:span text:style-name="T128">informes</text:span><text:span text:style-name="T149"> </text:span><text:span text:style-name="T128">están</text:span><text:span text:style-name="T149"> </text:span><text:span text:style-name="T128">disponibles</text:span><text:span text:style-name="T150"> </text:span><text:span text:style-name="T128">a</text:span><text:span text:style-name="T149"> </text:span><text:span text:style-name="T128">través</text:span><text:span text:style-name="T149"> </text:span><text:span text:style-name="T128">del</text:span><text:span text:style-name="T150"> </text:span><text:span text:style-name="T128">endpoint</text:span><text:span text:style-name="T149"> </text:span><text:span text:style-name="T151">GET</text:span></text:p>
      <text:p text:style-name="P94"><text:span text:style-name="T67">/api/v1/reports.</text:span><text:span text:style-name="T147"> </text:span><text:span text:style-name="T67">Consulte</text:span><text:span text:style-name="T147"> </text:span><text:span text:style-name="T67">el</text:span><text:span text:style-name="T125"> </text:span><text:span text:style-name="T67">capítulo</text:span><text:span text:style-name="T147"> </text:span><text:span text:style-name="T67">8</text:span><text:span text:style-name="T125"> </text:span><text:span text:style-name="T67">para</text:span><text:span text:style-name="T147"> </text:span><text:span text:style-name="T67">más</text:span><text:span text:style-name="T125"> </text:span><text:span text:style-name="T126">detalles.</text:span></text:p>
      <text:list text:continue-numbering="true" text:style-name="WWNum2">
        <text:list-item>
          <text:h text:style-name="P4" text:outline-level="2"><draw:custom-shape text:anchor-type="char" draw:z-index="13" draw:name="Graphic 19" draw:style-name="gr16" draw:text-style-name="P113" svg:width="19.001cm" svg:height="0.004cm" svg:x="1cm" svg:y="1.08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11">API</text:span><text:span text:style-name="T21"> </text:span><text:span text:style-name="T22">REST</text:span></text:h>
        </text:list-item>
      </text:list>
      <text:p text:style-name="P74" loext:marker-style-name="T33"/>
      <text:list text:continue-numbering="true" text:style-name="WWNum2">
        <text:list-item>
          <text:list>
            <text:list-item>
              <text:h text:style-name="P23" text:outline-level="3"><text:span text:style-name="T209">Autenticación</text:span></text:h>
            </text:list-item>
          </text:list>
        </text:list-item>
      </text:list>
      <text:p text:style-name="P84"><text:span text:style-name="T128">La API utiliza autenticación mediante tokens JWT (JSON Web Token). Para obtener un token, envíe una petición POST a /api/v1/auth/login con sus credenciales. Incluya el token en la cabecera Authorization de cada petición:</text:span></text:p>
      <text:p text:style-name="P57" loext:marker-style-name="T277"><text:span text:style-name="T266"><text:s/></text:span><text:span text:style-name="T267">Authorization:</text:span><text:span text:style-name="T252"> </text:span><text:span text:style-name="T267">Bearer</text:span><text:span text:style-name="T252"> </text:span><text:span text:style-name="T239">&lt;su_token_jwt&gt;</text:span><text:span text:style-name="T268"><text:tab/></text:span></text:p>
      <text:p text:style-name="P99" loext:marker-style-name="T277"/>
      <text:list text:continue-numbering="true" text:style-name="WWNum2">
        <text:list-item>
          <text:list>
            <text:list-item>
              <text:h text:style-name="P23" text:outline-level="3"><text:span text:style-name="T207">Endpoints</text:span><text:span text:style-name="T230"> </text:span><text:span text:style-name="T209">principales</text:span></text:h>
            </text:list-item>
          </text:list>
        </text:list-item>
      </text:list>
      <text:p text:style-name="P101"><text:span text:style-name="T67">A</text:span><text:span text:style-name="T132"> </text:span><text:span text:style-name="T67">continuación</text:span><text:span text:style-name="T132"> </text:span><text:span text:style-name="T67">se</text:span><text:span text:style-name="T132"> </text:span><text:span text:style-name="T67">describen</text:span><text:span text:style-name="T132"> </text:span><text:span text:style-name="T67">los</text:span><text:span text:style-name="T132"> </text:span><text:span text:style-name="T67">endpoints</text:span><text:span text:style-name="T132"> </text:span><text:span text:style-name="T67">más</text:span><text:span text:style-name="T132"> </text:span><text:span text:style-name="T126">utilizados:</text:span></text:p>
      <text:p text:style-name="P103"/>
      <text:list text:continue-numbering="true" text:style-name="WWNum2">
        <text:list-item>
          <text:list>
            <text:list-item>
              <text:list>
                <text:list-item>
                  <text:p text:style-name="P47" loext:marker-style-name="T235"><text:span text:style-name="T87">GET</text:span><text:span text:style-name="T70"><text:tab/></text:span><text:span text:style-name="T69">/api/v1/devices</text:span><text:span text:style-name="T116"> </text:span><text:span text:style-name="T71">—</text:span><text:span text:style-name="T116"> </text:span><text:span text:style-name="T69">Lista</text:span><text:span text:style-name="T107"> </text:span><text:span text:style-name="T69">todos</text:span><text:span text:style-name="T107"> </text:span><text:span text:style-name="T69">los</text:span><text:span text:style-name="T107"> </text:span><text:span text:style-name="T69">dispositivos</text:span><text:span text:style-name="T107"> </text:span><text:span text:style-name="T69">registrados.</text:span><text:span text:style-name="T107"> </text:span><text:span text:style-name="T69">Admite</text:span><text:span text:style-name="T107"> </text:span><text:span text:style-name="T69">filtros</text:span><text:span text:style-name="T107"> </text:span><text:span text:style-name="T69">por</text:span><text:span text:style-name="T107"> </text:span><text:span text:style-name="T69">zona,</text:span><text:span text:style-name="T107"> </text:span><text:span text:style-name="T69">tipo</text:span><text:span text:style-name="T107"> </text:span><text:span text:style-name="T69">y </text:span><text:span text:style-name="T77">estado.</text:span></text:p>
                </text:list-item>
                <text:list-item>
                  <text:p text:style-name="P48" loext:marker-style-name="T235"><text:span text:style-name="T88">GET</text:span><text:span text:style-name="T70"><text:tab/></text:span><text:span text:style-name="T72">/api/v1/devices/{id}/data</text:span><text:span text:style-name="T89"> </text:span><text:span text:style-name="T71">—</text:span><text:span text:style-name="T89"> </text:span><text:span text:style-name="T72">Obtiene</text:span><text:span text:style-name="T96"> </text:span><text:span text:style-name="T72">las</text:span><text:span text:style-name="T98"> </text:span><text:span text:style-name="T72">lecturas</text:span><text:span text:style-name="T98"> </text:span><text:span text:style-name="T72">históricas</text:span><text:span text:style-name="T96"> </text:span><text:span text:style-name="T72">de</text:span><text:span text:style-name="T98"> </text:span><text:span text:style-name="T72">un</text:span><text:span text:style-name="T98"> </text:span><text:span text:style-name="T72">dispositivo.</text:span><text:span text:style-name="T96"> </text:span><text:span text:style-name="T72">Parámetros: from, to, interval.</text:span></text:p>
                </text:list-item>
                <text:list-item>
                  <text:p text:style-name="P42" loext:marker-style-name="T235"><text:span text:style-name="T69">POST</text:span><text:span text:style-name="T118"> </text:span><text:span text:style-name="T69">/api/v1/alerts/rules</text:span><text:span text:style-name="T118"> </text:span><text:span text:style-name="T71">—</text:span><text:span text:style-name="T120"> </text:span><text:span text:style-name="T69">Crea</text:span><text:span text:style-name="T118"> </text:span><text:span text:style-name="T69">una</text:span><text:span text:style-name="T118"> </text:span><text:span text:style-name="T69">nueva</text:span><text:span text:style-name="T118"> </text:span><text:span text:style-name="T69">regla</text:span><text:span text:style-name="T118"> </text:span><text:span text:style-name="T69">de</text:span><text:span text:style-name="T112"> </text:span><text:span text:style-name="T69">alerta.</text:span><text:span text:style-name="T118"> </text:span><text:span text:style-name="T69">Cuerpo</text:span><text:span text:style-name="T118"> </text:span><text:span text:style-name="T69">JSON</text:span><text:span text:style-name="T118"> </text:span><text:span text:style-name="T69">con</text:span><text:span text:style-name="T118"> </text:span><text:span text:style-name="T69">condiciones,</text:span><text:span text:style-name="T118"> </text:span><text:span text:style-name="T69">canales y prioridad.</text:span></text:p>
                </text:list-item>
                <text:list-item>
                  <text:p text:style-name="P38" loext:marker-style-name="T235"><text:span text:style-name="T69">GET</text:span><text:span text:style-name="T121"> </text:span><text:span text:style-name="T69">/api/v1/reports</text:span><text:span text:style-name="T112"> </text:span><text:span text:style-name="T71">—</text:span><text:span text:style-name="T122"> </text:span><text:span text:style-name="T69">Genera</text:span><text:span text:style-name="T112"> </text:span><text:span text:style-name="T69">o</text:span><text:span text:style-name="T112"> </text:span><text:span text:style-name="T69">descarga</text:span><text:span text:style-name="T118"> </text:span><text:span text:style-name="T69">informes</text:span><text:span text:style-name="T112"> </text:span><text:span text:style-name="T69">según</text:span><text:span text:style-name="T112"> </text:span><text:span text:style-name="T69">los</text:span><text:span text:style-name="T112"> </text:span><text:span text:style-name="T69">parámetros</text:span><text:span text:style-name="T112"> </text:span><text:span text:style-name="T77">especificados.</text:span></text:p>
                </text:list-item>
                <text:list-item>
                  <text:p text:style-name="P32" loext:marker-style-name="T235"><text:span text:style-name="T69">PUT</text:span><text:span text:style-name="T123"> </text:span><text:span text:style-name="T69">/api/v1/devices/{id}</text:span><text:span text:style-name="T85"> </text:span><text:span text:style-name="T69">— Actualiza</text:span><text:span text:style-name="T85"> </text:span><text:span text:style-name="T69">la configuración</text:span><text:span text:style-name="T85"> </text:span><text:span text:style-name="T69">de un dispositivo</text:span><text:span text:style-name="T85"> </text:span><text:span text:style-name="T77">existente.</text:span></text:p>
                </text:list-item>
              </text:list>
            </text:list-item>
          </text:list>
        </text:list-item>
      </text:list>
      <text:p text:style-name="P90"/>
      <text:list text:continue-numbering="true" text:style-name="WWNum2">
        <text:list-item>
          <text:list>
            <text:list-item>
              <text:h text:style-name="P23" text:outline-level="3"><text:span text:style-name="T207">Límite</text:span><text:span text:style-name="T231"> </text:span><text:span text:style-name="T207">de</text:span><text:span text:style-name="T220"> </text:span><text:span text:style-name="T207">peticiones</text:span><text:span text:style-name="T220"> </text:span><text:span text:style-name="T207">(Rate</text:span><text:span text:style-name="T220"> </text:span><text:span text:style-name="T209">Limiting)</text:span></text:h>
            </text:list-item>
          </text:list>
        </text:list-item>
      </text:list>
      <text:p text:style-name="P85"><text:span text:style-name="T67">La API tiene un límite de 100 peticiones por minuto por token. Si se supera este límite, el servidor responderá</text:span><text:span text:style-name="T126"> </text:span><text:span text:style-name="T67">con</text:span><text:span text:style-name="T126"> </text:span><text:span text:style-name="T67">código</text:span><text:span text:style-name="T126"> </text:span><text:span text:style-name="T67">HTTP</text:span><text:span text:style-name="T126"> </text:span><text:span text:style-name="T67">429</text:span><text:span text:style-name="T126"> </text:span><text:span text:style-name="T67">(Too</text:span><text:span text:style-name="T126"> </text:span><text:span text:style-name="T67">Many</text:span><text:span text:style-name="T126"> </text:span><text:span text:style-name="T67">Requests).</text:span><text:span text:style-name="T126"> </text:span><text:span text:style-name="T67">Se</text:span><text:span text:style-name="T126"> </text:span><text:span text:style-name="T67">recomienda</text:span><text:span text:style-name="T126"> </text:span><text:span text:style-name="T67">implementar</text:span><text:span text:style-name="T126"> </text:span><text:span text:style-name="T67">lógica</text:span><text:span text:style-name="T126"> </text:span><text:span text:style-name="T67">de</text:span><text:span text:style-name="T126"> </text:span><text:span text:style-name="T67">reintento con backoff exponencial.</text:span></text:p>
      <text:list text:continue-numbering="true" text:style-name="WWNum2">
        <text:list-item>
          <text:list>
            <text:list-item>
              <text:p text:style-name="P39" loext:marker-style-name="T33"><text:span text:style-name="T232">Ejemplo</text:span><text:span text:style-name="T233"> </text:span><text:span text:style-name="T232">con</text:span><text:span text:style-name="T233"> </text:span><text:span text:style-name="T234">curl</text:span></text:p>
            </text:list-item>
          </text:list>
        </text:list-item>
      </text:list>
      <text:p text:style-name="P75" loext:marker-style-name="T34"><draw:custom-shape text:anchor-type="char" draw:z-index="21" draw:name="Textbox 20" draw:style-name="gr8" draw:text-style-name="P114" svg:width="18.001cm" svg:height="8.801cm" svg:x="1.499cm" svg:y="0.296cm"><text:p text:style-name="P10" loext:marker-style-name="T278"><text:span text:style-name="T243">$</text:span><text:span text:style-name="T269"> </text:span><text:span text:style-name="T243">curl</text:span><text:span text:style-name="T269"> </text:span><text:span text:style-name="T243">-X</text:span><text:span text:style-name="T270"> </text:span><text:span text:style-name="T243">GET</text:span><text:span text:style-name="T269"> </text:span><text:span text:style-name="T243">https://panel.novatech-solutions.es/api/v1/devices</text:span><text:span text:style-name="T270"> </text:span><text:span text:style-name="T257">\</text:span></text:p><text:p text:style-name="P12" loext:marker-style-name="T278"><text:span text:style-name="T245">-H</text:span><text:span text:style-name="T272"> </text:span><text:span text:style-name="T245">"Authorization:</text:span><text:span text:style-name="T273"> </text:span><text:span text:style-name="T245">Bearer</text:span><text:span text:style-name="T273"> </text:span><text:span text:style-name="T245">eyJhbGciOiJIUzI1NiIs..."</text:span><text:span text:style-name="T272"> </text:span><text:span text:style-name="T258">\</text:span></text:p><text:p text:style-name="P12" loext:marker-style-name="T278"><text:span text:style-name="T243">-H</text:span><text:span text:style-name="T274"> </text:span><text:span text:style-name="T243">"Content-Type:</text:span><text:span text:style-name="T275"> </text:span><text:span text:style-name="T237">application/json"</text:span></text:p><text:p text:style-name="P104" loext:marker-style-name="T278"/><text:p text:style-name="P105" loext:marker-style-name="T278"/><text:p text:style-name="P11" loext:marker-style-name="T278"><text:span text:style-name="T259">{</text:span><text:span text:style-name="T284"/></text:p><text:p text:style-name="P17" loext:marker-style-name="T278"><text:span text:style-name="T238">"status":</text:span><text:span text:style-name="T265"> </text:span><text:span text:style-name="T238">"ok", </text:span><text:span text:style-name="T244">"total": 142,</text:span></text:p><text:p text:style-name="P13" loext:marker-style-name="T278"><text:span text:style-name="T242">"devices":</text:span><text:span text:style-name="T247"> </text:span><text:span text:style-name="T260">[</text:span></text:p><text:p text:style-name="P12" loext:marker-style-name="T278"><text:span text:style-name="T259">{</text:span><text:span text:style-name="T284"/></text:p><text:p text:style-name="P14" loext:marker-style-name="T278"><text:span text:style-name="T242">"id":</text:span><text:span text:style-name="T271"> </text:span><text:span text:style-name="T242">"rx300-</text:span><text:span text:style-name="T236">0041",</text:span></text:p><text:p text:style-name="P18" loext:marker-style-name="T278"><text:span text:style-name="T243">"name": "Sensor Nave 3", "type": "RX-300",</text:span><text:span text:style-name="T285"/></text:p><text:p text:style-name="P15" loext:marker-style-name="T278"><text:span text:style-name="T244">"state":</text:span><text:span text:style-name="T264"> </text:span><text:span text:style-name="T238">"online",</text:span></text:p><text:p text:style-name="P14" loext:marker-style-name="T278"><text:span text:style-name="T243">"last_seen":</text:span><text:span text:style-name="T276"> </text:span><text:span text:style-name="T243">"2024-08-</text:span><text:span text:style-name="T237">12T10:32:15Z"</text:span></text:p><text:p text:style-name="P12" loext:marker-style-name="T278"><text:span text:style-name="T254">},</text:span><text:span text:style-name="T286"/></text:p><text:p text:style-name="P12" loext:marker-style-name="T278"><text:span text:style-name="T253">..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6" loext:marker-style-name="T35"/>
      <text:p text:style-name="P106" loext:marker-style-name="T27"><draw:custom-shape text:anchor-type="as-char" draw:z-index="4" draw:name="Textbox 21" draw:style-name="gr24" draw:text-style-name="P114" svg:width="18.001cm" svg:height="1.101cm"><text:p text:style-name="P19" loext:marker-style-name="T278"><text:span text:style-name="T261">]</text:span><text:span text:style-name="T287"/></text:p><text:p text:style-name="P20" loext:marker-style-name="T278"><text:span text:style-name="T259">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h text:style-name="P5" text:outline-level="2"><draw:custom-shape text:anchor-type="char" draw:z-index="14" draw:name="Graphic 22" draw:style-name="gr16" draw:text-style-name="P113" svg:width="19.001cm" svg:height="0.004cm" svg:x="1cm" svg:y="1.08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2">RESOLUCIÓN</text:span><text:span text:style-name="T23"> </text:span><text:span text:style-name="T2">DE</text:span><text:span text:style-name="T24"> </text:span><text:span text:style-name="T4">PROBLEMAS</text:span></text:h>
        </text:list-item>
      </text:list>
      <text:p text:style-name="P70" loext:marker-style-name="T28"/>
      <text:p text:style-name="P88"><text:span text:style-name="T128">A</text:span><text:span text:style-name="T134"> </text:span><text:span text:style-name="T128">continuación</text:span><text:span text:style-name="T134"> </text:span><text:span text:style-name="T128">se</text:span><text:span text:style-name="T134"> </text:span><text:span text:style-name="T128">enumeran</text:span><text:span text:style-name="T134"> </text:span><text:span text:style-name="T128">los</text:span><text:span text:style-name="T134"> </text:span><text:span text:style-name="T128">problemas</text:span><text:span text:style-name="T134"> </text:span><text:span text:style-name="T128">más</text:span><text:span text:style-name="T134"> </text:span><text:span text:style-name="T128">frecuentes</text:span><text:span text:style-name="T134"> </text:span><text:span text:style-name="T128">reportados</text:span><text:span text:style-name="T134"> </text:span><text:span text:style-name="T128">por</text:span><text:span text:style-name="T134"> </text:span><text:span text:style-name="T128">los</text:span><text:span text:style-name="T134"> </text:span><text:span text:style-name="T128">usuarios</text:span><text:span text:style-name="T134"> </text:span><text:span text:style-name="T128">junto</text:span><text:span text:style-name="T134"> </text:span><text:span text:style-name="T128">con</text:span><text:span text:style-name="T134"> </text:span><text:span text:style-name="T128">sus</text:span><text:span text:style-name="T134"> </text:span><text:span text:style-name="T128">soluciones recomendadas:</text:span></text:p>
      <text:p text:style-name="P107" loext:marker-style-name="T280"/>
      <text:p text:style-name="P108"><draw:custom-shape text:anchor-type="as-char" draw:z-index="5" draw:name="Textbox 23" draw:style-name="gr23" draw:text-style-name="P118" svg:width="19.001cm" svg:height="0.802cm"><text:p text:style-name="P16" loext:marker-style-name="T279"><text:span text:style-name="T281">Problema</text:span><text:span text:style-name="T282"><text:tab/></text:span><text:span text:style-name="T281">Solució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2" text:name="Sección1">
        <text:p text:style-name="P63" loext:marker-style-name="T277"><draw:g text:anchor-type="char" draw:z-index="15" draw:name="Group 24" draw:style-name="gr17"><draw:custom-shape draw:name="Graphic 25" draw:style-name="gr18" draw:text-style-name="P117" svg:width="19.001cm" svg:height="1.401cm" svg:x="1cm" svg:y="1.353cm"><text:p/><draw:enhanced-geometry draw:mirror-horizontal="false" draw:mirror-vertical="false" drawooo:sub-view-size="6840220 504190" draw:text-areas="0 0 ?f0 ?f1" svg:viewBox="0 0 0 0" draw:type="ooxml-non-primitive" draw:enhanced-path="M 6839839 0 L 3240024 0 3239897 0 0 0 0 504063 3239897 504063 3240024 504063 6839839 504063 6839839 0 Z N"><draw:equation draw:name="f0" draw:formula="logwidth"/><draw:equation draw:name="f1" draw:formula="logheight"/></draw:enhanced-geometry></draw:custom-shape><draw:custom-shape draw:name="Textbox 26" draw:style-name="gr22" draw:text-style-name="P116" svg:width="5.21cm" svg:height="0.369cm" svg:x="1.3cm" svg:y="1.529cm"><text:p text:style-name="P54" loext:marker-style-name="T277"><text:span text:style-name="T152">El</text:span><text:span text:style-name="T156"> </text:span><text:span text:style-name="T152">mapa</text:span><text:span text:style-name="T157"> </text:span><text:span text:style-name="T152">no</text:span><text:span text:style-name="T156"> </text:span><text:span text:style-name="T152">muestra</text:span><text:span text:style-name="T157"> </text:span><text:span text:style-name="T158">dispositiv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27" draw:style-name="gr20" draw:text-style-name="P116" svg:width="9.436cm" svg:height="0.922cm" svg:x="10.299cm" svg:y="1.529cm"><text:p text:style-name="P54" loext:marker-style-name="T277"><text:span text:style-name="T152">Comprobar</text:span><text:span text:style-name="T161"> </text:span><text:span text:style-name="T152">que</text:span><text:span text:style-name="T162"> </text:span><text:span text:style-name="T152">los</text:span><text:span text:style-name="T162"> </text:span><text:span text:style-name="T152">dispositivos</text:span><text:span text:style-name="T162"> </text:span><text:span text:style-name="T152">tienen</text:span><text:span text:style-name="T162"> </text:span><text:span text:style-name="T152">coordenadas</text:span><text:span text:style-name="T161"> </text:span><text:span text:style-name="T163">GPS</text:span></text:p><text:p text:style-name="P55" loext:marker-style-name="T277"><text:span text:style-name="T152">configuradas.</text:span><text:span text:style-name="T164"> </text:span><text:span text:style-name="T152">Limpiar</text:span><text:span text:style-name="T164"> </text:span><text:span text:style-name="T152">caché</text:span><text:span text:style-name="T164"> </text:span><text:span text:style-name="T152">del</text:span><text:span text:style-name="T164"> </text:span><text:span text:style-name="T158">navegador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65">No</text:span><text:span text:style-name="T153"><text:tab/></text:span><text:span text:style-name="T165">se</text:span><text:span text:style-name="T153"><text:tab/></text:span><text:span text:style-name="T159">puede</text:span><text:span text:style-name="T153"><text:tab/></text:span><text:span text:style-name="T159">acceder</text:span><text:span text:style-name="T153"><text:tab/></text:span><text:span text:style-name="T165">al</text:span><text:span text:style-name="T153"><text:tab/></text:span><text:span text:style-name="T159">panel (ERR_CONNECTION_REFUSED)</text:span></text:p>
        <text:p text:style-name="P64" loext:marker-style-name="T277"><text:span text:style-name="T152">Verificar que los contenedores Docker están en ejecución</text:span><text:span text:style-name="T167"> </text:span><text:span text:style-name="T152">(docker ps). Comprobar puertos 8443/443.</text:span></text:p>
      </text:section>
      <text:section text:style-name="Sect1" text:name="Sección2">
        <text:p text:style-name="P97" loext:marker-style-name="T277"/>
        <text:p text:style-name="P97" loext:marker-style-name="T277"/>
        <text:p text:style-name="P97" loext:marker-style-name="T277"/>
        <text:p text:style-name="P100" loext:marker-style-name="T277"/>
        <text:p text:style-name="P65" loext:marker-style-name="T277"><draw:g text:anchor-type="char" draw:z-index="16" draw:name="Group 28" draw:style-name="gr17"><draw:custom-shape draw:name="Graphic 29" draw:style-name="gr18" draw:text-style-name="P117" svg:width="19.001cm" svg:height="1.401cm" svg:x="1cm" svg:y="1.222cm"><text:p/><draw:enhanced-geometry draw:mirror-horizontal="false" draw:mirror-vertical="false" drawooo:sub-view-size="6840220 504190" draw:text-areas="0 0 ?f0 ?f1" svg:viewBox="0 0 0 0" draw:type="ooxml-non-primitive" draw:enhanced-path="M 6839839 0 L 3240024 0 3239897 0 0 0 0 504075 3239897 504075 3240024 504075 6839839 504075 6839839 0 Z N"><draw:equation draw:name="f0" draw:formula="logwidth"/><draw:equation draw:name="f1" draw:formula="logheight"/></draw:enhanced-geometry></draw:custom-shape><draw:custom-shape draw:name="Textbox 30" draw:style-name="gr21" draw:text-style-name="P116" svg:width="5.499cm" svg:height="0.369cm" svg:x="1.3cm" svg:y="1.398cm"><text:p text:style-name="P54" loext:marker-style-name="T277"><text:span text:style-name="T154">Lecturas</text:span><text:span text:style-name="T168"> </text:span><text:span text:style-name="T154">de</text:span><text:span text:style-name="T166"> </text:span><text:span text:style-name="T154">temperatura</text:span><text:span text:style-name="T168"> </text:span><text:span text:style-name="T160">errátic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31" draw:style-name="gr20" draw:text-style-name="P116" svg:width="9.436cm" svg:height="0.922cm" svg:x="10.299cm" svg:y="1.398cm"><text:p text:style-name="P54" loext:marker-style-name="T277"><text:span text:style-name="T155">Recalibrar</text:span><text:span text:style-name="T169"> </text:span><text:span text:style-name="T155">el</text:span><text:span text:style-name="T169"> </text:span><text:span text:style-name="T155">sensor</text:span><text:span text:style-name="T169"> </text:span><text:span text:style-name="T155">desde</text:span><text:span text:style-name="T169"> </text:span><text:span text:style-name="T155">Dispositivos</text:span><text:span text:style-name="T169"> </text:span><text:span text:style-name="T155">→</text:span><text:span text:style-name="T170"> </text:span><text:span text:style-name="T155">Configuración</text:span><text:span text:style-name="T169"> </text:span><text:span text:style-name="T171">→</text:span></text:p><text:p text:style-name="P55" loext:marker-style-name="T277"><text:span text:style-name="T152">Calibración.</text:span><text:span text:style-name="T164"> </text:span><text:span text:style-name="T152">Si</text:span><text:span text:style-name="T172"> </text:span><text:span text:style-name="T152">persiste,</text:span><text:span text:style-name="T172"> </text:span><text:span text:style-name="T152">sustituir</text:span><text:span text:style-name="T172"> </text:span><text:span text:style-name="T158">sond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54">Las alertas no llegan por correo</text:span><text:span text:style-name="T153"><text:tab/></text:span><text:span text:style-name="T154">Verificar</text:span><text:span text:style-name="T160"> </text:span><text:span text:style-name="T154">configuración</text:span><text:span text:style-name="T160"> </text:span><text:span text:style-name="T154">SMTP</text:span><text:span text:style-name="T160"> </text:span><text:span text:style-name="T154">en</text:span><text:span text:style-name="T160"> </text:span><text:span text:style-name="T154">.env.</text:span><text:span text:style-name="T160"> </text:span><text:span text:style-name="T154">Comprobar</text:span><text:span text:style-name="T160"> </text:span><text:span text:style-name="T154">carpeta spam. Revisar logs: docker logs iot-mailer.</text:span></text:p>
        <text:p text:style-name="P97" loext:marker-style-name="T277"/>
        <text:p text:style-name="P97" loext:marker-style-name="T277"/>
        <text:p text:style-name="P97" loext:marker-style-name="T277"/>
        <text:p text:style-name="P100" loext:marker-style-name="T277"/>
        <text:p text:style-name="P65" loext:marker-style-name="T277"><draw:g text:anchor-type="char" draw:z-index="17" draw:name="Group 32" draw:style-name="gr17"><draw:custom-shape draw:name="Graphic 33" draw:style-name="gr18" draw:text-style-name="P117" svg:width="19.001cm" svg:height="1.401cm" svg:x="1cm" svg:y="1.222cm"><text:p/><draw:enhanced-geometry draw:mirror-horizontal="false" draw:mirror-vertical="false" drawooo:sub-view-size="6840220 504190" draw:text-areas="0 0 ?f0 ?f1" svg:viewBox="0 0 0 0" draw:type="ooxml-non-primitive" draw:enhanced-path="M 6839839 0 L 3240024 0 3239897 0 0 0 0 504063 3239897 504063 3240024 504063 6839839 504063 6839839 0 Z N"><draw:equation draw:name="f0" draw:formula="logwidth"/><draw:equation draw:name="f1" draw:formula="logheight"/></draw:enhanced-geometry></draw:custom-shape><draw:custom-shape draw:name="Textbox 34" draw:style-name="gr19" draw:text-style-name="P116" svg:width="8.076cm" svg:height="0.369cm" svg:x="1.3cm" svg:y="1.398cm"><text:p text:style-name="P54" loext:marker-style-name="T277"><text:span text:style-name="T152">Dispositivo</text:span><text:span text:style-name="T173"> </text:span><text:span text:style-name="T152">aparece</text:span><text:span text:style-name="T173"> </text:span><text:span text:style-name="T152">offline</text:span><text:span text:style-name="T173"> </text:span><text:span text:style-name="T152">pese</text:span><text:span text:style-name="T173"> </text:span><text:span text:style-name="T152">a</text:span><text:span text:style-name="T173"> </text:span><text:span text:style-name="T152">estar</text:span><text:span text:style-name="T173"> </text:span><text:span text:style-name="T158">encendi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35" draw:style-name="gr20" draw:text-style-name="P116" svg:width="9.436cm" svg:height="0.922cm" svg:x="10.299cm" svg:y="1.398cm"><text:p text:style-name="P54" loext:marker-style-name="T277"><text:span text:style-name="T152">Comprobar</text:span><text:span text:style-name="T174"> </text:span><text:span text:style-name="T152">conectividad</text:span><text:span text:style-name="T174"> </text:span><text:span text:style-name="T152">de</text:span><text:span text:style-name="T174"> </text:span><text:span text:style-name="T152">la</text:span><text:span text:style-name="T174"> </text:span><text:span text:style-name="T152">pasarela</text:span><text:span text:style-name="T174"> </text:span><text:span text:style-name="T152">GW-100.</text:span><text:span text:style-name="T174"> </text:span><text:span text:style-name="T158">Reiniciar</text:span></text:p><text:p text:style-name="P55" loext:marker-style-name="T277"><text:span text:style-name="T154">el</text:span><text:span text:style-name="T175"> </text:span><text:span text:style-name="T154">sensor.</text:span><text:span text:style-name="T175"> </text:span><text:span text:style-name="T154">Verificar</text:span><text:span text:style-name="T175"> </text:span><text:span text:style-name="T154">intervalo</text:span><text:span text:style-name="T175"> </text:span><text:span text:style-name="T154">de</text:span><text:span text:style-name="T175"> </text:span><text:span text:style-name="T160">report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54">Error 401 al usar la API</text:span><text:span text:style-name="T153"><text:tab/></text:span><text:span text:style-name="T154">El</text:span><text:span text:style-name="T176"> </text:span><text:span text:style-name="T154">token</text:span><text:span text:style-name="T176"> </text:span><text:span text:style-name="T154">JWT</text:span><text:span text:style-name="T177"> </text:span><text:span text:style-name="T154">ha</text:span><text:span text:style-name="T176"> </text:span><text:span text:style-name="T154">expirado</text:span><text:span text:style-name="T176"> </text:span><text:span text:style-name="T154">(validez:</text:span><text:span text:style-name="T177"> </text:span><text:span text:style-name="T154">24h).</text:span><text:span text:style-name="T176"> </text:span><text:span text:style-name="T154">Solicitar</text:span><text:span text:style-name="T176"> </text:span><text:span text:style-name="T154">un</text:span><text:span text:style-name="T177"> </text:span><text:span text:style-name="T154">nuevo token en /api/v1/auth/login.</text:span></text:p>
        <text:p text:style-name="P109" loext:marker-style-name="T283"/>
        <text:p text:style-name="P109" loext:marker-style-name="T283"/>
        <text:p text:style-name="P110" loext:marker-style-name="T283"/>
        <text:list text:continue-numbering="true" text:style-name="WWNum2">
          <text:list-item>
            <text:h text:style-name="P8" text:outline-level="2"><draw:custom-shape text:anchor-type="char" draw:z-index="18" draw:name="Graphic 36" draw:style-name="gr16" draw:text-style-name="P113" svg:width="19.001cm" svg:height="0.004cm" svg:x="1cm" svg:y="0.84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text:span text:style-name="T2">CONTACTO</text:span><text:span text:style-name="T25"> </text:span><text:span text:style-name="T2">Y</text:span><text:span text:style-name="T26"> </text:span><text:span text:style-name="T4">SOPORTE</text:span></text:h>
          </text:list-item>
        </text:list>
        <text:p text:style-name="P70" loext:marker-style-name="T28"/>
        <text:p text:style-name="P86"><text:span text:style-name="T128">El equipo de soporte técnico de NovaTech Solutions está disponible para resolver cualquier incidencia o consulta relacionada con el Panel de Control IoT.</text:span></text:p>
        <text:h text:style-name="P26" text:outline-level="3"><text:span text:style-name="T207">Canales</text:span><text:span text:style-name="T219"> </text:span><text:span text:style-name="T207">de</text:span><text:span text:style-name="T219"> </text:span><text:span text:style-name="T209">contacto</text:span></text:h>
        <text:p text:style-name="P58" loext:marker-style-name="T235"><text:span text:style-name="T178">Correo</text:span><text:span text:style-name="T180"> </text:span><text:span text:style-name="T181">electrónico:</text:span><text:span text:style-name="T179"><text:tab/></text:span><text:a xlink:type="simple" xlink:href="mailto:soporte@novatech-solutions.es" text:style-name="ListLabel_20_20" text:visited-style-name="ListLabel_20_20"><text:span text:style-name="T68">soporte@novatech-</text:span><text:span text:style-name="T77">solutions.es</text:span></text:a></text:p>
        <text:p text:style-name="P59" loext:marker-style-name="T235"><text:span text:style-name="T181">Teléfono:</text:span><text:span text:style-name="T179"><text:tab/></text:span><text:span text:style-name="T69">+34</text:span><text:span text:style-name="T124"> </text:span><text:span text:style-name="T69">981</text:span><text:span text:style-name="T83"> </text:span><text:span text:style-name="T69">123</text:span><text:span text:style-name="T124"> </text:span><text:span text:style-name="T69">456</text:span><text:span text:style-name="T83"> </text:span><text:span text:style-name="T69">(L–V,</text:span><text:span text:style-name="T124"> </text:span><text:span text:style-name="T77">08:00–18:00)</text:span></text:p>
        <text:p text:style-name="P59" loext:marker-style-name="T235"><text:span text:style-name="T178">Portal</text:span><text:span text:style-name="T183"> </text:span><text:span text:style-name="T178">de</text:span><text:span text:style-name="T183"> </text:span><text:span text:style-name="T181">tickets:</text:span><text:span text:style-name="T179"><text:tab/></text:span><text:span text:style-name="T68">https://soporte.novatech-</text:span><text:span text:style-name="T77">solutions.es</text:span></text:p>
        <text:p text:style-name="P59" loext:marker-style-name="T235"><text:span text:style-name="T184">Documentación</text:span><text:span text:style-name="T185"> </text:span><text:span text:style-name="T181">online:</text:span><text:span text:style-name="T179"><text:tab/></text:span><text:span text:style-name="T68">https://docs.novatech-solutions.es/iot-</text:span><text:span text:style-name="T76">panel</text:span></text:p>
        <text:p text:style-name="P111"/>
        <text:p text:style-name="P80"><text:span text:style-name="T128">Para incidencias críticas fuera de horario laboral, utilice el número de emergencias +34 981 123 999. El tiempo medio de respuesta para tickets estándar es de 4 horas laborables; para tickets de prioridad alta, inferior a 1 hora.</text:span></text:p>
        <text:h text:style-name="P27" text:outline-level="3"><text:span text:style-name="T207">Información</text:span><text:span text:style-name="T211"> </text:span><text:span text:style-name="T207">del</text:span><text:span text:style-name="T211"> </text:span><text:span text:style-name="T209">documento</text:span></text:h>
        <text:p text:style-name="P60" loext:marker-style-name="T235"><text:soft-page-break/><text:span text:style-name="T182">Referencia:</text:span><text:span text:style-name="T179"><text:tab/></text:span><text:span text:style-name="T73">MAN-IOT-</text:span><text:span text:style-name="T90">v2.1</text:span></text:p>
        <text:p text:style-name="P62" loext:marker-style-name="T235"><text:span text:style-name="T181">Versión:</text:span><text:span text:style-name="T179"><text:tab/></text:span><text:span text:style-name="T102">2.1</text:span></text:p>
        <text:p text:style-name="P59" loext:marker-style-name="T235"><text:span text:style-name="T181">Fecha:</text:span><text:span text:style-name="T179"><text:tab/></text:span><text:span text:style-name="T69">12</text:span><text:span text:style-name="T80"> </text:span><text:span text:style-name="T69">de</text:span><text:span text:style-name="T108"> </text:span><text:span text:style-name="T69">agosto</text:span><text:span text:style-name="T108"> </text:span><text:span text:style-name="T69">de</text:span><text:span text:style-name="T108"> </text:span><text:span text:style-name="T87">2024</text:span></text:p>
        <text:p text:style-name="P112"><text:span text:style-name="T186">Autor:</text:span><text:span text:style-name="T187"><text:tab/></text:span><text:span text:style-name="T128">Dpto.</text:span><text:span text:style-name="T140"> </text:span><text:span text:style-name="T128">Ingeniería,</text:span><text:span text:style-name="T140"> </text:span><text:span text:style-name="T128">NovaTech</text:span><text:span text:style-name="T141"> </text:span><text:span text:style-name="T127">Solutions</text:span></text:p>
      </text:section>
      <text:p text:style-name="P61" loext:marker-style-name="T235"><text:span text:style-name="T181">Clasificación:</text:span><text:span text:style-name="T179"><text:tab/></text:span><text:span text:style-name="T69">Uso</text:span><text:span text:style-name="T80"> </text:span><text:span text:style-name="T69">interno</text:span><text:span text:style-name="T80"> </text:span><text:span text:style-name="T69">/</text:span><text:span text:style-name="T80"> </text:span><text:span text:style-name="T77">Clien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/>
    <style:font-face style:name="Microsoft Sans Serif2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Microsoft Sans Serif" fo:font-family="'Microsoft Sans Serif'" style:font-family-generic="roman" style:font-pitch="variable" fo:language="es" fo:country="ES" style:font-name-asian="Microsoft Sans Serif2" style:font-family-asian="'Microsoft Sans Serif'" style:font-family-generic-asian="system" style:font-pitch-asian="variable" style:language-asian="en" style:country-asian="US" style:font-name-complex="Microsoft Sans Serif2" style:font-family-complex="'Microsoft Sans Serif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Microsoft Sans Serif" fo:font-family="'Microsoft Sans Serif'" style:font-family-generic="roman" style:font-pitch="variable" fo:font-size="10pt" fo:language="es" fo:country="ES" style:font-name-asian="Microsoft Sans Serif2" style:font-family-asian="'Microsoft Sans Serif'" style:font-family-generic-asian="system" style:font-pitch-asian="variable" style:font-size-asian="10pt" style:language-asian="en" style:country-asian="US" style:font-name-complex="Microsoft Sans Serif2" style:font-family-complex="'Microsoft Sans Serif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54cm" fo:margin-top="0.242cm" fo:margin-bottom="0cm" style:contextual-spacing="false" fo:text-indent="-0.753cm" style:auto-text-indent="false"/>
      <style:text-properties style:font-name="Trebuchet MS" fo:font-family="'Trebuchet MS'" style:font-family-generic="roman" style:font-pitch="variable" fo:font-size="15pt" fo:language="es" fo:country="ES" fo:font-weight="bold" style:font-name-asian="Trebuchet MS1" style:font-family-asian="'Trebuchet MS'" style:font-family-generic-asian="system" style:font-pitch-asian="variable" style:font-size-asian="15pt" style:language-asian="en" style:country-asian="US" style:font-weight-asian="bold" style:font-name-complex="Trebuchet MS1" style:font-family-complex="'Trebuchet MS'" style:font-family-generic-complex="system" style:font-pitch-complex="variable" style:font-size-complex="1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923cm" fo:text-indent="-0.822cm" style:auto-text-indent="false"/>
      <style:text-properties style:font-name="Trebuchet MS" fo:font-family="'Trebuchet MS'" style:font-family-generic="roman" style:font-pitch="variable" fo:font-size="11pt" fo:language="es" fo:country="ES" fo:font-weight="bold" style:font-name-asian="Trebuchet MS1" style:font-family-asian="'Trebuchet MS'" style:font-family-generic-asian="system" style:font-pitch-asian="variable" style:font-size-asian="11pt" style:language-asian="en" style:country-asian="US" style:font-weight-asian="bold" style:font-name-complex="Trebuchet MS1" style:font-family-complex="'Trebuchet MS'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class="chapter">
      <style:paragraph-properties fo:margin-right="0.002cm" fo:margin-top="0.002cm" fo:margin-bottom="0cm" style:contextual-spacing="false" fo:text-align="center" style:justify-single-word="false"/>
      <style:text-properties style:font-name="Trebuchet MS" fo:font-family="'Trebuchet MS'" style:font-family-generic="roman" style:font-pitch="variable" fo:font-size="28pt" fo:language="es" fo:country="ES" fo:font-weight="bold" style:font-name-asian="Trebuchet MS1" style:font-family-asian="'Trebuchet MS'" style:font-family-generic-asian="system" style:font-pitch-asian="variable" style:font-size-asian="28pt" style:language-asian="en" style:country-asian="US" style:font-weight-asian="bold" style:font-name-complex="Trebuchet MS1" style:font-family-complex="'Trebuchet MS'" style:font-family-generic-complex="system" style:font-pitch-complex="variable" style:font-size-complex="2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199cm" fo:margin-top="0.201cm" fo:margin-bottom="0cm" style:contextual-spacing="false" fo:text-indent="-0.499cm" style:auto-text-indent="false"/>
      <style:text-properties style:font-name="Microsoft Sans Serif" fo:font-family="'Microsoft Sans Serif'" style:font-family-generic="roman" style:font-pitch="variable" fo:language="es" fo:country="ES" style:font-name-asian="Microsoft Sans Serif2" style:font-family-asian="'Microsoft Sans Serif'" style:font-family-generic-asian="system" style:font-pitch-asian="variable" style:language-asian="en" style:country-asian="US" style:font-name-complex="Microsoft Sans Serif2" style:font-family-complex="'Microsoft Sans Serif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6699" loext:opacity="100%" style:font-name="Trebuchet MS" fo:font-family="'Trebuchet MS'" style:font-family-generic="roman" style:font-pitch="variable" fo:font-size="15pt" fo:letter-spacing="normal" fo:language="es" fo:country="ES" fo:font-style="normal" fo:font-weight="bold" style:font-name-asian="Trebuchet MS1" style:font-family-asian="'Trebuchet MS'" style:font-family-generic-asian="system" style:font-pitch-asian="variable" style:font-size-asian="15pt" style:language-asian="en" style:country-asian="US" style:font-style-asian="normal" style:font-weight-asian="bold" style:font-name-complex="Trebuchet MS1" style:font-family-complex="'Trebuchet MS'" style:font-family-generic-complex="system" style:font-pitch-complex="variable" style:font-size-complex="15pt" style:language-complex="ar" style:country-complex="SA" style:font-style-complex="normal" style:font-weight-complex="bold" style:text-scale="112%"/>
    </style:style>
    <style:style style:name="ListLabel_20_2" style:display-name="ListLabel 2" style:family="text">
      <style:text-properties fo:color="#3c3c3c" loext:opacity="100%" style:font-name="Trebuchet MS" fo:font-family="'Trebuchet MS'" style:font-family-generic="roman" style:font-pitch="variable" fo:font-size="11pt" fo:letter-spacing="normal" fo:language="es" fo:country="ES" fo:font-style="normal" fo:font-weight="bold" style:font-name-asian="Trebuchet MS1" style:font-family-asian="'Trebuchet MS'" style:font-family-generic-asian="system" style:font-pitch-asian="variable" style:font-size-asian="11pt" style:language-asian="en" style:country-asian="US" style:font-style-asian="normal" style:font-weight-asian="bold" style:font-name-complex="Trebuchet MS1" style:font-family-complex="'Trebuchet MS'" style:font-family-generic-complex="system" style:font-pitch-complex="variable" style:font-size-complex="11pt" style:language-complex="ar" style:country-complex="SA" style:font-style-complex="normal" style:font-weight-complex="bold" style:text-scale="115%"/>
    </style:style>
    <style:style style:name="ListLabel_20_3" style:display-name="ListLabel 3" style:family="text">
      <style:text-properties fo:color="#282828" loext:opacity="100%" fo:font-size="10pt" fo:letter-spacing="normal" fo:language="es" fo:country="ES" fo:font-style="normal" fo:font-weight="normal" style:font-name-asian="Microsoft Sans Serif2" style:font-family-asian="'Microsoft Sans Serif'" style:font-family-generic-asian="system" style:font-pitch-asian="variable" style:font-size-asian="10pt" style:language-asian="en" style:country-asian="US" style:font-style-asian="normal" style:font-weight-asian="normal" style:font-name-complex="Microsoft Sans Serif2" style:font-family-complex="'Microsoft Sans Serif'" style:font-family-generic-complex="system" style:font-pitch-complex="variable" style:font-size-complex="10pt" style:language-complex="ar" style:country-complex="SA" style:font-style-complex="normal" style:font-weight-complex="normal" style:text-scale="168%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color="#282828" loext:opacity="100%" style:font-name="Microsoft Sans Serif" fo:font-family="'Microsoft Sans Serif'" style:font-family-generic="roman" style:font-pitch="variable" fo:font-size="11pt" fo:letter-spacing="normal" fo:language="es" fo:country="ES" fo:font-style="normal" fo:font-weight="normal" style:font-name-asian="Microsoft Sans Serif2" style:font-family-asian="'Microsoft Sans Serif'" style:font-family-generic-asian="system" style:font-pitch-asian="variable" style:font-size-asian="11pt" style:language-asian="en" style:country-asian="US" style:font-style-asian="normal" style:font-weight-asian="normal" style:font-name-complex="Microsoft Sans Serif2" style:font-family-complex="'Microsoft Sans Serif'" style:font-family-generic-complex="system" style:font-pitch-complex="variable" style:font-size-complex="11pt" style:language-complex="ar" style:country-complex="SA" style:font-style-complex="normal" style:font-weight-complex="normal" style:text-scale="114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color="#282828" loext:opacity="100%" fo:font-size="10pt" style:font-size-asian="10pt" style:text-scale="110%"/>
    </style:style>
    <style:style style:name="ListLabel_20_20" style:display-name="ListLabel 20" style:family="text">
      <style:text-properties fo:color="#282828" loext:opacity="100%" fo:font-size="10pt" fo:letter-spacing="-0.004cm" style:font-size-asian="10pt" style:text-scale="115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55cm" fo:margin-left="0.854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824cm" fo:margin-left="0.924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.201cm"/>
        </style:list-level-properties>
        <style:text-properties fo:font-family="'Microsoft Sans Serif'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3.42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6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87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0.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32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5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1.201cm" fo:margin-left="1.302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3.07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4.84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6.615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8.38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10.15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11.92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13.69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01cm" fo:margin-left="15.46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left="0.035cm" fo:margin-right="0cm" fo:margin-top="0.032cm" fo:margin-bottom="0cm" style:contextual-spacing="false" fo:text-align="start" style:justify-single-word="false" fo:text-indent="0cm" style:auto-text-indent="false"/>
    </style:style>
    <style:style style:name="MT1" style:family="text">
      <style:text-properties style:font-name="Trebuchet MS" fo:font-size="8pt" fo:font-style="italic" style:font-size-asian="8pt" style:font-style-asian="italic"/>
    </style:style>
    <style:style style:name="MT2" style:family="text">
      <style:text-properties fo:color="#787878" loext:opacity="100%" style:font-name="Trebuchet MS" fo:font-size="8pt" fo:font-style="italic" style:font-size-asian="8pt" style:font-style-asian="italic" style:text-scale="115%"/>
    </style:style>
    <style:style style:name="MT3" style:family="text">
      <style:text-properties fo:color="#787878" loext:opacity="100%" style:font-name="Trebuchet MS" fo:font-size="8pt" fo:letter-spacing="-0.021cm" fo:font-style="italic" style:font-size-asian="8pt" style:font-style-asian="italic" style:text-scale="115%"/>
    </style:style>
    <style:style style:name="MT4" style:family="text">
      <style:text-properties fo:color="#787878" loext:opacity="100%" style:font-name="Trebuchet MS" fo:font-size="8pt" fo:letter-spacing="0.056cm" fo:font-style="italic" style:font-size-asian="8pt" style:font-style-asian="italic" style:text-scale="115%"/>
    </style:style>
    <style:style style:name="MT5" style:family="text">
      <style:text-properties fo:color="#787878" loext:opacity="100%" style:font-name="Trebuchet MS" fo:font-size="8pt" fo:letter-spacing="0.058cm" fo:font-style="italic" style:font-size-asian="8pt" style:font-style-asian="italic" style:text-scale="115%"/>
    </style:style>
    <style:style style:name="MT6" style:family="text">
      <style:text-properties fo:color="#787878" loext:opacity="100%" style:font-name="Trebuchet MS" fo:font-size="8pt" fo:letter-spacing="-0.019cm" fo:font-style="italic" style:font-size-asian="8pt" style:font-style-asian="italic" style:text-scale="115%"/>
    </style:style>
    <style:style style:name="MT7" style:family="text">
      <style:text-properties fo:color="#787878" loext:opacity="100%" style:font-name="Trebuchet MS" fo:font-size="8pt" fo:letter-spacing="-0.007cm" fo:font-style="italic" style:font-size-asian="8pt" style:font-style-asian="italic" style:text-scale="115%"/>
    </style:style>
    <style:style style:name="MT8" style:family="text">
      <style:text-properties fo:color="#787878" loext:opacity="100%" style:font-name="Trebuchet MS" fo:font-size="8pt" fo:letter-spacing="-0.018cm" fo:font-style="italic" style:font-size-asian="8pt" style:font-style-asian="italic" style:text-scale="115%"/>
    </style:style>
    <style:style style:name="MT9" style:family="text">
      <style:text-properties fo:color="#787878" loext:opacity="100%" style:font-name="Trebuchet MS" fo:font-size="8pt" fo:letter-spacing="-0.009cm" fo:font-style="italic" style:font-size-asian="8pt" style:font-style-asian="italic" style:text-scale="115%"/>
    </style:style>
    <style:style style:name="MT10" style:family="text">
      <style:text-properties style:font-name="Trebuchet MS" fo:font-size="7pt" fo:font-style="italic" style:font-size-asian="7pt" style:font-style-asian="italic"/>
    </style:style>
    <style:style style:name="MT11" style:family="text">
      <style:text-properties fo:color="#959595" loext:opacity="100%" style:font-name="Trebuchet MS" fo:font-size="7pt" fo:font-style="italic" style:font-size-asian="7pt" style:font-style-asian="italic" style:text-scale="115%"/>
    </style:style>
    <style:style style:name="MT12" style:family="text">
      <style:text-properties fo:color="#959595" loext:opacity="100%" style:font-name="Trebuchet MS" fo:font-size="7pt" fo:letter-spacing="-0.023cm" fo:font-style="italic" style:font-size-asian="7pt" style:font-style-asian="italic" style:text-scale="115%"/>
    </style:style>
    <style:style style:name="MT13" style:family="text">
      <style:text-properties fo:color="#959595" loext:opacity="100%" style:font-name="Trebuchet MS" fo:font-size="7pt" fo:letter-spacing="0.016cm" fo:font-style="italic" style:font-size-asian="7pt" style:font-style-asian="italic" style:text-scale="115%"/>
    </style:style>
    <style:style style:name="MT14" style:family="text">
      <style:text-properties fo:color="#959595" loext:opacity="100%" style:font-name="Trebuchet MS" fo:font-size="7pt" fo:font-style="italic" style:font-size-asian="7pt" style:font-style-asian="italic"/>
    </style:style>
    <style:style style:name="MT15" style:family="text">
      <style:text-properties fo:color="#959595" loext:opacity="100%" style:font-name="Trebuchet MS" fo:font-size="7pt" fo:letter-spacing="0.026cm" fo:font-style="italic" style:font-size-asian="7pt" style:font-style-asian="italic" style:text-scale="115%"/>
    </style:style>
    <style:style style:name="MT16" style:family="text">
      <style:text-properties fo:color="#959595" loext:opacity="100%" style:font-name="Trebuchet MS" fo:font-size="7pt" fo:letter-spacing="-0.021cm" fo:font-style="italic" style:font-size-asian="7pt" style:font-style-asian="italic" style:text-scale="115%"/>
    </style:style>
    <style:style style:name="MT17" style:family="text">
      <style:text-properties fo:color="#959595" loext:opacity="100%" style:font-name="Trebuchet MS" fo:font-size="7pt" fo:letter-spacing="0.039cm" fo:font-style="italic" style:font-size-asian="7pt" style:font-style-asian="italic" style:text-scale="115%"/>
    </style:style>
    <style:style style:name="MT18" style:family="text">
      <style:text-properties fo:color="#959595" loext:opacity="100%" style:font-name="Trebuchet MS" fo:font-size="7pt" fo:letter-spacing="-0.018cm" fo:font-style="italic" style:font-size-asian="7pt" style:font-style-asian="italic" style:text-scale="210%"/>
    </style:style>
    <style:style style:name="MT19" style:family="text">
      <style:text-properties fo:color="#959595" loext:opacity="100%" style:font-name="Trebuchet MS" fo:font-size="7pt" fo:font-style="italic" style:font-size-asian="7pt" style:font-style-asian="italic" style:text-scale="210%"/>
    </style:style>
    <style:style style:name="MT20" style:family="text">
      <style:text-properties fo:color="#959595" loext:opacity="100%" style:font-name="Trebuchet MS" fo:font-size="7pt" fo:letter-spacing="-0.044cm" fo:font-style="italic" style:font-size-asian="7pt" style:font-style-asian="italic" style:text-scale="210%"/>
    </style:style>
    <style:style style:name="MT21" style:family="text">
      <style:text-properties fo:color="#959595" loext:opacity="100%" style:font-name="Trebuchet MS" fo:font-size="7pt" fo:letter-spacing="-0.025cm" fo:font-style="italic" style:font-size-asian="7pt" style:font-style-asian="italic" style:text-scale="115%"/>
    </style:style>
    <style:style style:name="Mgr1" style:family="graphic">
      <style:graphic-properties draw:stroke="solid" svg:stroke-width="0.041cm" svg:stroke-color="#006699" draw:fill="none" loext:fill-use-slide-background="false" draw:textarea-vertical-align="top" draw:auto-grow-height="false" fo:min-height="0cm" fo:min-width="18.501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6.6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1.5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36cm" fo:min-width="9.61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3.387cm" fo:margin-bottom="0.494cm" fo:margin-left="0.998cm" fo:margin-right="0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22cm" fo:margin-bottom="1.302cm" fo:margin-left="0.998cm" fo:margin-right="0.998cm" style:writing-mode="lr-tb" style:layout-grid-color="#c0c0c0" style:layout-grid-lines="259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94cm" fo:margin-left="0cm" fo:margin-right="0cm" fo:margin-bottom="0.796cm" style:dynamic-spacing="true"/>
      </style:header-style>
      <style:footer-style>
        <style:header-footer-properties fo:min-height="0.321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0" draw:name="Graphic 2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1" draw:name="Textbox 3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box 4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3" draw:name="Textbox 5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><draw:custom-shape text:anchor-type="char" draw:z-index="23" draw:name="Graphic 3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25" draw:name="Textbox 1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7" draw:name="Textbox 2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9" draw:name="Textbox 6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2" draw:style-name="Mdp1">
      <style:header>
        <text:p text:style-name="MP1"><draw:custom-shape text:anchor-type="char" draw:z-index="30" draw:name="Graphic 4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31" draw:name="Textbox 7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Textbox 8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33" draw:name="Textbox 9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2" draw:style-name="Mdp1">
      <style:header>
        <text:p text:style-name="MP1"><draw:custom-shape text:anchor-type="char" draw:z-index="35" draw:name="Graphic 5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37" draw:name="Textbox 10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Textbox 15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41" draw:name="Textbox 16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2" draw:style-name="Mdp1">
      <style:header>
        <text:p text:style-name="MP1"><draw:custom-shape text:anchor-type="char" draw:z-index="42" draw:name="Graphic 9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43" draw:name="Textbox 17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4" draw:name="Textbox 18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8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45" draw:name="Textbox 19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2" draw:style-name="Mdp1">
      <style:header>
        <text:p text:style-name="MP1"><draw:custom-shape text:anchor-type="char" draw:z-index="47" draw:name="Graphic 11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49" draw:name="Textbox 20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Textbox 21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53" draw:name="Textbox 22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2" draw:style-name="Mdp1">
      <style:header>
        <text:p text:style-name="MP1"><draw:custom-shape text:anchor-type="char" draw:z-index="54" draw:name="Graphic 12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55" draw:name="Textbox 23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Textbox 24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1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57" draw:name="Textbox 25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2" draw:style-name="Mdp1">
      <style:header>
        <text:p text:style-name="MP1"><draw:custom-shape text:anchor-type="char" draw:z-index="59" draw:name="Graphic 13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61" draw:name="Textbox 26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3" draw:name="Textbox 27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1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65" draw:name="Textbox 28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2" draw:style-name="Mdp1">
      <style:header>
        <text:p text:style-name="MP1"><draw:custom-shape text:anchor-type="char" draw:z-index="66" draw:name="Graphic 14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67" draw:name="Textbox 29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8" draw:name="Textbox 30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1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69" draw:name="Textbox 31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2" draw:style-name="Mdp1">
      <style:header>
        <text:p text:style-name="MP1"><draw:custom-shape text:anchor-type="char" draw:z-index="71" draw:name="Graphic 20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73" draw:name="Textbox 32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Textbox 33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1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7" draw:name="Textbox 34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2" draw:style-name="Mdp1">
      <style:header>
        <text:p text:style-name="MP1"><draw:custom-shape text:anchor-type="char" draw:z-index="78" draw:name="Graphic 21" draw:style-name="Mgr1" draw:text-style-name="MP2" svg:width="19.001cm" svg:height="0.004cm" svg:x="1cm" svg:y="1.799cm"><text:p/><draw:enhanced-geometry draw:mirror-horizontal="false" draw:mirror-vertical="false" drawooo:sub-view-size="6840220 0" draw:text-areas="0 0 ?f0 ?f1" svg:viewBox="0 0 0 0" draw:type="ooxml-non-primitive" draw:enhanced-path="M 0 0 L 6839965 0 N"><draw:equation draw:name="f0" draw:formula="logwidth"/><draw:equation draw:name="f1" draw:formula="logheight"/></draw:enhanced-geometry></draw:custom-shape><draw:custom-shape text:anchor-type="char" draw:z-index="79" draw:name="Textbox 36" draw:style-name="Mgr2" draw:text-style-name="MP2" svg:width="6.617cm" svg:height="0.401cm" svg:x="1.065cm" svg:y="1.189cm"><text:p text:style-name="MP3" loext:marker-style-name="MT1"><text:span text:style-name="MT2">NovaTech</text:span><text:span text:style-name="MT3"> </text:span><text:span text:style-name="MT2">Solutions</text:span><text:span text:style-name="MT4"> </text:span><text:span text:style-name="MT2">—</text:span><text:span text:style-name="MT5"> </text:span><text:span text:style-name="MT2">Manual</text:span><text:span text:style-name="MT3"> </text:span><text:span text:style-name="MT2">Panel</text:span><text:span text:style-name="MT3"> </text:span><text:span text:style-name="MT2">IoT</text:span><text:span text:style-name="MT6"> </text:span><text:span text:style-name="MT7">v2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0" draw:name="Textbox 37" draw:style-name="Mgr3" draw:text-style-name="MP2" svg:width="1.579cm" svg:height="0.401cm" svg:x="18.463cm" svg:y="1.189cm"><text:p text:style-name="MP3" loext:marker-style-name="MT1"><text:span text:style-name="MT2">Página</text:span><text:span text:style-name="MT8"> </text:span><text:span text:style-name="MT9"><text:page-number text:select-page="current">17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81" draw:name="Textbox 38" draw:style-name="Mgr4" draw:text-style-name="MP2" svg:width="9.612cm" svg:height="0.359cm" svg:x="5.694cm" svg:y="28.011cm"><text:p text:style-name="MP3" loext:marker-style-name="MT10"><text:span text:style-name="MT11">Ref:</text:span><text:span text:style-name="MT12"> </text:span><text:span text:style-name="MT11">MAN-IOT-v2.1</text:span><text:span text:style-name="MT13"> </text:span><text:span text:style-name="MT14">|</text:span><text:span text:style-name="MT15"> </text:span><text:span text:style-name="MT11">Documento</text:span><text:span text:style-name="MT16"> </text:span><text:span text:style-name="MT11">confidencial</text:span><text:span text:style-name="MT17"> </text:span><text:span text:style-name="MT14">|</text:span><text:span text:style-name="MT18"> </text:span><text:span text:style-name="MT19">©</text:span><text:span text:style-name="MT20"> </text:span><text:span text:style-name="MT11">2024</text:span><text:span text:style-name="MT16"> </text:span><text:span text:style-name="MT11">NovaTech</text:span><text:span text:style-name="MT16"> </text:span><text:span text:style-name="MT21">Solutio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pto. Ingeniería, NovaTech Solutions</meta:initial-creator>
    <dc:title>Manual de Usuario — Panel de Control IoT v2.1</dc:title>
    <meta:creation-date>2026-02-28T01:25:15</meta:creation-date>
    <dc:date>2026-02-28T01:25:15</dc:date>
    <meta:editing-duration>P0D</meta:editing-duration>
    <meta:generator>LibreOffice/24.2.7.2$Linux_X86_64 LibreOffice_project/420$Build-2</meta:generator>
    <meta:document-statistic meta:table-count="0" meta:image-count="0" meta:object-count="0" meta:page-count="17" meta:paragraph-count="209" meta:word-count="1812" meta:character-count="12189" meta:non-whitespace-character-count="10659"/>
    <meta:user-defined meta:name="AppVersion">12.0000</meta:user-defined>
    <meta:user-defined meta:name="Created" meta:value-type="date">2024-08-12T00:00:00</meta:user-defined>
    <meta:user-defined meta:name="Creator">LibreOffice Writer</meta:user-defined>
    <meta:user-defined meta:name="LastSaved" meta:value-type="date">2026-02-28T00:00:00</meta:user-defined>
    <meta:user-defined meta:name="Producer" meta:value-type="string">LibreOffice 7.6</meta:user-defined>
    <meta:template xlink:type="simple" xlink:actuate="onRequest" xlink:title="Normal" xlink:href=""/>
  </office:meta>
</office:document-meta>
</file>